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ath not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uency calculation, eq. Temp</text:p>
          </table:table-cell>
          <table:table-cell table:number-columns-repeated="3"/>
          <table:table-cell office:value-type="string" calcext:value-type="string">
            <text:p>Perfect fifth</text:p>
          </table:table-cell>
          <table:table-cell table:number-columns-repeated="3"/>
          <table:table-cell office:value-type="string" calcext:value-type="string">
            <text:p>Mean quarter</text:p>
          </table:table-cell>
          <table:table-cell/>
        </table:table-row>
        <table:table-row table:style-name="ro1">
          <table:table-cell office:value-type="string" calcext:value-type="string">
            <text:p>2^(Note-A4 / 12) * mastertune</text:p>
          </table:table-cell>
          <table:table-cell table:number-columns-repeated="3"/>
          <table:table-cell office:value-type="string" calcext:value-type="string">
            <text:p>1.5^(Note-A4 / 7) * mastertune</text:p>
          </table:table-cell>
          <table:table-cell table:number-columns-repeated="3"/>
          <table:table-cell office:value-type="string" calcext:value-type="string">
            <text:p>4/3^(Note-A4 / 5) * mastertune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440 * POWER(2;([.B5]-69)/12)" office:value-type="float" office:value="880" calcext:value-type="float">
            <text:p>880</text:p>
          </table:table-cell>
          <table:table-cell table:number-columns-repeated="3"/>
          <table:table-cell table:formula="of:=440 * POWER(1.5;([.F5]-69)/7)" office:value-type="float" office:value="881.705208473386" calcext:value-type="float">
            <text:p>881,705208473386</text:p>
          </table:table-cell>
          <table:table-cell table:number-columns-repeated="3"/>
          <table:table-cell table:formula="of:=440 * POWER(4/3;([.J5]-69)/5)" office:value-type="float" office:value="877.618247104583" calcext:value-type="float">
            <text:p>877,6182471045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&gt;can’t be righ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formula="of:=1.06*1.06*1.06*1.06*1.06" office:value-type="float" office:value="1.3382255776" calcext:value-type="float">
            <text:p>1,3382255776</text:p>
          </table:table-cell>
          <table:table-cell/>
        </table:table-row>
        <table:table-row table:style-name="ro1">
          <table:table-cell table:style-name="ce1" office:value-type="string" calcext:value-type="string">
            <text:p>log calcul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ack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S – 2000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³*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:3/127</text:p>
          </table:table-cell>
          <table:table-cell table:number-columns-repeated="4"/>
          <table:table-cell office:value-type="float" office:value="10.995" calcext:value-type="float">
            <text:p>10,995</text:p>
          </table:table-cell>
          <table:table-cell office:value-type="string" calcext:value-type="string">
            <text:p>exp divisor</text:p>
          </table:table-cell>
          <table:table-cell office:value-type="string" calcext:value-type="string">
            <text:p>so given min and max in xml, we should calculate ed and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n=5, max=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&lt; standard log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&lt;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 (k)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table:formula="of:=POWER(10;3*[.B17]/127)*2" office:value-type="float" office:value="11.4008047357927" calcext:value-type="float">
            <text:p>11,4008047357927</text:p>
          </table:table-cell>
          <table:table-cell office:value-type="string" calcext:value-type="string">
            <text:p>mS</text:p>
          </table:table-cell>
          <table:table-cell table:number-columns-repeated="2"/>
          <table:table-cell table:formula="of:=POWER(2;[.F17]/[.F15])*[.F16]" office:value-type="float" office:value="2999.91283204364" calcext:value-type="float">
            <text:p>2999,9128320436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[.F18]/[.F16]" office:value-type="float" office:value="2999.91283204364" calcext:value-type="float">
            <text:p>2999,91283204364</text:p>
          </table:table-cell>
          <table:table-cell/>
          <table:table-cell table:formula="of:=LOG([.H18]/[.H17];2)" office:value-type="float" office:value="11.5507467853832" calcext:value-type="float">
            <text:p>11,5507467853832</text:p>
          </table:table-cell>
          <table:table-cell office:value-type="string" calcext:value-type="string">
            <text:p>Exp-steps</text:p>
          </table:table-cell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&lt; stupid ai</text:p>
          </table:table-cell>
          <table:table-cell/>
          <table:table-cell table:formula="of:=LOG([.F20];2)*[.F15]" office:value-type="float" office:value="127" calcext:value-type="float">
            <text:p>127</text:p>
          </table:table-cell>
          <table:table-cell office:value-type="string" calcext:value-type="string">
            <text:p>CC</text:p>
          </table:table-cell>
          <table:table-cell table:formula="of:=127/[.H20]" office:value-type="float" office:value="10.9949600973602" calcext:value-type="float">
            <text:p>10,9949600973602</text:p>
          </table:table-cell>
          <table:table-cell office:value-type="string" calcext:value-type="string">
            <text:p>ed</text:p>
          </table:table-cell>
          <table:table-cell table:formula="of:=POWER(2;127/[.H21])*[.H17]" office:value-type="float" office:value="3000" calcext:value-type="float">
            <text:p>3000</text:p>
          </table:table-cell>
        </table:table-row>
        <table:table-row table:style-name="ro1">
          <table:table-cell/>
          <table:table-cell table:formula="of:=2*POWER(1000;[.B21]/127)" office:value-type="float" office:value="1366.70777465846" calcext:value-type="float">
            <text:p>1366,70777465846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BOVE WORKS </text:p>
          </table:table-cell>
          <table:table-cell/>
          <table:table-cell office:value-type="string" calcext:value-type="string">
            <text:p>Min and max entered in XML, k and ed calculated on pre-compile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+log10</text:p>
          </table:table-cell>
          <table:table-cell/>
          <table:table-cell office:value-type="string" calcext:value-type="string">
            <text:p>&lt; lin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 table:formula="of:=LOG10(2000-127)" office:value-type="float" office:value="3.27253777737524" calcext:value-type="float">
            <text:p>3,27253777737524</text:p>
          </table:table-cell>
          <table:table-cell table:number-columns-repeated="7"/>
        </table:table-row>
        <table:table-row table:style-name="ro1">
          <table:table-cell/>
          <table:table-cell table:formula="of:=[.B25] + POWER(10;[.C25]*[.B25]/127)" office:value-type="float" office:value="38.6769242295707" calcext:value-type="float">
            <text:p>38,6769242295707</text:p>
          </table:table-cell>
          <table:table-cell table:number-columns-repeated="3"/>
          <table:table-cell office:value-type="string" calcext:value-type="string">
            <text:p>what about center-exponential?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6.322" calcext:value-type="float">
            <text:p>6,3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Min=1, max=3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maybe cc=63/64 is a special condition) – then we get even +/- 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o use same as above but with 63 instead of 1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table:formula="of:=ABS([.F30]-64)" office:value-type="float" office:value="8" calcext:value-type="float">
            <text:p>8</text:p>
          </table:table-cell>
          <table:table-cell office:value-type="string" calcext:value-type="string">
            <text:p>CC-center</text:p>
          </table:table-cell>
          <table:table-cell office:value-type="string" calcext:value-type="string">
            <text:p>Cond needed if 63 or 64, then output = 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IF([.F30]&lt;64;-1;1)" office:value-type="float" office:value="1" calcext:value-type="float">
            <text:p>1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Min=5, max=5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(POWER(2;[.F31]/[.F28])*[.F29])*[.F32]" office:value-type="float" office:value="12.0198786808873" calcext:value-type="float">
            <text:p>12,019878680887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in (k)</text:p>
          </table:table-cell>
          <table:table-cell/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LOG([.H34]/[.H33];2)" office:value-type="float" office:value="6.32192809488736" calcext:value-type="float">
            <text:p>6,32192809488736</text:p>
          </table:table-cell>
          <table:table-cell office:value-type="string" calcext:value-type="string">
            <text:p>Exp-steps</text:p>
          </table:table-cell>
          <table:table-cell/>
        </table:table-row>
        <table:table-row table:style-name="ro1">
          <table:table-cell table:number-columns-repeated="7"/>
          <table:table-cell table:formula="of:=63/[.H36]" office:value-type="float" office:value="9.96531422920628" calcext:value-type="float">
            <text:p>9,96531422920628</text:p>
          </table:table-cell>
          <table:table-cell office:value-type="string" calcext:value-type="string">
            <text:p>ed</text:p>
          </table:table-cell>
          <table:table-cell table:formula="of:=POWER(2;63/[.H37])*[.H33]" office:value-type="float" office:value="400" calcext:value-type="float">
            <text:p>400</text:p>
          </table:table-cell>
        </table:table-row>
      </table:table>
      <table:table table:name="curves" table:style-name="ta1">
        <table:shapes>
          <draw:frame draw:z-index="0" draw:style-name="gr1" draw:text-style-name="P1" svg:width="15.997cm" svg:height="9.004cm" svg:x="23.953cm" svg:y="1.461cm">
            <draw:object draw:notify-on-update-of-ranges="curves.C1:curves.C1 curves.C2:curves.C129 curves.D1:curves.D1 curves.D2:curves.D129 curves.E1:curves.E1 curves.E2:curves.E129 curves.F1:curves.F1 curves.F2:curves.F129 curves.G1:curves.G1 curves.G2:curves.G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quadrant</text:p>
          </table:table-cell>
          <table:table-cell office:value-type="string" calcext:value-type="string">
            <text:p>Cc-val</text:p>
          </table:table-cell>
          <table:table-cell office:value-type="string" calcext:value-type="string">
            <text:p>lin out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mix lin/log</text:p>
          </table:table-cell>
          <table:table-cell office:value-type="string" calcext:value-type="string">
            <text:p>mix ramp+log</text:p>
          </table:table-cell>
          <table:table-cell office:value-type="string" calcext:value-type="string">
            <text:p>exp2</text:p>
          </table:table-cell>
          <table:table-cell/>
          <table:table-cell office:value-type="string" calcext:value-type="string">
            <text:p>exp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/127*3000" office:value-type="float" office:value="0" calcext:value-type="float">
            <text:p>0</text:p>
          </table:table-cell>
          <table:table-cell table:formula="of:=POWER(2;[.B2]/[.I$2])*[.I$3]-[.I$3]" office:value-type="float" office:value="0" calcext:value-type="float">
            <text:p>0</text:p>
          </table:table-cell>
          <table:table-cell table:formula="of:=([.C2]*(1-[.I$8])+[.D2]*[.I$8])" office:value-type="float" office:value="0" calcext:value-type="float">
            <text:p>0</text:p>
          </table:table-cell>
          <table:table-cell table:formula="of:=[.B2]+POWER(2;[.B2]/[.I$10])-1" office:value-type="float" office:value="0" calcext:value-type="float">
            <text:p>0</text:p>
          </table:table-cell>
          <table:table-cell table:formula="of:=POWER(2;[.B2]/[.I$6])*[.I$7]-[.I$7]" office:value-type="float" office:value="0" calcext:value-type="float">
            <text:p>0</text:p>
          </table:table-cell>
          <table:table-cell/>
          <table:table-cell office:value-type="float" office:value="10.9942" calcext:value-type="float">
            <text:p>10,9942</text:p>
          </table:table-cell>
          <table:table-cell office:value-type="string" calcext:value-type="string">
            <text:p>e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3]/127*3000" office:value-type="float" office:value="23.6220472440945" calcext:value-type="float">
            <text:p>23,6220472440945</text:p>
          </table:table-cell>
          <table:table-cell table:formula="of:=POWER(2;[.B3]/[.I$2])*[.I$3]-[.I$3]" office:value-type="float" office:value="0.0650764949388409" calcext:value-type="float">
            <text:p>0,0650764949388409</text:p>
          </table:table-cell>
          <table:table-cell table:formula="of:=([.C3]*(1-[.I$8])+[.D3]*[.I$8])" office:value-type="float" office:value="1.00735532490507" calcext:value-type="float">
            <text:p>1,00735532490507</text:p>
          </table:table-cell>
          <table:table-cell table:formula="of:=[.B3]+POWER(2;[.B3]/[.I$10])-1" office:value-type="float" office:value="1.06473745924946" calcext:value-type="float">
            <text:p>1,06473745924946</text:p>
          </table:table-cell>
          <table:table-cell table:formula="of:=POWER(2;[.B3]/[.I$6])*[.I$7]-[.I$7]" office:value-type="float" office:value="1.25210732941544" calcext:value-type="float">
            <text:p>1,25210732941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4]/127*3000" office:value-type="float" office:value="47.244094488189" calcext:value-type="float">
            <text:p>47,244094488189</text:p>
          </table:table-cell>
          <table:table-cell table:formula="of:=POWER(2;[.B4]/[.I$2])*[.I$3]-[.I$3]" office:value-type="float" office:value="0.134387940071207" calcext:value-type="float">
            <text:p>0,134387940071207</text:p>
          </table:table-cell>
          <table:table-cell table:formula="of:=([.C4]*(1-[.I$8])+[.D4]*[.I$8])" office:value-type="float" office:value="2.01877620199592" calcext:value-type="float">
            <text:p>2,01877620199592</text:p>
          </table:table-cell>
          <table:table-cell table:formula="of:=[.B4]+POWER(2;[.B4]/[.I$10])-1" office:value-type="float" office:value="2.13366585712899" calcext:value-type="float">
            <text:p>2,13366585712899</text:p>
          </table:table-cell>
          <table:table-cell table:formula="of:=POWER(2;[.B4]/[.I$6])*[.I$7]-[.I$7]" office:value-type="float" office:value="2.54900816638448" calcext:value-type="float">
            <text:p>2,5490081663844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5]/127*3000" office:value-type="float" office:value="70.8661417322835" calcext:value-type="float">
            <text:p>70,8661417322835</text:p>
          </table:table-cell>
          <table:table-cell table:formula="of:=POWER(2;[.B5]/[.I$2])*[.I$3]-[.I$3]" office:value-type="float" office:value="0.208209931111933" calcext:value-type="float">
            <text:p>0,208209931111933</text:p>
          </table:table-cell>
          <table:table-cell table:formula="of:=([.C5]*(1-[.I$8])+[.D5]*[.I$8])" office:value-type="float" office:value="3.0345272031588" calcext:value-type="float">
            <text:p>3,0345272031588</text:p>
          </table:table-cell>
          <table:table-cell table:formula="of:=[.B5]+POWER(2;[.B5]/[.I$10])-1" office:value-type="float" office:value="3.20705650435738" calcext:value-type="float">
            <text:p>3,20705650435738</text:p>
          </table:table-cell>
          <table:table-cell table:formula="of:=POWER(2;[.B5]/[.I$6])*[.I$7]-[.I$7]" office:value-type="float" office:value="3.89230497602478" calcext:value-type="float">
            <text:p>3,89230497602478</text:p>
          </table:table-cell>
          <table:table-cell/>
          <table:table-cell office:value-type="string" calcext:value-type="string">
            <text:p>exp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6]/127*3000" office:value-type="float" office:value="94.488188976378" calcext:value-type="float">
            <text:p>94,488188976378</text:p>
          </table:table-cell>
          <table:table-cell table:formula="of:=POWER(2;[.B6]/[.I$2])*[.I$3]-[.I$3]" office:value-type="float" office:value="0.286835998578996" calcext:value-type="float">
            <text:p>0,286835998578996</text:p>
          </table:table-cell>
          <table:table-cell table:formula="of:=([.C6]*(1-[.I$8])+[.D6]*[.I$8])" office:value-type="float" office:value="4.05489011769096" calcext:value-type="float">
            <text:p>4,05489011769096</text:p>
          </table:table-cell>
          <table:table-cell table:formula="of:=[.B6]+POWER(2;[.B6]/[.I$10])-1" office:value-type="float" office:value="4.28519827562" calcext:value-type="float">
            <text:p>4,28519827562</text:p>
          </table:table-cell>
          <table:table-cell table:formula="of:=POWER(2;[.B6]/[.I$6])*[.I$7]-[.I$7]" office:value-type="float" office:value="5.28365755083453" calcext:value-type="float">
            <text:p>5,28365755083453</text:p>
          </table:table-cell>
          <table:table-cell/>
          <table:table-cell office:value-type="float" office:value="19.72" calcext:value-type="float">
            <text:p>19,72</text:p>
          </table:table-cell>
          <table:table-cell office:value-type="string" calcext:value-type="string">
            <text:p>e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7]/127*3000" office:value-type="float" office:value="118.110236220472" calcext:value-type="float">
            <text:p>118,110236220472</text:p>
          </table:table-cell>
          <table:table-cell table:formula="of:=POWER(2;[.B7]/[.I$2])*[.I$3]-[.I$3]" office:value-type="float" office:value="0.37057877492764" calcext:value-type="float">
            <text:p>0,37057877492764</text:p>
          </table:table-cell>
          <table:table-cell table:formula="of:=([.C7]*(1-[.I$8])+[.D7]*[.I$8])" office:value-type="float" office:value="5.08016507274944" calcext:value-type="float">
            <text:p>5,08016507274944</text:p>
          </table:table-cell>
          <table:table-cell table:formula="of:=[.B7]+POWER(2;[.B7]/[.I$10])-1" office:value-type="float" office:value="5.36839874661543" calcext:value-type="float">
            <text:p>5,36839874661543</text:p>
          </table:table-cell>
          <table:table-cell table:formula="of:=POWER(2;[.B7]/[.I$6])*[.I$7]-[.I$7]" office:value-type="float" office:value="6.72478506155057" calcext:value-type="float">
            <text:p>6,724785061550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8]/127*3000" office:value-type="float" office:value="141.732283464567" calcext:value-type="float">
            <text:p>141,732283464567</text:p>
          </table:table-cell>
          <table:table-cell table:formula="of:=POWER(2;[.B8]/[.I$2])*[.I$3]-[.I$3]" office:value-type="float" office:value="0.459771237637502" calcext:value-type="float">
            <text:p>0,459771237637502</text:p>
          </table:table-cell>
          <table:table-cell table:formula="of:=([.C8]*(1-[.I$8])+[.D8]*[.I$8])" office:value-type="float" office:value="6.11067172671468" calcext:value-type="float">
            <text:p>6,11067172671468</text:p>
          </table:table-cell>
          <table:table-cell table:formula="of:=[.B8]+POWER(2;[.B8]/[.I$10])-1" office:value-type="float" office:value="6.45698540471145" calcext:value-type="float">
            <text:p>6,45698540471145</text:p>
          </table:table-cell>
          <table:table-cell table:formula="of:=POWER(2;[.B8]/[.I$6])*[.I$7]-[.I$7]" office:value-type="float" office:value="8.2174681813749" calcext:value-type="float">
            <text:p>8,2174681813749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string" calcext:value-type="string">
            <text:p>mix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9]/127*3000" office:value-type="float" office:value="165.354330708661" calcext:value-type="float">
            <text:p>165,354330708661</text:p>
          </table:table-cell>
          <table:table-cell table:formula="of:=POWER(2;[.B9]/[.I$2])*[.I$3]-[.I$3]" office:value-type="float" office:value="0.554768033195484" calcext:value-type="float">
            <text:p>0,554768033195484</text:p>
          </table:table-cell>
          <table:table-cell table:formula="of:=([.C9]*(1-[.I$8])+[.D9]*[.I$8])" office:value-type="float" office:value="7.14675054021413" calcext:value-type="float">
            <text:p>7,14675054021413</text:p>
          </table:table-cell>
          <table:table-cell table:formula="of:=[.B9]+POWER(2;[.B9]/[.I$10])-1" office:value-type="float" office:value="7.55130693797601" calcext:value-type="float">
            <text:p>7,55130693797601</text:p>
          </table:table-cell>
          <table:table-cell table:formula="of:=POWER(2;[.B9]/[.I$6])*[.I$7]-[.I$7]" office:value-type="float" office:value="9.76355128619427" calcext:value-type="float">
            <text:p>9,76355128619427</text:p>
          </table:table-cell>
          <table:table-cell/>
          <table:table-cell office:value-type="string" calcext:value-type="string">
            <text:p>exp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10]/127*3000" office:value-type="float" office:value="188.976377952756" calcext:value-type="float">
            <text:p>188,976377952756</text:p>
          </table:table-cell>
          <table:table-cell table:formula="of:=POWER(2;[.B10]/[.I$2])*[.I$3]-[.I$3]" office:value-type="float" office:value="0.655946887238802" calcext:value-type="float">
            <text:p>0,655946887238802</text:p>
          </table:table-cell>
          <table:table-cell table:formula="of:=([.C10]*(1-[.I$8])+[.D10]*[.I$8])" office:value-type="float" office:value="8.18876412985949" calcext:value-type="float">
            <text:p>8,18876412985949</text:p>
          </table:table-cell>
          <table:table-cell table:formula="of:=[.B10]+POWER(2;[.B10]/[.I$10])-1" office:value-type="float" office:value="8.65173460765663" calcext:value-type="float">
            <text:p>8,65173460765663</text:p>
          </table:table-cell>
          <table:table-cell table:formula="of:=POWER(2;[.B10]/[.I$6])*[.I$7]-[.I$7]" office:value-type="float" office:value="11.3649447335116" calcext:value-type="float">
            <text:p>11,3649447335116</text:p>
          </table:table-cell>
          <table:table-cell/>
          <table:table-cell office:value-type="float" office:value="11.05" calcext:value-type="float">
            <text:p>11,05</text:p>
          </table:table-cell>
          <table:table-cell office:value-type="string" calcext:value-type="string">
            <text:p>e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11]/127*3000" office:value-type="float" office:value="212.59842519685" calcext:value-type="float">
            <text:p>212,59842519685</text:p>
          </table:table-cell>
          <table:table-cell table:formula="of:=POWER(2;[.B11]/[.I$2])*[.I$3]-[.I$3]" office:value-type="float" office:value="0.763710106465187" calcext:value-type="float">
            <text:p>0,763710106465187</text:p>
          </table:table-cell>
          <table:table-cell table:formula="of:=([.C11]*(1-[.I$8])+[.D11]*[.I$8])" office:value-type="float" office:value="9.2370987100806" calcext:value-type="float">
            <text:p>9,2370987100806</text:p>
          </table:table-cell>
          <table:table-cell table:formula="of:=[.B11]+POWER(2;[.B11]/[.I$10])-1" office:value-type="float" office:value="9.75866370951072" calcext:value-type="float">
            <text:p>9,75866370951072</text:p>
          </table:table-cell>
          <table:table-cell table:formula="of:=POWER(2;[.B11]/[.I$6])*[.I$7]-[.I$7]" office:value-type="float" office:value="13.0236272229051" calcext:value-type="float">
            <text:p>13,02362722290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B12]/127*3000" office:value-type="float" office:value="236.220472440945" calcext:value-type="float">
            <text:p>236,220472440945</text:p>
          </table:table-cell>
          <table:table-cell table:formula="of:=POWER(2;[.B12]/[.I$2])*[.I$3]-[.I$3]" office:value-type="float" office:value="0.878486178282151" calcext:value-type="float">
            <text:p>0,878486178282151</text:p>
          </table:table-cell>
          <table:table-cell table:formula="of:=([.C12]*(1-[.I$8])+[.D12]*[.I$8])" office:value-type="float" office:value="10.2921656287887" calcext:value-type="float">
            <text:p>10,2921656287887</text:p>
          </table:table-cell>
          <table:table-cell table:formula="of:=[.B12]+POWER(2;[.B12]/[.I$10])-1" office:value-type="float" office:value="10.8725151297387" calcext:value-type="float">
            <text:p>10,8725151297387</text:p>
          </table:table-cell>
          <table:table-cell table:formula="of:=POWER(2;[.B12]/[.I$6])*[.I$7]-[.I$7]" office:value-type="float" office:value="14.7416482409312" calcext:value-type="float">
            <text:p>14,741648240931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B13]/127*3000" office:value-type="float" office:value="259.842519685039" calcext:value-type="float">
            <text:p>259,842519685039</text:p>
          </table:table-cell>
          <table:table-cell table:formula="of:=POWER(2;[.B13]/[.I$2])*[.I$3]-[.I$3]" office:value-type="float" office:value="1.00073147455581" calcext:value-type="float">
            <text:p>1,00073147455581</text:p>
          </table:table-cell>
          <table:table-cell table:formula="of:=([.C13]*(1-[.I$8])+[.D13]*[.I$8])" office:value-type="float" office:value="11.3544030029752" calcext:value-type="float">
            <text:p>11,3544030029752</text:p>
          </table:table-cell>
          <table:table-cell table:formula="of:=[.B13]+POWER(2;[.B13]/[.I$10])-1" office:value-type="float" office:value="11.9937370016441" calcext:value-type="float">
            <text:p>11,9937370016441</text:p>
          </table:table-cell>
          <table:table-cell table:formula="of:=POWER(2;[.B13]/[.I$6])*[.I$7]-[.I$7]" office:value-type="float" office:value="16.5211305934934" calcext:value-type="float">
            <text:p>16,521130593493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14]/127*3000" office:value-type="float" office:value="283.464566929134" calcext:value-type="float">
            <text:p>283,464566929134</text:p>
          </table:table-cell>
          <table:table-cell table:formula="of:=POWER(2;[.B14]/[.I$2])*[.I$3]-[.I$3]" office:value-type="float" office:value="1.13093206623372" calcext:value-type="float">
            <text:p>1,13093206623372</text:p>
          </table:table-cell>
          <table:table-cell table:formula="of:=([.C14]*(1-[.I$8])+[.D14]*[.I$8])" office:value-type="float" office:value="12.4242774607497" calcext:value-type="float">
            <text:p>12,4242774607497</text:p>
          </table:table-cell>
          <table:table-cell table:formula="of:=[.B14]+POWER(2;[.B14]/[.I$10])-1" office:value-type="float" office:value="13.1228064695422" calcext:value-type="float">
            <text:p>13,1228064695422</text:p>
          </table:table-cell>
          <table:table-cell table:formula="of:=POWER(2;[.B14]/[.I$6])*[.I$7]-[.I$7]" office:value-type="float" office:value="18.3642730288043" calcext:value-type="float">
            <text:p>18,3642730288043</text:p>
          </table:table-cell>
          <table:table-cell/>
          <table:table-cell table:formula="of:=POWER(2;127/19.72)" office:value-type="float" office:value="86.8324431681543" calcext:value-type="float">
            <text:p>86,832443168154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B15]/127*3000" office:value-type="float" office:value="307.086614173228" calcext:value-type="float">
            <text:p>307,086614173228</text:p>
          </table:table-cell>
          <table:table-cell table:formula="of:=POWER(2;[.B15]/[.I$2])*[.I$3]-[.I$3]" office:value-type="float" office:value="1.269605656057" calcext:value-type="float">
            <text:p>1,269605656057</text:p>
          </table:table-cell>
          <table:table-cell table:formula="of:=([.C15]*(1-[.I$8])+[.D15]*[.I$8])" office:value-type="float" office:value="13.5022859967439" calcext:value-type="float">
            <text:p>13,5022859967439</text:p>
          </table:table-cell>
          <table:table-cell table:formula="of:=[.B15]+POWER(2;[.B15]/[.I$10])-1" office:value-type="float" office:value="14.2602315668587" calcext:value-type="float">
            <text:p>14,2602315668587</text:p>
          </table:table-cell>
          <table:table-cell table:formula="of:=POWER(2;[.B15]/[.I$6])*[.I$7]-[.I$7]" office:value-type="float" office:value="20.2733529541841" calcext:value-type="float">
            <text:p>20,2733529541841</text:p>
          </table:table-cell>
          <table:table-cell/>
          <table:table-cell table:formula="of:=3000/35" office:value-type="float" office:value="85.7142857142857" calcext:value-type="float">
            <text:p>85,714285714285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B16]/127*3000" office:value-type="float" office:value="330.708661417323" calcext:value-type="float">
            <text:p>330,708661417323</text:p>
          </table:table-cell>
          <table:table-cell table:formula="of:=POWER(2;[.B16]/[.I$2])*[.I$3]-[.I$3]" office:value-type="float" office:value="1.41730363704655" calcext:value-type="float">
            <text:p>1,41730363704655</text:p>
          </table:table-cell>
          <table:table-cell table:formula="of:=([.C16]*(1-[.I$8])+[.D16]*[.I$8])" office:value-type="float" office:value="14.5889579482576" calcext:value-type="float">
            <text:p>14,5889579482576</text:p>
          </table:table-cell>
          <table:table-cell table:formula="of:=[.B16]+POWER(2;[.B16]/[.I$10])-1" office:value-type="float" office:value="15.4065532158125" calcext:value-type="float">
            <text:p>15,4065532158125</text:p>
          </table:table-cell>
          <table:table-cell table:formula="of:=POWER(2;[.B16]/[.I$6])*[.I$7]-[.I$7]" office:value-type="float" office:value="22.2507292500499" calcext:value-type="float">
            <text:p>22,2507292500499</text:p>
          </table:table-cell>
          <table:table-cell/>
          <table:table-cell table:formula="of:=127/LOG([.I15];2)" office:value-type="float" office:value="19.7774221859212" calcext:value-type="float">
            <text:p>19,777422185921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B17]/127*3000" office:value-type="float" office:value="354.330708661417" calcext:value-type="float">
            <text:p>354,330708661417</text:p>
          </table:table-cell>
          <table:table-cell table:formula="of:=POWER(2;[.B17]/[.I$2])*[.I$3]-[.I$3]" office:value-type="float" office:value="1.57461328494846" calcext:value-type="float">
            <text:p>1,57461328494846</text:p>
          </table:table-cell>
          <table:table-cell table:formula="of:=([.C17]*(1-[.I$8])+[.D17]*[.I$8])" office:value-type="float" office:value="15.6848571000072" calcext:value-type="float">
            <text:p>15,6848571000072</text:p>
          </table:table-cell>
          <table:table-cell table:formula="of:=[.B17]+POWER(2;[.B17]/[.I$10])-1" office:value-type="float" office:value="16.5623473565528" calcext:value-type="float">
            <text:p>16,5623473565528</text:p>
          </table:table-cell>
          <table:table-cell table:formula="of:=POWER(2;[.B17]/[.I$6])*[.I$7]-[.I$7]" office:value-type="float" office:value="24.2988451845746" calcext:value-type="float">
            <text:p>24,298845184574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B18]/127*3000" office:value-type="float" office:value="377.952755905512" calcext:value-type="float">
            <text:p>377,952755905512</text:p>
          </table:table-cell>
          <table:table-cell table:formula="of:=POWER(2;[.B18]/[.I$2])*[.I$3]-[.I$3]" office:value-type="float" office:value="1.74216009335588" calcext:value-type="float">
            <text:p>1,74216009335588</text:p>
          </table:table-cell>
          <table:table-cell table:formula="of:=([.C18]*(1-[.I$8])+[.D18]*[.I$8])" office:value-type="float" office:value="16.7905839258421" calcext:value-type="float">
            <text:p>16,7905839258421</text:p>
          </table:table-cell>
          <table:table-cell table:formula="of:=[.B18]+POWER(2;[.B18]/[.I$10])-1" office:value-type="float" office:value="17.7282272141306" calcext:value-type="float">
            <text:p>17,7282272141306</text:p>
          </table:table-cell>
          <table:table-cell table:formula="of:=POWER(2;[.B18]/[.I$6])*[.I$7]-[.I$7]" office:value-type="float" office:value="26.4202314326168" calcext:value-type="float">
            <text:p>26,420231432616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[.B19]/127*3000" office:value-type="float" office:value="401.574803149606" calcext:value-type="float">
            <text:p>401,574803149606</text:p>
          </table:table-cell>
          <table:table-cell table:formula="of:=POWER(2;[.B19]/[.I$2])*[.I$3]-[.I$3]" office:value-type="float" office:value="1.92061026079264" calcext:value-type="float">
            <text:p>1,92061026079264</text:p>
          </table:table-cell>
          <table:table-cell table:formula="of:=([.C19]*(1-[.I$8])+[.D19]*[.I$8])" office:value-type="float" office:value="17.9067779763452" calcext:value-type="float">
            <text:p>17,9067779763452</text:p>
          </table:table-cell>
          <table:table-cell table:formula="of:=[.B19]+POWER(2;[.B19]/[.I$10])-1" office:value-type="float" office:value="18.9048457122287" calcext:value-type="float">
            <text:p>18,9048457122287</text:p>
          </table:table-cell>
          <table:table-cell table:formula="of:=POWER(2;[.B19]/[.I$6])*[.I$7]-[.I$7]" office:value-type="float" office:value="28.6175092026503" calcext:value-type="float">
            <text:p>28,617509202650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B20]/127*3000" office:value-type="float" office:value="425.196850393701" calcext:value-type="float">
            <text:p>425,196850393701</text:p>
          </table:table-cell>
          <table:table-cell table:formula="of:=POWER(2;[.B20]/[.I$2])*[.I$3]-[.I$3]" office:value-type="float" office:value="2.11067333964744" calcext:value-type="float">
            <text:p>2,11067333964744</text:p>
          </table:table-cell>
          <table:table-cell table:formula="of:=([.C20]*(1-[.I$8])+[.D20]*[.I$8])" office:value-type="float" office:value="19.0341204218096" calcext:value-type="float">
            <text:p>19,0341204218096</text:p>
          </table:table-cell>
          <table:table-cell table:formula="of:=[.B20]+POWER(2;[.B20]/[.I$10])-1" office:value-type="float" office:value="20.09289804315" calcext:value-type="float">
            <text:p>20,09289804315</text:p>
          </table:table-cell>
          <table:table-cell table:formula="of:=POWER(2;[.B20]/[.I$6])*[.I$7]-[.I$7]" office:value-type="float" office:value="30.8933934755587" calcext:value-type="float">
            <text:p>30,89339347555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[.B21]/127*3000" office:value-type="float" office:value="448.818897637795" calcext:value-type="float">
            <text:p>448,818897637795</text:p>
          </table:table-cell>
          <table:table-cell table:formula="of:=POWER(2;[.B21]/[.I$2])*[.I$3]-[.I$3]" office:value-type="float" office:value="2.3131050574914" calcext:value-type="float">
            <text:p>2,3131050574914</text:p>
          </table:table-cell>
          <table:table-cell table:formula="of:=([.C21]*(1-[.I$8])+[.D21]*[.I$8])" office:value-type="float" office:value="20.1733367607036" calcext:value-type="float">
            <text:p>20,1733367607036</text:p>
          </table:table-cell>
          <table:table-cell table:formula="of:=[.B21]+POWER(2;[.B21]/[.I$10])-1" office:value-type="float" office:value="21.2931244041812" calcext:value-type="float">
            <text:p>21,2931244041812</text:p>
          </table:table-cell>
          <table:table-cell table:formula="of:=POWER(2;[.B21]/[.I$6])*[.I$7]-[.I$7]" office:value-type="float" office:value="33.2506963592959" calcext:value-type="float">
            <text:p>33,2506963592959</text:p>
          </table:table-cell>
          <table:table-cell table:number-columns-repeated="11"/>
          <table:table-cell table:style-name="ce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B22]/127*3000" office:value-type="float" office:value="472.44094488189" calcext:value-type="float">
            <text:p>472,44094488189</text:p>
          </table:table-cell>
          <table:table-cell table:formula="of:=POWER(2;[.B22]/[.I$2])*[.I$3]-[.I$3]" office:value-type="float" office:value="2.52871032199708" calcext:value-type="float">
            <text:p>2,52871032199708</text:p>
          </table:table-cell>
          <table:table-cell table:formula="of:=([.C22]*(1-[.I$8])+[.D22]*[.I$8])" office:value-type="float" office:value="21.3251997043928" calcext:value-type="float">
            <text:p>21,3251997043928</text:p>
          </table:table-cell>
          <table:table-cell table:formula="of:=[.B22]+POWER(2;[.B22]/[.I$10])-1" office:value-type="float" office:value="22.5063129111002" calcext:value-type="float">
            <text:p>22,5063129111002</text:p>
          </table:table-cell>
          <table:table-cell table:formula="of:=POWER(2;[.B22]/[.I$6])*[.I$7]-[.I$7]" office:value-type="float" office:value="35.6923305635582" calcext:value-type="float">
            <text:p>35,692330563558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[.B23]/127*3000" office:value-type="float" office:value="496.062992125984" calcext:value-type="float">
            <text:p>496,062992125984</text:p>
          </table:table-cell>
          <table:table-cell table:formula="of:=POWER(2;[.B23]/[.I$2])*[.I$3]-[.I$3]" office:value-type="float" office:value="2.75834642140716" calcext:value-type="float">
            <text:p>2,75834642140716</text:p>
          </table:table-cell>
          <table:table-cell table:formula="of:=([.C23]*(1-[.I$8])+[.D23]*[.I$8])" office:value-type="float" office:value="22.4905322495903" calcext:value-type="float">
            <text:p>22,4905322495903</text:p>
          </table:table-cell>
          <table:table-cell table:formula="of:=[.B23]+POWER(2;[.B23]/[.I$10])-1" office:value-type="float" office:value="23.7333027002984" calcext:value-type="float">
            <text:p>23,7333027002984</text:p>
          </table:table-cell>
          <table:table-cell table:formula="of:=POWER(2;[.B23]/[.I$6])*[.I$7]-[.I$7]" office:value-type="float" office:value="38.2213129987608" calcext:value-type="float">
            <text:p>38,221312998760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formula="of:=[.B24]/127*3000" office:value-type="float" office:value="519.685039370079" calcext:value-type="float">
            <text:p>519,685039370079</text:p>
          </table:table-cell>
          <table:table-cell table:formula="of:=POWER(2;[.B24]/[.I$2])*[.I$3]-[.I$3]" office:value-type="float" office:value="3.00292643327828" calcext:value-type="float">
            <text:p>3,00292643327828</text:p>
          </table:table-cell>
          <table:table-cell table:formula="of:=([.C24]*(1-[.I$8])+[.D24]*[.I$8])" office:value-type="float" office:value="23.6702109507503" calcext:value-type="float">
            <text:p>23,6702109507503</text:p>
          </table:table-cell>
          <table:table-cell table:formula="of:=[.B24]+POWER(2;[.B24]/[.I$10])-1" office:value-type="float" office:value="24.9749872317249" calcext:value-type="float">
            <text:p>24,9749872317249</text:p>
          </table:table-cell>
          <table:table-cell table:formula="of:=POWER(2;[.B24]/[.I$6])*[.I$7]-[.I$7]" office:value-type="float" office:value="40.8407685037657" calcext:value-type="float">
            <text:p>40,840768503765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formula="of:=[.B25]/127*3000" office:value-type="float" office:value="543.307086614173" calcext:value-type="float">
            <text:p>543,307086614173</text:p>
          </table:table-cell>
          <table:table-cell table:formula="of:=POWER(2;[.B25]/[.I$2])*[.I$3]-[.I$3]" office:value-type="float" office:value="3.26342285505406" calcext:value-type="float">
            <text:p>3,26342285505406</text:p>
          </table:table-cell>
          <table:table-cell table:formula="of:=([.C25]*(1-[.I$8])+[.D25]*[.I$8])" office:value-type="float" office:value="24.8651694054189" calcext:value-type="float">
            <text:p>24,8651694054189</text:p>
          </table:table-cell>
          <table:table-cell table:formula="of:=[.B25]+POWER(2;[.B25]/[.I$10])-1" office:value-type="float" office:value="26.2323178056558" calcext:value-type="float">
            <text:p>26,2323178056558</text:p>
          </table:table-cell>
          <table:table-cell table:formula="of:=POWER(2;[.B25]/[.I$6])*[.I$7]-[.I$7]" office:value-type="float" office:value="43.5539337069676" calcext:value-type="float">
            <text:p>43,553933706967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formula="of:=[.B26]/127*3000" office:value-type="float" office:value="566.929133858268" calcext:value-type="float">
            <text:p>566,929133858268</text:p>
          </table:table-cell>
          <table:table-cell table:formula="of:=POWER(2;[.B26]/[.I$2])*[.I$3]-[.I$3]" office:value-type="float" office:value="3.54087147090313" calcext:value-type="float">
            <text:p>3,54087147090313</text:p>
          </table:table-cell>
          <table:table-cell table:formula="of:=([.C26]*(1-[.I$8])+[.D26]*[.I$8])" office:value-type="float" office:value="26.0764019663977" calcext:value-type="float">
            <text:p>26,0764019663977</text:p>
          </table:table-cell>
          <table:table-cell table:formula="of:=[.B26]+POWER(2;[.B26]/[.I$10])-1" office:value-type="float" office:value="27.5063073071302" calcext:value-type="float">
            <text:p>27,5063073071302</text:p>
          </table:table-cell>
          <table:table-cell table:formula="of:=POWER(2;[.B26]/[.I$6])*[.I$7]-[.I$7]" office:value-type="float" office:value="46.3641610255078" calcext:value-type="float">
            <text:p>46,3641610255078</text:p>
          </table:table-cell>
          <table:table-cell table:number-columns-repeated="2"/>
          <table:table-cell table:style-name="ce4" office:value-type="string" calcext:value-type="string">
            <text:p>min, max and k needs to be provided.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[.B27]/127*3000" office:value-type="float" office:value="590.551181102362" calcext:value-type="float">
            <text:p>590,551181102362</text:p>
          </table:table-cell>
          <table:table-cell table:formula="of:=POWER(2;[.B27]/[.I$2])*[.I$3]-[.I$3]" office:value-type="float" office:value="3.83637547019728" calcext:value-type="float">
            <text:p>3,83637547019728</text:p>
          </table:table-cell>
          <table:table-cell table:formula="of:=([.C27]*(1-[.I$8])+[.D27]*[.I$8])" office:value-type="float" office:value="27.3049676954839" calcext:value-type="float">
            <text:p>27,3049676954839</text:p>
          </table:table-cell>
          <table:table-cell table:formula="of:=[.B27]+POWER(2;[.B27]/[.I$10])-1" office:value-type="float" office:value="28.798034192791" calcext:value-type="float">
            <text:p>28,798034192791</text:p>
          </table:table-cell>
          <table:table-cell table:formula="of:=POWER(2;[.B27]/[.I$6])*[.I$7]-[.I$7]" office:value-type="float" office:value="49.2749228075586" calcext:value-type="float">
            <text:p>49,2749228075586</text:p>
          </table:table-cell>
          <table:table-cell table:number-columns-repeated="2"/>
          <table:table-cell table:style-name="ce4" table:number-columns-repeated="4"/>
          <table:table-cell table:number-columns-repeated="6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formula="of:=[.B28]/127*3000" office:value-type="float" office:value="614.173228346457" calcext:value-type="float">
            <text:p>614,173228346457</text:p>
          </table:table-cell>
          <table:table-cell table:formula="of:=POWER(2;[.B28]/[.I$2])*[.I$3]-[.I$3]" office:value-type="float" office:value="4.15110983400591" calcext:value-type="float">
            <text:p>4,15110983400591</text:p>
          </table:table-cell>
          <table:table-cell table:formula="of:=([.C28]*(1-[.I$8])+[.D28]*[.I$8])" office:value-type="float" office:value="28.551994574504" calcext:value-type="float">
            <text:p>28,551994574504</text:p>
          </table:table-cell>
          <table:table-cell table:formula="of:=[.B28]+POWER(2;[.B28]/[.I$10])-1" office:value-type="float" office:value="30.1086467358244" calcext:value-type="float">
            <text:p>30,1086467358244</text:p>
          </table:table-cell>
          <table:table-cell table:formula="of:=POWER(2;[.B28]/[.I$6])*[.I$7]-[.I$7]" office:value-type="float" office:value="52.2898156227947" calcext:value-type="float">
            <text:p>52,2898156227947</text:p>
          </table:table-cell>
          <table:table-cell table:number-columns-repeated="2"/>
          <table:table-cell table:style-name="ce4" office:value-type="string" calcext:value-type="string">
            <text:p>CC=&gt;val</text:p>
          </table:table-cell>
          <table:table-cell table:style-name="ce4" office:value-type="string" calcext:value-type="string">
            <text:p>2^(CC*ed127)*k-k+min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[.B29]/127*3000" office:value-type="float" office:value="637.795275590551" calcext:value-type="float">
            <text:p>637,795275590551</text:p>
          </table:table-cell>
          <table:table-cell table:formula="of:=POWER(2;[.B29]/[.I$2])*[.I$3]-[.I$3]" office:value-type="float" office:value="4.48632600704801" calcext:value-type="float">
            <text:p>4,48632600704801</text:p>
          </table:table-cell>
          <table:table-cell table:formula="of:=([.C29]*(1-[.I$8])+[.D29]*[.I$8])" office:value-type="float" office:value="29.8186839903882" calcext:value-type="float">
            <text:p>29,8186839903882</text:p>
          </table:table-cell>
          <table:table-cell table:formula="of:=[.B29]+POWER(2;[.B29]/[.I$10])-1" office:value-type="float" office:value="31.4393675457047" calcext:value-type="float">
            <text:p>31,4393675457047</text:p>
          </table:table-cell>
          <table:table-cell table:formula="of:=POWER(2;[.B29]/[.I$6])*[.I$7]-[.I$7]" office:value-type="float" office:value="55.4125647063554" calcext:value-type="float">
            <text:p>55,4125647063554</text:p>
          </table:table-cell>
          <table:table-cell table:number-columns-repeated="2"/>
          <table:table-cell table:style-name="ce4" office:value-type="string" calcext:value-type="string">
            <text:p>val=&gt;CC</text:p>
          </table:table-cell>
          <table:table-cell table:style-name="ce4" office:value-type="string" calcext:value-type="string">
            <text:p>CC/log2(val)/k+k-min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[.B30]/127*3000" office:value-type="float" office:value="661.417322834646" calcext:value-type="float">
            <text:p>661,417322834646</text:p>
          </table:table-cell>
          <table:table-cell table:formula="of:=POWER(2;[.B30]/[.I$2])*[.I$3]-[.I$3]" office:value-type="float" office:value="4.8433568736785" calcext:value-type="float">
            <text:p>4,8433568736785</text:p>
          </table:table-cell>
          <table:table-cell table:formula="of:=([.C30]*(1-[.I$8])+[.D30]*[.I$8])" office:value-type="float" office:value="31.1063155121172" calcext:value-type="float">
            <text:p>31,1063155121172</text:p>
          </table:table-cell>
          <table:table-cell table:formula="of:=[.B30]+POWER(2;[.B30]/[.I$10])-1" office:value-type="float" office:value="32.7914983805375" calcext:value-type="float">
            <text:p>32,7914983805375</text:p>
          </table:table-cell>
          <table:table-cell table:formula="of:=POWER(2;[.B30]/[.I$6])*[.I$7]-[.I$7]" office:value-type="float" office:value="58.6470285617861" calcext:value-type="float">
            <text:p>58,647028561786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[.B31]/127*3000" office:value-type="float" office:value="685.03937007874" calcext:value-type="float">
            <text:p>685,03937007874</text:p>
          </table:table-cell>
          <table:table-cell table:formula="of:=POWER(2;[.B31]/[.I$2])*[.I$3]-[.I$3]" office:value-type="float" office:value="5.22362205769428" calcext:value-type="float">
            <text:p>5,22362205769428</text:p>
          </table:table-cell>
          <table:table-cell table:formula="of:=([.C31]*(1-[.I$8])+[.D31]*[.I$8])" office:value-type="float" office:value="32.4162519785361" calcext:value-type="float">
            <text:p>32,4162519785361</text:p>
          </table:table-cell>
          <table:table-cell table:formula="of:=[.B31]+POWER(2;[.B31]/[.I$10])-1" office:value-type="float" office:value="34.1664252709409" calcext:value-type="float">
            <text:p>34,1664252709409</text:p>
          </table:table-cell>
          <table:table-cell table:formula="of:=POWER(2;[.B31]/[.I$6])*[.I$7]-[.I$7]" office:value-type="float" office:value="61.9972037286487" calcext:value-type="float">
            <text:p>61,9972037286487</text:p>
          </table:table-cell>
          <table:table-cell table:number-columns-repeated="2"/>
          <table:table-cell table:style-name="ce4" office:value-type="string" calcext:value-type="string">
            <text:p>XML</text:p>
          </table:table-cell>
          <table:table-cell table:style-name="ce4"/>
          <table:table-cell table:style-name="ce4" office:value-type="string" calcext:value-type="string">
            <text:p>Cal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[.B32]/127*3000" office:value-type="float" office:value="708.661417322835" calcext:value-type="float">
            <text:p>708,661417322835</text:p>
          </table:table-cell>
          <table:table-cell table:formula="of:=POWER(2;[.B32]/[.I$2])*[.I$3]-[.I$3]" office:value-type="float" office:value="5.62863356703308" calcext:value-type="float">
            <text:p>5,62863356703308</text:p>
          </table:table-cell>
          <table:table-cell table:formula="of:=([.C32]*(1-[.I$8])+[.D32]*[.I$8])" office:value-type="float" office:value="33.7499449172652" calcext:value-type="float">
            <text:p>33,7499449172652</text:p>
          </table:table-cell>
          <table:table-cell table:formula="of:=[.B32]+POWER(2;[.B32]/[.I$10])-1" office:value-type="float" office:value="35.5656239756332" calcext:value-type="float">
            <text:p>35,5656239756332</text:p>
          </table:table-cell>
          <table:table-cell table:formula="of:=POWER(2;[.B32]/[.I$6])*[.I$7]-[.I$7]" office:value-type="float" office:value="65.4672297206899" calcext:value-type="float">
            <text:p>65,467229720689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</text:p>
          </table:table-cell>
          <table:table-cell table:style-name="ce4" table:formula="of:=LOG(([.J33]+[.J34]-[.J32])/[.J34];2)/127" office:value-type="float" office:value="0.0166485592515906" calcext:value-type="float">
            <text:p>0,0166485592515906</text:p>
          </table:table-cell>
          <table:table-cell table:style-name="ce4" office:value-type="string" calcext:value-type="string">
            <text:p>ed127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POWER(2;[.L$32]*[.N32])*[.J$34]-[.J$34]+[.J$32]" office:value-type="float" office:value="1" calcext:value-type="float">
            <text:p>1</text:p>
          </table:table-cell>
          <table:table-cell table:style-name="ce4" table:formula="of:=LOG(([.O32]+[.J$34]-[.J$32])/[.J$34];2)/[.L$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formula="of:=[.B33]/127*3000" office:value-type="float" office:value="732.283464566929" calcext:value-type="float">
            <text:p>732,283464566929</text:p>
          </table:table-cell>
          <table:table-cell table:formula="of:=POWER(2;[.B33]/[.I$2])*[.I$3]-[.I$3]" office:value-type="float" office:value="6.06000180580954" calcext:value-type="float">
            <text:p>6,06000180580954</text:p>
          </table:table-cell>
          <table:table-cell table:formula="of:=([.C33]*(1-[.I$8])+[.D33]*[.I$8])" office:value-type="float" office:value="35.1089403162544" calcext:value-type="float">
            <text:p>35,1089403162544</text:p>
          </table:table-cell>
          <table:table-cell table:formula="of:=[.B33]+POWER(2;[.B33]/[.I$10])-1" office:value-type="float" office:value="36.990665790203" calcext:value-type="float">
            <text:p>36,990665790203</text:p>
          </table:table-cell>
          <table:table-cell table:formula="of:=POWER(2;[.B33]/[.I$6])*[.I$7]-[.I$7]" office:value-type="float" office:value="69.0613941406711" calcext:value-type="float">
            <text:p>69,0613941406711</text:p>
          </table:table-cell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max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5" table:formula="of:=POWER(2;[.L$32]*[.N33])*[.J$34]-[.J$34]+[.J$32]" office:value-type="float" office:value="4.48202303232847" calcext:value-type="float">
            <text:p>4,48202303232847</text:p>
          </table:table-cell>
          <table:table-cell table:style-name="ce4" table:formula="of:=LOG(([.O33]+[.J$34]-[.J$32])/[.J$34];2)/[.L$32]" office:value-type="float" office:value="0.999999999999995" calcext:value-type="float">
            <text:p>0,99999999999999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formula="of:=[.B34]/127*3000" office:value-type="float" office:value="755.905511811024" calcext:value-type="float">
            <text:p>755,905511811024</text:p>
          </table:table-cell>
          <table:table-cell table:formula="of:=POWER(2;[.B34]/[.I$2])*[.I$3]-[.I$3]" office:value-type="float" office:value="6.51944197759351" calcext:value-type="float">
            <text:p>6,51944197759351</text:p>
          </table:table-cell>
          <table:table-cell table:formula="of:=([.C34]*(1-[.I$8])+[.D34]*[.I$8])" office:value-type="float" office:value="36.4948847709307" calcext:value-type="float">
            <text:p>36,4948847709307</text:p>
          </table:table-cell>
          <table:table-cell table:formula="of:=[.B34]+POWER(2;[.B34]/[.I$10])-1" office:value-type="float" office:value="38.4432237319229" calcext:value-type="float">
            <text:p>38,4432237319229</text:p>
          </table:table-cell>
          <table:table-cell table:formula="of:=POWER(2;[.B34]/[.I$6])*[.I$7]-[.I$7]" office:value-type="float" office:value="72.7841379781775" calcext:value-type="float">
            <text:p>72,7841379781775</text:p>
          </table:table-cell>
          <table:table-cell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k (def:100)</text:p>
          </table:table-cell>
          <table:table-cell table:style-name="ce4" table:number-columns-repeated="2"/>
          <table:table-cell table:style-name="ce4" office:value-type="float" office:value="64" calcext:value-type="float">
            <text:p>64</text:p>
          </table:table-cell>
          <table:table-cell table:style-name="ce5" table:formula="of:=POWER(2;[.L$32]*[.N34])*[.J$34]-[.J$34]+[.J$32]" office:value-type="float" office:value="328.871919995627" calcext:value-type="float">
            <text:p>328,871919995627</text:p>
          </table:table-cell>
          <table:table-cell table:style-name="ce4" table:formula="of:=LOG(([.O34]+[.J$34]-[.J$32])/[.J$34];2)/[.L$32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[.B35]/127*3000" office:value-type="float" office:value="779.527559055118" calcext:value-type="float">
            <text:p>779,527559055118</text:p>
          </table:table-cell>
          <table:table-cell table:formula="of:=POWER(2;[.B35]/[.I$2])*[.I$3]-[.I$3]" office:value-type="float" office:value="7.00878090539128" calcext:value-type="float">
            <text:p>7,00878090539128</text:p>
          </table:table-cell>
          <table:table-cell table:formula="of:=([.C35]*(1-[.I$8])+[.D35]*[.I$8])" office:value-type="float" office:value="37.9095320313804" calcext:value-type="float">
            <text:p>37,9095320313804</text:p>
          </table:table-cell>
          <table:table-cell table:formula="of:=[.B35]+POWER(2;[.B35]/[.I$10])-1" office:value-type="float" office:value="39.9250791249528" calcext:value-type="float">
            <text:p>39,9250791249528</text:p>
          </table:table-cell>
          <table:table-cell table:formula="of:=POWER(2;[.B35]/[.I$6])*[.I$7]-[.I$7]" office:value-type="float" office:value="76.6400610969547" calcext:value-type="float">
            <text:p>76,6400610969547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7" calcext:value-type="float">
            <text:p>127</text:p>
          </table:table-cell>
          <table:table-cell table:style-name="ce5" table:formula="of:=POWER(2;[.L$32]*[.N35])*[.J$34]-[.J$34]+[.J$32]" office:value-type="float" office:value="1000" calcext:value-type="float">
            <text:p>1000</text:p>
          </table:table-cell>
          <table:table-cell table:style-name="ce4" table:formula="of:=LOG(([.O35]+[.J$34]-[.J$32])/[.J$34];2)/[.L$32]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formula="of:=[.B36]/127*3000" office:value-type="float" office:value="803.149606299213" calcext:value-type="float">
            <text:p>803,149606299213</text:p>
          </table:table-cell>
          <table:table-cell table:formula="of:=POWER(2;[.B36]/[.I$2])*[.I$3]-[.I$3]" office:value-type="float" office:value="7.52996429544726" calcext:value-type="float">
            <text:p>7,52996429544726</text:p>
          </table:table-cell>
          <table:table-cell table:formula="of:=([.C36]*(1-[.I$8])+[.D36]*[.I$8])" office:value-type="float" office:value="39.3547499755979" calcext:value-type="float">
            <text:p>39,3547499755979</text:p>
          </table:table-cell>
          <table:table-cell table:formula="of:=[.B36]+POWER(2;[.B36]/[.I$10])-1" office:value-type="float" office:value="41.4381286118532" calcext:value-type="float">
            <text:p>41,4381286118532</text:p>
          </table:table-cell>
          <table:table-cell table:formula="of:=POWER(2;[.B36]/[.I$6])*[.I$7]-[.I$7]" office:value-type="float" office:value="80.6339279185514" calcext:value-type="float">
            <text:p>80,633927918551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formula="of:=[.B37]/127*3000" office:value-type="float" office:value="826.771653543307" calcext:value-type="float">
            <text:p>826,771653543307</text:p>
          </table:table-cell>
          <table:table-cell table:formula="of:=POWER(2;[.B37]/[.I$2])*[.I$3]-[.I$3]" office:value-type="float" office:value="8.08506447374843" calcext:value-type="float">
            <text:p>8,08506447374843</text:p>
          </table:table-cell>
          <table:table-cell table:formula="of:=([.C37]*(1-[.I$8])+[.D37]*[.I$8])" office:value-type="float" office:value="40.8325280365308" calcext:value-type="float">
            <text:p>40,8325280365308</text:p>
          </table:table-cell>
          <table:table-cell table:formula="of:=[.B37]+POWER(2;[.B37]/[.I$10])-1" office:value-type="float" office:value="42.9843916190047" calcext:value-type="float">
            <text:p>42,9843916190047</text:p>
          </table:table-cell>
          <table:table-cell table:formula="of:=POWER(2;[.B37]/[.I$6])*[.I$7]-[.I$7]" office:value-type="float" office:value="84.7706733092918" calcext:value-type="float">
            <text:p>84,7706733092918</text:p>
          </table:table-cell>
          <table:table-cell table:number-columns-repeated="2"/>
          <table:table-cell table:style-name="ce4" office:value-type="string" calcext:value-type="string">
            <text:p>centerLog (detune)</text:p>
          </table:table-cell>
          <table:table-cell table:style-name="ce4" table:number-columns-repeated="6"/>
          <table:table-cell table:number-columns-repeated="3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formula="of:=[.B38]/127*3000" office:value-type="float" office:value="850.393700787402" calcext:value-type="float">
            <text:p>850,393700787402</text:p>
          </table:table-cell>
          <table:table-cell table:formula="of:=POWER(2;[.B38]/[.I$2])*[.I$3]-[.I$3]" office:value-type="float" office:value="8.67628862599336" calcext:value-type="float">
            <text:p>8,67628862599336</text:p>
          </table:table-cell>
          <table:table-cell table:formula="of:=([.C38]*(1-[.I$8])+[.D38]*[.I$8])" office:value-type="float" office:value="42.3449851124497" calcext:value-type="float">
            <text:p>42,3449851124497</text:p>
          </table:table-cell>
          <table:table-cell table:formula="of:=[.B38]+POWER(2;[.B38]/[.I$10])-1" office:value-type="float" office:value="44.5660183053212" calcext:value-type="float">
            <text:p>44,5660183053212</text:p>
          </table:table-cell>
          <table:table-cell table:formula="of:=POWER(2;[.B38]/[.I$6])*[.I$7]-[.I$7]" office:value-type="float" office:value="89.0554086778514" calcext:value-type="float">
            <text:p>89,0554086778514</text:p>
          </table:table-cell>
          <table:table-cell table:number-columns-repeated="2"/>
          <table:table-cell table:style-name="ce4" office:value-type="string" calcext:value-type="string">
            <text:p>XML</text:p>
          </table:table-cell>
          <table:table-cell table:style-name="ce4"/>
          <table:table-cell table:style-name="ce4" office:value-type="string" calcext:value-type="string">
            <text:p>Calc</text:p>
          </table:table-cell>
          <table: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CC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formula="of:=[.B39]/127*3000" office:value-type="float" office:value="874.015748031496" calcext:value-type="float">
            <text:p>874,015748031496</text:p>
          </table:table-cell>
          <table:table-cell table:formula="of:=POWER(2;[.B39]/[.I$2])*[.I$3]-[.I$3]" office:value-type="float" office:value="9.30598757378959" calcext:value-type="float">
            <text:p>9,30598757378959</text:p>
          </table:table-cell>
          <table:table-cell table:formula="of:=([.C39]*(1-[.I$8])+[.D39]*[.I$8])" office:value-type="float" office:value="43.8943779920979" calcext:value-type="float">
            <text:p>43,8943779920979</text:p>
          </table:table-cell>
          <table:table-cell table:formula="of:=[.B39]+POWER(2;[.B39]/[.I$10])-1" office:value-type="float" office:value="46.1852980255415" calcext:value-type="float">
            <text:p>46,1852980255415</text:p>
          </table:table-cell>
          <table:table-cell table:formula="of:=POWER(2;[.B39]/[.I$6])*[.I$7]-[.I$7]" office:value-type="float" office:value="93.4934282909704" calcext:value-type="float">
            <text:p>93,4934282909704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in</text:p>
          </table:table-cell>
          <table:table-cell table:style-name="ce4" table:formula="of:=LOG(([.J40]+[.J41]-[.J39])/[.J41];2)/63" office:value-type="float" office:value="0.0317460317460317" calcext:value-type="float">
            <text:p>0,0317460317460317</text:p>
          </table:table-cell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5" table:formula="of:=POWER(2;[.L$39]*([.N39]-64))*[.J$41]-[.J$41]+[.J$39]" office:value-type="float" office:value="0" calcext:value-type="float">
            <text:p>0</text:p>
          </table:table-cell>
          <table:table-cell table:style-name="ce4" table:formula="of:=LOG(([.O39]+[.J$41]-[.J$39])/[.J$41];2)/[.L$39]+64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formula="of:=[.B40]/127*3000" office:value-type="float" office:value="897.637795275591" calcext:value-type="float">
            <text:p>897,637795275591</text:p>
          </table:table-cell>
          <table:table-cell table:formula="of:=POWER(2;[.B40]/[.I$2])*[.I$3]-[.I$3]" office:value-type="float" office:value="9.97666512197506" calcext:value-type="float">
            <text:p>9,97666512197506</text:p>
          </table:table-cell>
          <table:table-cell table:formula="of:=([.C40]*(1-[.I$8])+[.D40]*[.I$8])" office:value-type="float" office:value="45.4831103281197" calcext:value-type="float">
            <text:p>45,4831103281197</text:p>
          </table:table-cell>
          <table:table-cell table:formula="of:=[.B40]+POWER(2;[.B40]/[.I$10])-1" office:value-type="float" office:value="47.8446683414135" calcext:value-type="float">
            <text:p>47,8446683414135</text:p>
          </table:table-cell>
          <table:table-cell table:formula="of:=POWER(2;[.B40]/[.I$6])*[.I$7]-[.I$7]" office:value-type="float" office:value="98.0902158151088" calcext:value-type="float">
            <text:p>98,0902158151088</text:p>
          </table:table-cell>
          <table:table-cell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(above / 63)</text:p>
          </table:table-cell>
          <table:table-cell table:style-name="ce4"/>
          <table:table-cell table:style-name="ce4" table:formula="of:=[.N39]+16" office:value-type="float" office:value="80" calcext:value-type="float">
            <text:p>80</text:p>
          </table:table-cell>
          <table:table-cell table:style-name="ce5" table:formula="of:=POWER(2;[.L$39]*([.N40]-64))*[.J$41]-[.J$41]+[.J$39]" office:value-type="float" office:value="42.2014827269319" calcext:value-type="float">
            <text:p>42,2014827269319</text:p>
          </table:table-cell>
          <table:table-cell table:style-name="ce4" table:formula="of:=LOG(([.O40]+[.J$41]-[.J$39])/[.J$41];2)/[.L$39]+64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formula="of:=[.B41]/127*3000" office:value-type="float" office:value="921.259842519685" calcext:value-type="float">
            <text:p>921,259842519685</text:p>
          </table:table-cell>
          <table:table-cell table:formula="of:=POWER(2;[.B41]/[.I$2])*[.I$3]-[.I$3]" office:value-type="float" office:value="10.6909880142306" calcext:value-type="float">
            <text:p>10,6909880142306</text:p>
          </table:table-cell>
          <table:table-cell table:formula="of:=([.C41]*(1-[.I$8])+[.D41]*[.I$8])" office:value-type="float" office:value="47.1137421944488" calcext:value-type="float">
            <text:p>47,1137421944488</text:p>
          </table:table-cell>
          <table:table-cell table:formula="of:=[.B41]+POWER(2;[.B41]/[.I$10])-1" office:value-type="float" office:value="49.5467246162397" calcext:value-type="float">
            <text:p>49,5467246162397</text:p>
          </table:table-cell>
          <table:table-cell table:formula="of:=POWER(2;[.B41]/[.I$6])*[.I$7]-[.I$7]" office:value-type="float" office:value="102.851451092125" calcext:value-type="float">
            <text:p>102,851451092125</text:p>
          </table:table-cell>
          <table:table-cell table:number-columns-repeated="2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k (def:100)</text:p>
          </table:table-cell>
          <table:table-cell table:style-name="ce4" table:number-columns-repeated="2"/>
          <table:table-cell table:style-name="ce4" table:formula="of:=[.N40]+16" office:value-type="float" office:value="96" calcext:value-type="float">
            <text:p>96</text:p>
          </table:table-cell>
          <table:table-cell table:style-name="ce5" table:formula="of:=POWER(2;[.L$39]*([.N41]-64))*[.J$41]-[.J$41]+[.J$39]" office:value-type="float" office:value="102.212616897379" calcext:value-type="float">
            <text:p>102,212616897379</text:p>
          </table:table-cell>
          <table:table-cell table:style-name="ce4" table:formula="of:=LOG(([.O41]+[.J$41]-[.J$39])/[.J$41];2)/[.L$39]+64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B42]/127*3000" office:value-type="float" office:value="944.88188976378" calcext:value-type="float">
            <text:p>944,88188976378</text:p>
          </table:table-cell>
          <table:table-cell table:formula="of:=POWER(2;[.B42]/[.I$2])*[.I$3]-[.I$3]" office:value-type="float" office:value="11.4517965365688" calcext:value-type="float">
            <text:p>11,4517965365688</text:p>
          </table:table-cell>
          <table:table-cell table:formula="of:=([.C42]*(1-[.I$8])+[.D42]*[.I$8])" office:value-type="float" office:value="48.7890002656572" calcext:value-type="float">
            <text:p>48,7890002656572</text:p>
          </table:table-cell>
          <table:table-cell table:formula="of:=[.B42]+POWER(2;[.B42]/[.I$10])-1" office:value-type="float" office:value="51.2942302305482" calcext:value-type="float">
            <text:p>51,2942302305482</text:p>
          </table:table-cell>
          <table:table-cell table:formula="of:=POWER(2;[.B42]/[.I$6])*[.I$7]-[.I$7]" office:value-type="float" office:value="107.783017157354" calcext:value-type="float">
            <text:p>107,783017157354</text:p>
          </table:table-cell>
          <table:table-cell table:number-columns-repeated="2"/>
          <table:table-cell table:style-name="ce4" table:number-columns-repeated="4"/>
          <table:table-cell table:style-name="ce4" table:formula="of:=[.N41]+16" office:value-type="float" office:value="112" calcext:value-type="float">
            <text:p>112</text:p>
          </table:table-cell>
          <table:table-cell table:style-name="ce5" table:formula="of:=POWER(2;[.L$39]*([.N42]-64))*[.J$41]-[.J$41]+[.J$39]" office:value-type="float" office:value="187.549339489004" calcext:value-type="float">
            <text:p>187,549339489004</text:p>
          </table:table-cell>
          <table:table-cell table:style-name="ce4" table:formula="of:=LOG(([.O42]+[.J$41]-[.J$39])/[.J$41];2)/[.L$39]+64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formula="of:=[.B43]/127*3000" office:value-type="float" office:value="968.503937007874" calcext:value-type="float">
            <text:p>968,503937007874</text:p>
          </table:table-cell>
          <table:table-cell table:formula="of:=POWER(2;[.B43]/[.I$2])*[.I$3]-[.I$3]" office:value-type="float" office:value="12.2621158108602" calcext:value-type="float">
            <text:p>12,2621158108602</text:p>
          </table:table-cell>
          <table:table-cell table:formula="of:=([.C43]*(1-[.I$8])+[.D43]*[.I$8])" office:value-type="float" office:value="50.5117886587408" calcext:value-type="float">
            <text:p>50,5117886587408</text:p>
          </table:table-cell>
          <table:table-cell table:formula="of:=[.B43]+POWER(2;[.B43]/[.I$10])-1" office:value-type="float" office:value="53.0901274591017" calcext:value-type="float">
            <text:p>53,0901274591017</text:p>
          </table:table-cell>
          <table:table-cell table:formula="of:=POWER(2;[.B43]/[.I$6])*[.I$7]-[.I$7]" office:value-type="float" office:value="112.891007508748" calcext:value-type="float">
            <text:p>112,891007508748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127" calcext:value-type="float">
            <text:p>127</text:p>
          </table:table-cell>
          <table:table-cell table:style-name="ce5" table:formula="of:=POWER(2;[.L$39]*([.N43]-64))*[.J$41]-[.J$41]+[.J$39]" office:value-type="float" office:value="300" calcext:value-type="float">
            <text:p>300</text:p>
          </table:table-cell>
          <table:table-cell table:style-name="ce4" table:formula="of:=LOG(([.O43]+[.J$41]-[.J$39])/[.J$41];2)/[.L$39]+6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formula="of:=[.B44]/127*3000" office:value-type="float" office:value="992.125984251969" calcext:value-type="float">
            <text:p>992,125984251969</text:p>
          </table:table-cell>
          <table:table-cell table:formula="of:=POWER(2;[.B44]/[.I$2])*[.I$3]-[.I$3]" office:value-type="float" office:value="13.125167823304" calcext:value-type="float">
            <text:p>13,125167823304</text:p>
          </table:table-cell>
          <table:table-cell table:formula="of:=([.C44]*(1-[.I$8])+[.D44]*[.I$8])" office:value-type="float" office:value="52.2852004804506" calcext:value-type="float">
            <text:p>52,2852004804506</text:p>
          </table:table-cell>
          <table:table-cell table:formula="of:=[.B44]+POWER(2;[.B44]/[.I$10])-1" office:value-type="float" office:value="54.9375490520555" calcext:value-type="float">
            <text:p>54,9375490520555</text:p>
          </table:table-cell>
          <table:table-cell table:formula="of:=POWER(2;[.B44]/[.I$6])*[.I$7]-[.I$7]" office:value-type="float" office:value="118.181733636071" calcext:value-type="float">
            <text:p>118,18173363607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formula="of:=[.B45]/127*3000" office:value-type="float" office:value="1015.74803149606" calcext:value-type="float">
            <text:p>1015,74803149606</text:p>
          </table:table-cell>
          <table:table-cell table:formula="of:=POWER(2;[.B45]/[.I$2])*[.I$3]-[.I$3]" office:value-type="float" office:value="14.0443842356675" calcext:value-type="float">
            <text:p>14,0443842356675</text:p>
          </table:table-cell>
          <table:table-cell table:formula="of:=([.C45]*(1-[.I$8])+[.D45]*[.I$8])" office:value-type="float" office:value="54.1125301260834" calcext:value-type="float">
            <text:p>54,1125301260834</text:p>
          </table:table-cell>
          <table:table-cell table:formula="of:=[.B45]+POWER(2;[.B45]/[.I$10])-1" office:value-type="float" office:value="56.8398305658503" calcext:value-type="float">
            <text:p>56,8398305658503</text:p>
          </table:table-cell>
          <table:table-cell table:formula="of:=POWER(2;[.B45]/[.I$6])*[.I$7]-[.I$7]" office:value-type="float" office:value="123.661732819451" calcext:value-type="float">
            <text:p>123,66173281945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formula="of:=[.B46]/127*3000" office:value-type="float" office:value="1039.37007874016" calcext:value-type="float">
            <text:p>1039,37007874016</text:p>
          </table:table-cell>
          <table:table-cell table:formula="of:=POWER(2;[.B46]/[.I$2])*[.I$3]-[.I$3]" office:value-type="float" office:value="15.0234200302379" calcext:value-type="float">
            <text:p>15,0234200302379</text:p>
          </table:table-cell>
          <table:table-cell table:formula="of:=([.C46]*(1-[.I$8])+[.D46]*[.I$8])" office:value-type="float" office:value="55.9972863786348" calcext:value-type="float">
            <text:p>55,9972863786348</text:p>
          </table:table-cell>
          <table:table-cell table:formula="of:=[.B46]+POWER(2;[.B46]/[.I$10])-1" office:value-type="float" office:value="58.8005234923758" calcext:value-type="float">
            <text:p>58,8005234923758</text:p>
          </table:table-cell>
          <table:table-cell table:formula="of:=POWER(2;[.B46]/[.I$6])*[.I$7]-[.I$7]" office:value-type="float" office:value="129.337776206908" calcext:value-type="float">
            <text:p>129,33777620690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[.B47]/127*3000" office:value-type="float" office:value="1062.99212598425" calcext:value-type="float">
            <text:p>1062,99212598425</text:p>
          </table:table-cell>
          <table:table-cell table:formula="of:=POWER(2;[.B47]/[.I$2])*[.I$3]-[.I$3]" office:value-type="float" office:value="16.0661680427386" calcext:value-type="float">
            <text:p>16,0661680427386</text:p>
          </table:table-cell>
          <table:table-cell table:formula="of:=([.C47]*(1-[.I$8])+[.D47]*[.I$8])" office:value-type="float" office:value="57.9432063603992" calcext:value-type="float">
            <text:p>57,9432063603992</text:p>
          </table:table-cell>
          <table:table-cell table:formula="of:=[.B47]+POWER(2;[.B47]/[.I$10])-1" office:value-type="float" office:value="60.8234092380836" calcext:value-type="float">
            <text:p>60,8234092380836</text:p>
          </table:table-cell>
          <table:table-cell table:formula="of:=POWER(2;[.B47]/[.I$6])*[.I$7]-[.I$7]" office:value-type="float" office:value="135.216877180865" calcext:value-type="float">
            <text:p>135,21687718086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formula="of:=[.B48]/127*3000" office:value-type="float" office:value="1086.61417322835" calcext:value-type="float">
            <text:p>1086,61417322835</text:p>
          </table:table-cell>
          <table:table-cell table:formula="of:=POWER(2;[.B48]/[.I$2])*[.I$3]-[.I$3]" office:value-type="float" office:value="17.1767744409973" calcext:value-type="float">
            <text:p>17,1767744409973</text:p>
          </table:table-cell>
          <table:table-cell table:formula="of:=([.C48]*(1-[.I$8])+[.D48]*[.I$8])" office:value-type="float" office:value="59.9542703924913" calcext:value-type="float">
            <text:p>59,9542703924913</text:p>
          </table:table-cell>
          <table:table-cell table:formula="of:=[.B48]+POWER(2;[.B48]/[.I$10])-1" office:value-type="float" office:value="62.912514008071" calcext:value-type="float">
            <text:p>62,912514008071</text:p>
          </table:table-cell>
          <table:table-cell table:formula="of:=POWER(2;[.B48]/[.I$6])*[.I$7]-[.I$7]" office:value-type="float" office:value="141.306300023962" calcext:value-type="float">
            <text:p>141,30630002396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formula="of:=[.B49]/127*3000" office:value-type="float" office:value="1110.23622047244" calcext:value-type="float">
            <text:p>1110,23622047244</text:p>
          </table:table-cell>
          <table:table-cell table:formula="of:=POWER(2;[.B49]/[.I$2])*[.I$3]-[.I$3]" office:value-type="float" office:value="18.3596552109113" calcext:value-type="float">
            <text:p>18,3596552109113</text:p>
          </table:table-cell>
          <table:table-cell table:formula="of:=([.C49]*(1-[.I$8])+[.D49]*[.I$8])" office:value-type="float" office:value="62.0347178213726" calcext:value-type="float">
            <text:p>62,0347178213726</text:p>
          </table:table-cell>
          <table:table-cell table:formula="of:=[.B49]+POWER(2;[.B49]/[.I$10])-1" office:value-type="float" office:value="65.0721246537238" calcext:value-type="float">
            <text:p>65,0721246537238</text:p>
          </table:table-cell>
          <table:table-cell table:formula="of:=POWER(2;[.B49]/[.I$6])*[.I$7]-[.I$7]" office:value-type="float" office:value="147.613568894879" calcext:value-type="float">
            <text:p>147,61356889487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[.B50]/127*3000" office:value-type="float" office:value="1133.85826771654" calcext:value-type="float">
            <text:p>1133,85826771654</text:p>
          </table:table-cell>
          <table:table-cell table:formula="of:=POWER(2;[.B50]/[.I$2])*[.I$3]-[.I$3]" office:value-type="float" office:value="19.6195137152619" calcext:value-type="float">
            <text:p>19,6195137152619</text:p>
          </table:table-cell>
          <table:table-cell table:formula="of:=([.C50]*(1-[.I$8])+[.D50]*[.I$8])" office:value-type="float" office:value="64.1890638753129" calcext:value-type="float">
            <text:p>64,1890638753129</text:p>
          </table:table-cell>
          <table:table-cell table:formula="of:=[.B50]+POWER(2;[.B50]/[.I$10])-1" office:value-type="float" office:value="67.3068055462948" calcext:value-type="float">
            <text:p>67,3068055462948</text:p>
          </table:table-cell>
          <table:table-cell table:formula="of:=POWER(2;[.B50]/[.I$6])*[.I$7]-[.I$7]" office:value-type="float" office:value="154.146477125279" calcext:value-type="float">
            <text:p>154,14647712527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formula="of:=[.B51]/127*3000" office:value-type="float" office:value="1157.48031496063" calcext:value-type="float">
            <text:p>1157,48031496063</text:p>
          </table:table-cell>
          <table:table-cell table:formula="of:=POWER(2;[.B51]/[.I$2])*[.I$3]-[.I$3]" office:value-type="float" office:value="20.9613593951945" calcext:value-type="float">
            <text:p>20,9613593951945</text:p>
          </table:table-cell>
          <table:table-cell table:formula="of:=([.C51]*(1-[.I$8])+[.D51]*[.I$8])" office:value-type="float" office:value="66.422117617812" calcext:value-type="float">
            <text:p>66,422117617812</text:p>
          </table:table-cell>
          <table:table-cell table:formula="of:=[.B51]+POWER(2;[.B51]/[.I$10])-1" office:value-type="float" office:value="69.6214165428347" calcext:value-type="float">
            <text:p>69,6214165428347</text:p>
          </table:table-cell>
          <table:table-cell table:formula="of:=POWER(2;[.B51]/[.I$6])*[.I$7]-[.I$7]" office:value-type="float" office:value="160.913096849327" calcext:value-type="float">
            <text:p>160,91309684932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B52]/127*3000" office:value-type="float" office:value="1181.10236220472" calcext:value-type="float">
            <text:p>1181,10236220472</text:p>
          </table:table-cell>
          <table:table-cell table:formula="of:=POWER(2;[.B52]/[.I$2])*[.I$3]-[.I$3]" office:value-type="float" office:value="22.390527688726" calcext:value-type="float">
            <text:p>22,390527688726</text:p>
          </table:table-cell>
          <table:table-cell table:formula="of:=([.C52]*(1-[.I$8])+[.D52]*[.I$8])" office:value-type="float" office:value="68.7390010693659" calcext:value-type="float">
            <text:p>68,7390010693659</text:p>
          </table:table-cell>
          <table:table-cell table:formula="of:=[.B52]+POWER(2;[.B52]/[.I$10])-1" office:value-type="float" office:value="72.021132115192" calcext:value-type="float">
            <text:p>72,021132115192</text:p>
          </table:table-cell>
          <table:table-cell table:formula="of:=POWER(2;[.B52]/[.I$6])*[.I$7]-[.I$7]" office:value-type="float" office:value="167.921788977713" calcext:value-type="float">
            <text:p>167,92178897771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formula="of:=[.B53]/127*3000" office:value-type="float" office:value="1204.72440944882" calcext:value-type="float">
            <text:p>1204,72440944882</text:p>
          </table:table-cell>
          <table:table-cell table:formula="of:=POWER(2;[.B53]/[.I$2])*[.I$3]-[.I$3]" office:value-type="float" office:value="23.9127012454781" calcext:value-type="float">
            <text:p>23,9127012454781</text:p>
          </table:table-cell>
          <table:table-cell table:formula="of:=([.C53]*(1-[.I$8])+[.D53]*[.I$8])" office:value-type="float" office:value="71.1451695736118" calcext:value-type="float">
            <text:p>71,1451695736118</text:p>
          </table:table-cell>
          <table:table-cell table:formula="of:=[.B53]+POWER(2;[.B53]/[.I$10])-1" office:value-type="float" office:value="74.5114617173756" calcext:value-type="float">
            <text:p>74,5114617173756</text:p>
          </table:table-cell>
          <table:table-cell table:formula="of:=POWER(2;[.B53]/[.I$6])*[.I$7]-[.I$7]" office:value-type="float" office:value="175.181213528487" calcext:value-type="float">
            <text:p>175,1812135284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formula="of:=[.B54]/127*3000" office:value-type="float" office:value="1228.34645669291" calcext:value-type="float">
            <text:p>1228,34645669291</text:p>
          </table:table-cell>
          <table:table-cell table:formula="of:=POWER(2;[.B54]/[.I$2])*[.I$3]-[.I$3]" office:value-type="float" office:value="25.5339325219924" calcext:value-type="float">
            <text:p>25,5339325219924</text:p>
          </table:table-cell>
          <table:table-cell table:formula="of:=([.C54]*(1-[.I$8])+[.D54]*[.I$8])" office:value-type="float" office:value="73.6464334888293" calcext:value-type="float">
            <text:p>73,6464334888293</text:p>
          </table:table-cell>
          <table:table-cell table:formula="of:=[.B54]+POWER(2;[.B54]/[.I$10])-1" office:value-type="float" office:value="77.0982714714488" calcext:value-type="float">
            <text:p>77,0982714714488</text:p>
          </table:table-cell>
          <table:table-cell table:formula="of:=POWER(2;[.B54]/[.I$6])*[.I$7]-[.I$7]" office:value-type="float" office:value="182.700340327471" calcext:value-type="float">
            <text:p>182,70034032747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formula="of:=[.B55]/127*3000" office:value-type="float" office:value="1251.96850393701" calcext:value-type="float">
            <text:p>1251,96850393701</text:p>
          </table:table-cell>
          <table:table-cell table:formula="of:=POWER(2;[.B55]/[.I$2])*[.I$3]-[.I$3]" office:value-type="float" office:value="27.2606678474673" calcext:value-type="float">
            <text:p>27,2606678474673</text:p>
          </table:table-cell>
          <table:table-cell table:formula="of:=([.C55]*(1-[.I$8])+[.D55]*[.I$8])" office:value-type="float" office:value="76.248981291049" calcext:value-type="float">
            <text:p>76,248981291049</text:p>
          </table:table-cell>
          <table:table-cell table:formula="of:=[.B55]+POWER(2;[.B55]/[.I$10])-1" office:value-type="float" office:value="79.787807257313" calcext:value-type="float">
            <text:p>79,787807257313</text:p>
          </table:table-cell>
          <table:table-cell table:formula="of:=POWER(2;[.B55]/[.I$6])*[.I$7]-[.I$7]" office:value-type="float" office:value="190.488460091479" calcext:value-type="float">
            <text:p>190,48846009147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[.B56]/127*3000" office:value-type="float" office:value="1275.5905511811" calcext:value-type="float">
            <text:p>1275,5905511811</text:p>
          </table:table-cell>
          <table:table-cell table:formula="of:=POWER(2;[.B56]/[.I$2])*[.I$3]-[.I$3]" office:value-type="float" office:value="29.0997730556113" calcext:value-type="float">
            <text:p>29,0997730556113</text:p>
          </table:table-cell>
          <table:table-cell table:formula="of:=([.C56]*(1-[.I$8])+[.D56]*[.I$8])" office:value-type="float" office:value="78.959404180631" calcext:value-type="float">
            <text:p>78,959404180631</text:p>
          </table:table-cell>
          <table:table-cell table:formula="of:=[.B56]+POWER(2;[.B56]/[.I$10])-1" office:value-type="float" office:value="82.586719297265" calcext:value-type="float">
            <text:p>82,586719297265</text:p>
          </table:table-cell>
          <table:table-cell table:formula="of:=POWER(2;[.B56]/[.I$6])*[.I$7]-[.I$7]" office:value-type="float" office:value="198.555195908026" calcext:value-type="float">
            <text:p>198,55519590802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formula="of:=[.B57]/127*3000" office:value-type="float" office:value="1299.2125984252" calcext:value-type="float">
            <text:p>1299,2125984252</text:p>
          </table:table-cell>
          <table:table-cell table:formula="of:=POWER(2;[.B57]/[.I$2])*[.I$3]-[.I$3]" office:value-type="float" office:value="31.0585607845251" calcext:value-type="float">
            <text:p>31,0585607845251</text:p>
          </table:table-cell>
          <table:table-cell table:formula="of:=([.C57]*(1-[.I$8])+[.D57]*[.I$8])" office:value-type="float" office:value="81.784722290152" calcext:value-type="float">
            <text:p>81,784722290152</text:p>
          </table:table-cell>
          <table:table-cell table:formula="of:=[.B57]+POWER(2;[.B57]/[.I$10])-1" office:value-type="float" office:value="85.5020883320969" calcext:value-type="float">
            <text:p>85,5020883320969</text:p>
          </table:table-cell>
          <table:table-cell table:formula="of:=POWER(2;[.B57]/[.I$6])*[.I$7]-[.I$7]" office:value-type="float" office:value="206.910515125726" calcext:value-type="float">
            <text:p>206,91051512572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formula="of:=[.B58]/127*3000" office:value-type="float" office:value="1322.83464566929" calcext:value-type="float">
            <text:p>1322,83464566929</text:p>
          </table:table-cell>
          <table:table-cell table:formula="of:=POWER(2;[.B58]/[.I$2])*[.I$3]-[.I$3]" office:value-type="float" office:value="33.1448195531657" calcext:value-type="float">
            <text:p>33,1448195531657</text:p>
          </table:table-cell>
          <table:table-cell table:formula="of:=([.C58]*(1-[.I$8])+[.D58]*[.I$8])" office:value-type="float" office:value="84.7324125978108" calcext:value-type="float">
            <text:p>84,7324125978108</text:p>
          </table:table-cell>
          <table:table-cell table:formula="of:=[.B58]+POWER(2;[.B58]/[.I$10])-1" office:value-type="float" office:value="88.5414534917688" calcext:value-type="float">
            <text:p>88,5414534917688</text:p>
          </table:table-cell>
          <table:table-cell table:formula="of:=POWER(2;[.B58]/[.I$6])*[.I$7]-[.I$7]" office:value-type="float" office:value="215.564741670057" calcext:value-type="float">
            <text:p>215,56474167005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formula="of:=[.B59]/127*3000" office:value-type="float" office:value="1346.45669291339" calcext:value-type="float">
            <text:p>1346,45669291339</text:p>
          </table:table-cell>
          <table:table-cell table:formula="of:=POWER(2;[.B59]/[.I$2])*[.I$3]-[.I$3]" office:value-type="float" office:value="35.366844730005" calcext:value-type="float">
            <text:p>35,366844730005</text:p>
          </table:table-cell>
          <table:table-cell table:formula="of:=([.C59]*(1-[.I$8])+[.D59]*[.I$8])" office:value-type="float" office:value="87.8104386573402" calcext:value-type="float">
            <text:p>87,8104386573402</text:p>
          </table:table-cell>
          <table:table-cell table:formula="of:=[.B59]+POWER(2;[.B59]/[.I$10])-1" office:value-type="float" office:value="91.7128419703597" calcext:value-type="float">
            <text:p>91,7128419703597</text:p>
          </table:table-cell>
          <table:table-cell table:formula="of:=POWER(2;[.B59]/[.I$6])*[.I$7]-[.I$7]" office:value-type="float" office:value="224.528568799719" calcext:value-type="float">
            <text:p>224,52856879971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formula="of:=[.B60]/127*3000" office:value-type="float" office:value="1370.07874015748" calcext:value-type="float">
            <text:p>1370,07874015748</text:p>
          </table:table-cell>
          <table:table-cell table:formula="of:=POWER(2;[.B60]/[.I$2])*[.I$3]-[.I$3]" office:value-type="float" office:value="37.7334715170188" calcext:value-type="float">
            <text:p>37,7334715170188</text:p>
          </table:table-cell>
          <table:table-cell table:formula="of:=([.C60]*(1-[.I$8])+[.D60]*[.I$8])" office:value-type="float" office:value="91.0272822626373" calcext:value-type="float">
            <text:p>91,0272822626373</text:p>
          </table:table-cell>
          <table:table-cell table:formula="of:=[.B60]+POWER(2;[.B60]/[.I$10])-1" office:value-type="float" office:value="95.0248006220981" calcext:value-type="float">
            <text:p>95,0248006220981</text:p>
          </table:table-cell>
          <table:table-cell table:formula="of:=POWER(2;[.B60]/[.I$6])*[.I$7]-[.I$7]" office:value-type="float" office:value="233.813072319342" calcext:value-type="float">
            <text:p>233,81307231934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formula="of:=[.B61]/127*3000" office:value-type="float" office:value="1393.70078740157" calcext:value-type="float">
            <text:p>1393,70078740157</text:p>
          </table:table-cell>
          <table:table-cell table:formula="of:=POWER(2;[.B61]/[.I$2])*[.I$3]-[.I$3]" office:value-type="float" office:value="40.2541100801598" calcext:value-type="float">
            <text:p>40,2541100801598</text:p>
          </table:table-cell>
          <table:table-cell table:formula="of:=([.C61]*(1-[.I$8])+[.D61]*[.I$8])" office:value-type="float" office:value="94.3919771730164" calcext:value-type="float">
            <text:p>94,3919771730164</text:p>
          </table:table-cell>
          <table:table-cell table:formula="of:=[.B61]+POWER(2;[.B61]/[.I$10])-1" office:value-type="float" office:value="98.4864296028399" calcext:value-type="float">
            <text:p>98,4864296028399</text:p>
          </table:table-cell>
          <table:table-cell table:formula="of:=POWER(2;[.B61]/[.I$6])*[.I$7]-[.I$7]" office:value-type="float" office:value="243.429724264877" calcext:value-type="float">
            <text:p>243,42972426487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B62]/127*3000" office:value-type="float" office:value="1417.32283464567" calcext:value-type="float">
            <text:p>1417,32283464567</text:p>
          </table:table-cell>
          <table:table-cell table:formula="of:=POWER(2;[.B62]/[.I$2])*[.I$3]-[.I$3]" office:value-type="float" office:value="42.9387829659977" calcext:value-type="float">
            <text:p>42,9387829659977</text:p>
          </table:table-cell>
          <table:table-cell table:formula="of:=([.C62]*(1-[.I$8])+[.D62]*[.I$8])" office:value-type="float" office:value="97.9141450331846" calcext:value-type="float">
            <text:p>97,9141450331846</text:p>
          </table:table-cell>
          <table:table-cell table:formula="of:=[.B62]+POWER(2;[.B62]/[.I$10])-1" office:value-type="float" office:value="102.10741818941" calcext:value-type="float">
            <text:p>102,10741818941</text:p>
          </table:table-cell>
          <table:table-cell table:formula="of:=POWER(2;[.B62]/[.I$6])*[.I$7]-[.I$7]" office:value-type="float" office:value="253.390407078568" calcext:value-type="float">
            <text:p>253,39040707856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formula="of:=[.B63]/127*3000" office:value-type="float" office:value="1440.94488188976" calcext:value-type="float">
            <text:p>1440,94488188976</text:p>
          </table:table-cell>
          <table:table-cell table:formula="of:=POWER(2;[.B63]/[.I$2])*[.I$3]-[.I$3]" office:value-type="float" office:value="45.7981649533032" calcext:value-type="float">
            <text:p>45,7981649533032</text:p>
          </table:table-cell>
          <table:table-cell table:formula="of:=([.C63]*(1-[.I$8])+[.D63]*[.I$8])" office:value-type="float" office:value="101.604033630762" calcext:value-type="float">
            <text:p>101,604033630762</text:p>
          </table:table-cell>
          <table:table-cell table:formula="of:=[.B63]+POWER(2;[.B63]/[.I$10])-1" office:value-type="float" office:value="105.898082917796" calcext:value-type="float">
            <text:p>105,898082917796</text:p>
          </table:table-cell>
          <table:table-cell table:formula="of:=POWER(2;[.B63]/[.I$6])*[.I$7]-[.I$7]" office:value-type="float" office:value="263.70742829103" calcext:value-type="float">
            <text:p>263,7074282910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[.B64]/127*3000" office:value-type="float" office:value="1464.56692913386" calcext:value-type="float">
            <text:p>1464,56692913386</text:p>
          </table:table-cell>
          <table:table-cell table:formula="of:=POWER(2;[.B64]/[.I$2])*[.I$3]-[.I$3]" office:value-type="float" office:value="48.8436254980339" calcext:value-type="float">
            <text:p>48,8436254980339</text:p>
          </table:table-cell>
          <table:table-cell table:formula="of:=([.C64]*(1-[.I$8])+[.D64]*[.I$8])" office:value-type="float" office:value="105.472557643467" calcext:value-type="float">
            <text:p>105,472557643467</text:p>
          </table:table-cell>
          <table:table-cell table:formula="of:=[.B64]+POWER(2;[.B64]/[.I$10])-1" office:value-type="float" office:value="109.869408190315" calcext:value-type="float">
            <text:p>109,869408190315</text:p>
          </table:table-cell>
          <table:table-cell table:formula="of:=POWER(2;[.B64]/[.I$6])*[.I$7]-[.I$7]" office:value-type="float" office:value="274.393535728574" calcext:value-type="float">
            <text:p>274,39353572857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formula="of:=[.B65]/127*3000" office:value-type="float" office:value="1488.18897637795" calcext:value-type="float">
            <text:p>1488,18897637795</text:p>
          </table:table-cell>
          <table:table-cell table:formula="of:=POWER(2;[.B65]/[.I$2])*[.I$3]-[.I$3]" office:value-type="float" office:value="52.0872739404902" calcext:value-type="float">
            <text:p>52,0872739404902</text:p>
          </table:table-cell>
          <table:table-cell table:formula="of:=([.C65]*(1-[.I$8])+[.D65]*[.I$8])" office:value-type="float" office:value="109.531342037989" calcext:value-type="float">
            <text:p>109,531342037989</text:p>
          </table:table-cell>
          <table:table-cell table:formula="of:=[.B65]+POWER(2;[.B65]/[.I$10])-1" office:value-type="float" office:value="114.033089511581" calcext:value-type="float">
            <text:p>114,033089511581</text:p>
          </table:table-cell>
          <table:table-cell table:formula="of:=POWER(2;[.B65]/[.I$6])*[.I$7]-[.I$7]" office:value-type="float" office:value="285.46193326456" calcext:value-type="float">
            <text:p>285,4619332645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[.B66]/127*3000" office:value-type="float" office:value="1511.81102362205" calcext:value-type="float">
            <text:p>1511,81102362205</text:p>
          </table:table-cell>
          <table:table-cell table:formula="of:=POWER(2;[.B66]/[.I$2])*[.I$3]-[.I$3]" office:value-type="float" office:value="55.5420076543954" calcext:value-type="float">
            <text:p>55,5420076543954</text:p>
          </table:table-cell>
          <table:table-cell table:formula="of:=([.C66]*(1-[.I$8])+[.D66]*[.I$8])" office:value-type="float" office:value="113.792768293102" calcext:value-type="float">
            <text:p>113,792768293102</text:p>
          </table:table-cell>
          <table:table-cell table:formula="of:=[.B66]+POWER(2;[.B66]/[.I$10])-1" office:value-type="float" office:value="118.40157952346" calcext:value-type="float">
            <text:p>118,40157952346</text:p>
          </table:table-cell>
          <table:table-cell table:formula="of:=POWER(2;[.B66]/[.I$6])*[.I$7]-[.I$7]" office:value-type="float" office:value="296.926297134251" calcext:value-type="float">
            <text:p>296,92629713425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formula="of:=[.B67]/127*3000" office:value-type="float" office:value="1535.43307086614" calcext:value-type="float">
            <text:p>1535,43307086614</text:p>
          </table:table-cell>
          <table:table-cell table:formula="of:=POWER(2;[.B67]/[.I$2])*[.I$3]-[.I$3]" office:value-type="float" office:value="59.2215633293485" calcext:value-type="float">
            <text:p>59,2215633293485</text:p>
          </table:table-cell>
          <table:table-cell table:formula="of:=([.C67]*(1-[.I$8])+[.D67]*[.I$8])" office:value-type="float" office:value="118.27002363082" calcext:value-type="float">
            <text:p>118,27002363082</text:p>
          </table:table-cell>
          <table:table-cell table:formula="of:=[.B67]+POWER(2;[.B67]/[.I$10])-1" office:value-type="float" office:value="122.988137020215" calcext:value-type="float">
            <text:p>122,988137020215</text:p>
          </table:table-cell>
          <table:table-cell table:formula="of:=POWER(2;[.B67]/[.I$6])*[.I$7]-[.I$7]" office:value-type="float" office:value="308.800792833324" calcext:value-type="float">
            <text:p>308,80079283332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formula="of:=[.B68]/127*3000" office:value-type="float" office:value="1559.05511811024" calcext:value-type="float">
            <text:p>1559,05511811024</text:p>
          </table:table-cell>
          <table:table-cell table:formula="of:=POWER(2;[.B68]/[.I$2])*[.I$3]-[.I$3]" office:value-type="float" office:value="63.14057159056" calcext:value-type="float">
            <text:p>63,14057159056</text:p>
          </table:table-cell>
          <table:table-cell table:formula="of:=([.C68]*(1-[.I$8])+[.D68]*[.I$8])" office:value-type="float" office:value="122.977153451347" calcext:value-type="float">
            <text:p>122,977153451347</text:p>
          </table:table-cell>
          <table:table-cell table:formula="of:=[.B68]+POWER(2;[.B68]/[.I$10])-1" office:value-type="float" office:value="127.806879136763" calcext:value-type="float">
            <text:p>127,806879136763</text:p>
          </table:table-cell>
          <table:table-cell table:formula="of:=POWER(2;[.B68]/[.I$6])*[.I$7]-[.I$7]" office:value-type="float" office:value="321.100092620908" calcext:value-type="float">
            <text:p>321,10009262090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formula="of:=[.B69]/127*3000" office:value-type="float" office:value="1582.67716535433" calcext:value-type="float">
            <text:p>1582,67716535433</text:p>
          </table:table-cell>
          <table:table-cell table:formula="of:=POWER(2;[.B69]/[.I$2])*[.I$3]-[.I$3]" office:value-type="float" office:value="67.3146151730474" calcext:value-type="float">
            <text:p>67,3146151730474</text:p>
          </table:table-cell>
          <table:table-cell table:formula="of:=([.C69]*(1-[.I$8])+[.D69]*[.I$8])" office:value-type="float" office:value="127.929117180299" calcext:value-type="float">
            <text:p>127,929117180299</text:p>
          </table:table-cell>
          <table:table-cell table:formula="of:=[.B69]+POWER(2;[.B69]/[.I$10])-1" office:value-type="float" office:value="132.872836915465" calcext:value-type="float">
            <text:p>132,872836915465</text:p>
          </table:table-cell>
          <table:table-cell table:formula="of:=POWER(2;[.B69]/[.I$6])*[.I$7]-[.I$7]" office:value-type="float" office:value="333.839393648798" calcext:value-type="float">
            <text:p>333,83939364879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formula="of:=[.B70]/127*3000" office:value-type="float" office:value="1606.29921259843" calcext:value-type="float">
            <text:p>1606,29921259843</text:p>
          </table:table-cell>
          <table:table-cell table:formula="of:=POWER(2;[.B70]/[.I$2])*[.I$3]-[.I$3]" office:value-type="float" office:value="71.7602908816051" calcext:value-type="float">
            <text:p>71,7602908816051</text:p>
          </table:table-cell>
          <table:table-cell table:formula="of:=([.C70]*(1-[.I$8])+[.D70]*[.I$8])" office:value-type="float" office:value="133.141847750278" calcext:value-type="float">
            <text:p>133,141847750278</text:p>
          </table:table-cell>
          <table:table-cell table:formula="of:=[.B70]+POWER(2;[.B70]/[.I$10])-1" office:value-type="float" office:value="138.202014470175" calcext:value-type="float">
            <text:p>138,202014470175</text:p>
          </table:table-cell>
          <table:table-cell table:formula="of:=POWER(2;[.B70]/[.I$6])*[.I$7]-[.I$7]" office:value-type="float" office:value="347.034436739221" calcext:value-type="float">
            <text:p>347,03443673922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formula="of:=[.B71]/127*3000" office:value-type="float" office:value="1629.92125984252" calcext:value-type="float">
            <text:p>1629,92125984252</text:p>
          </table:table-cell>
          <table:table-cell table:formula="of:=POWER(2;[.B71]/[.I$2])*[.I$3]-[.I$3]" office:value-type="float" office:value="76.4952755829105" calcext:value-type="float">
            <text:p>76,4952755829105</text:p>
          </table:table-cell>
          <table:table-cell table:formula="of:=([.C71]*(1-[.I$8])+[.D71]*[.I$8])" office:value-type="float" office:value="138.632314953295" calcext:value-type="float">
            <text:p>138,632314953295</text:p>
          </table:table-cell>
          <table:table-cell table:formula="of:=[.B71]+POWER(2;[.B71]/[.I$10])-1" office:value-type="float" office:value="143.811451980417" calcext:value-type="float">
            <text:p>143,811451980417</text:p>
          </table:table-cell>
          <table:table-cell table:formula="of:=POWER(2;[.B71]/[.I$6])*[.I$7]-[.I$7]" office:value-type="float" office:value="360.701525834372" calcext:value-type="float">
            <text:p>360,70152583437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formula="of:=[.B72]/127*3000" office:value-type="float" office:value="1653.54330708661" calcext:value-type="float">
            <text:p>1653,54330708661</text:p>
          </table:table-cell>
          <table:table-cell table:formula="of:=POWER(2;[.B72]/[.I$2])*[.I$3]-[.I$3]" office:value-type="float" office:value="81.5383964921658" calcext:value-type="float">
            <text:p>81,5383964921658</text:p>
          </table:table-cell>
          <table:table-cell table:formula="of:=([.C72]*(1-[.I$8])+[.D72]*[.I$8])" office:value-type="float" office:value="144.418592915944" calcext:value-type="float">
            <text:p>144,418592915944</text:p>
          </table:table-cell>
          <table:table-cell table:formula="of:=[.B72]+POWER(2;[.B72]/[.I$10])-1" office:value-type="float" office:value="149.719292763642" calcext:value-type="float">
            <text:p>149,719292763642</text:p>
          </table:table-cell>
          <table:table-cell table:formula="of:=POWER(2;[.B72]/[.I$6])*[.I$7]-[.I$7]" office:value-type="float" office:value="374.857548141746" calcext:value-type="float">
            <text:p>374,85754814174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formula="of:=[.B73]/127*3000" office:value-type="float" office:value="1677.16535433071" calcext:value-type="float">
            <text:p>1677,16535433071</text:p>
          </table:table-cell>
          <table:table-cell table:formula="of:=POWER(2;[.B73]/[.I$2])*[.I$3]-[.I$3]" office:value-type="float" office:value="86.9097060337483" calcext:value-type="float">
            <text:p>86,9097060337483</text:p>
          </table:table-cell>
          <table:table-cell table:formula="of:=([.C73]*(1-[.I$8])+[.D73]*[.I$8])" office:value-type="float" office:value="150.519931965627" calcext:value-type="float">
            <text:p>150,519931965627</text:p>
          </table:table-cell>
          <table:table-cell table:formula="of:=[.B73]+POWER(2;[.B73]/[.I$10])-1" office:value-type="float" office:value="155.944854689573" calcext:value-type="float">
            <text:p>155,944854689573</text:p>
          </table:table-cell>
          <table:table-cell table:formula="of:=POWER(2;[.B73]/[.I$6])*[.I$7]-[.I$7]" office:value-type="float" office:value="389.519995000161" calcext:value-type="float">
            <text:p>389,51999500016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formula="of:=[.B74]/127*3000" office:value-type="float" office:value="1700.7874015748" calcext:value-type="float">
            <text:p>1700,7874015748</text:p>
          </table:table-cell>
          <table:table-cell table:formula="of:=POWER(2;[.B74]/[.I$2])*[.I$3]-[.I$3]" office:value-type="float" office:value="92.6305615735285" calcext:value-type="float">
            <text:p>92,6305615735285</text:p>
          </table:table-cell>
          <table:table-cell table:formula="of:=([.C74]*(1-[.I$8])+[.D74]*[.I$8])" office:value-type="float" office:value="156.95683517358" calcext:value-type="float">
            <text:p>156,95683517358</text:p>
          </table:table-cell>
          <table:table-cell table:formula="of:=[.B74]+POWER(2;[.B74]/[.I$10])-1" office:value-type="float" office:value="162.50870621774" calcext:value-type="float">
            <text:p>162,50870621774</text:p>
          </table:table-cell>
          <table:table-cell table:formula="of:=POWER(2;[.B74]/[.I$6])*[.I$7]-[.I$7]" office:value-type="float" office:value="404.706983492249" calcext:value-type="float">
            <text:p>404,70698349224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formula="of:=[.B75]/127*3000" office:value-type="float" office:value="1724.4094488189" calcext:value-type="float">
            <text:p>1724,4094488189</text:p>
          </table:table-cell>
          <table:table-cell table:formula="of:=POWER(2;[.B75]/[.I$2])*[.I$3]-[.I$3]" office:value-type="float" office:value="98.7237103398891" calcext:value-type="float">
            <text:p>98,7237103398891</text:p>
          </table:table-cell>
          <table:table-cell table:formula="of:=([.C75]*(1-[.I$8])+[.D75]*[.I$8])" office:value-type="float" office:value="163.751139879049" calcext:value-type="float">
            <text:p>163,751139879049</text:p>
          </table:table-cell>
          <table:table-cell table:formula="of:=[.B75]+POWER(2;[.B75]/[.I$10])-1" office:value-type="float" office:value="169.432747357481" calcext:value-type="float">
            <text:p>169,432747357481</text:p>
          </table:table-cell>
          <table:table-cell table:formula="of:=POWER(2;[.B75]/[.I$6])*[.I$7]-[.I$7]" office:value-type="float" office:value="420.437278830129" calcext:value-type="float">
            <text:p>420,43727883012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formula="of:=[.B76]/127*3000" office:value-type="float" office:value="1748.03149606299" calcext:value-type="float">
            <text:p>1748,03149606299</text:p>
          </table:table-cell>
          <table:table-cell table:formula="of:=POWER(2;[.B76]/[.I$2])*[.I$3]-[.I$3]" office:value-type="float" office:value="105.213379871105" calcext:value-type="float">
            <text:p>105,213379871105</text:p>
          </table:table-cell>
          <table:table-cell table:formula="of:=([.C76]*(1-[.I$8])+[.D76]*[.I$8])" office:value-type="float" office:value="170.926104518781" calcext:value-type="float">
            <text:p>170,926104518781</text:p>
          </table:table-cell>
          <table:table-cell table:formula="of:=[.B76]+POWER(2;[.B76]/[.I$10])-1" office:value-type="float" office:value="176.740295869099" calcext:value-type="float">
            <text:p>176,740295869099</text:p>
          </table:table-cell>
          <table:table-cell table:formula="of:=POWER(2;[.B76]/[.I$6])*[.I$7]-[.I$7]" office:value-type="float" office:value="436.730317541907" calcext:value-type="float">
            <text:p>436,73031754190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formula="of:=[.B77]/127*3000" office:value-type="float" office:value="1771.65354330709" calcext:value-type="float">
            <text:p>1771,65354330709</text:p>
          </table:table-cell>
          <table:table-cell table:formula="of:=POWER(2;[.B77]/[.I$2])*[.I$3]-[.I$3]" office:value-type="float" office:value="112.125374348724" calcext:value-type="float">
            <text:p>112,125374348724</text:p>
          </table:table-cell>
          <table:table-cell table:formula="of:=([.C77]*(1-[.I$8])+[.D77]*[.I$8])" office:value-type="float" office:value="178.506501107059" calcext:value-type="float">
            <text:p>178,506501107059</text:p>
          </table:table-cell>
          <table:table-cell table:formula="of:=[.B77]+POWER(2;[.B77]/[.I$10])-1" office:value-type="float" office:value="184.456179045451" calcext:value-type="float">
            <text:p>184,456179045451</text:p>
          </table:table-cell>
          <table:table-cell table:formula="of:=POWER(2;[.B77]/[.I$6])*[.I$7]-[.I$7]" office:value-type="float" office:value="453.60623148767" calcext:value-type="float">
            <text:p>453,6062314876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formula="of:=[.B78]/127*3000" office:value-type="float" office:value="1795.27559055118" calcext:value-type="float">
            <text:p>1795,27559055118</text:p>
          </table:table-cell>
          <table:table-cell table:formula="of:=POWER(2;[.B78]/[.I$2])*[.I$3]-[.I$3]" office:value-type="float" office:value="119.487177199984" calcext:value-type="float">
            <text:p>119,487177199984</text:p>
          </table:table-cell>
          <table:table-cell table:formula="of:=([.C78]*(1-[.I$8])+[.D78]*[.I$8])" office:value-type="float" office:value="186.518713734032" calcext:value-type="float">
            <text:p>186,518713734032</text:p>
          </table:table-cell>
          <table:table-cell table:formula="of:=[.B78]+POWER(2;[.B78]/[.I$10])-1" office:value-type="float" office:value="192.606831435257" calcext:value-type="float">
            <text:p>192,606831435257</text:p>
          </table:table-cell>
          <table:table-cell table:formula="of:=POWER(2;[.B78]/[.I$6])*[.I$7]-[.I$7]" office:value-type="float" office:value="471.085872734635" calcext:value-type="float">
            <text:p>471,08587273463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formula="of:=[.B79]/127*3000" office:value-type="float" office:value="1818.89763779528" calcext:value-type="float">
            <text:p>1818,89763779528</text:p>
          </table:table-cell>
          <table:table-cell table:formula="of:=POWER(2;[.B79]/[.I$2])*[.I$3]-[.I$3]" office:value-type="float" office:value="127.328060377234" calcext:value-type="float">
            <text:p>127,328060377234</text:p>
          </table:table-cell>
          <table:table-cell table:formula="of:=([.C79]*(1-[.I$8])+[.D79]*[.I$8])" office:value-type="float" office:value="194.990843473955" calcext:value-type="float">
            <text:p>194,990843473955</text:p>
          </table:table-cell>
          <table:table-cell table:formula="of:=[.B79]+POWER(2;[.B79]/[.I$10])-1" office:value-type="float" office:value="201.220398892754" calcext:value-type="float">
            <text:p>201,220398892754</text:p>
          </table:table-cell>
          <table:table-cell table:formula="of:=POWER(2;[.B79]/[.I$6])*[.I$7]-[.I$7]" office:value-type="float" office:value="489.190839322196" calcext:value-type="float">
            <text:p>489,19083932219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formula="of:=[.B80]/127*3000" office:value-type="float" office:value="1842.51968503937" calcext:value-type="float">
            <text:p>1842,51968503937</text:p>
          </table:table-cell>
          <table:table-cell table:formula="of:=POWER(2;[.B80]/[.I$2])*[.I$3]-[.I$3]" office:value-type="float" office:value="135.679200748884" calcext:value-type="float">
            <text:p>135,679200748884</text:p>
          </table:table-cell>
          <table:table-cell table:formula="of:=([.C80]*(1-[.I$8])+[.D80]*[.I$8])" office:value-type="float" office:value="203.952820120504" calcext:value-type="float">
            <text:p>203,952820120504</text:p>
          </table:table-cell>
          <table:table-cell table:formula="of:=[.B80]+POWER(2;[.B80]/[.I$10])-1" office:value-type="float" office:value="210.326849363275" calcext:value-type="float">
            <text:p>210,326849363275</text:p>
          </table:table-cell>
          <table:table-cell table:formula="of:=POWER(2;[.B80]/[.I$6])*[.I$7]-[.I$7]" office:value-type="float" office:value="507.943501948704" calcext:value-type="float">
            <text:p>507,94350194870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formula="of:=[.B81]/127*3000" office:value-type="float" office:value="1866.14173228346" calcext:value-type="float">
            <text:p>1866,14173228346</text:p>
          </table:table-cell>
          <table:table-cell table:formula="of:=POWER(2;[.B81]/[.I$2])*[.I$3]-[.I$3]" office:value-type="float" office:value="144.573804064664" calcext:value-type="float">
            <text:p>144,573804064664</text:p>
          </table:table-cell>
          <table:table-cell table:formula="of:=([.C81]*(1-[.I$8])+[.D81]*[.I$8])" office:value-type="float" office:value="213.436521193416" calcext:value-type="float">
            <text:p>213,436521193416</text:p>
          </table:table-cell>
          <table:table-cell table:formula="of:=[.B81]+POWER(2;[.B81]/[.I$10])-1" office:value-type="float" office:value="219.958090840788" calcext:value-type="float">
            <text:p>219,958090840788</text:p>
          </table:table-cell>
          <table:table-cell table:formula="of:=POWER(2;[.B81]/[.I$6])*[.I$7]-[.I$7]" office:value-type="float" office:value="527.367031612945" calcext:value-type="float">
            <text:p>527,36703161294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B82]/127*3000" office:value-type="float" office:value="1889.76377952756" calcext:value-type="float">
            <text:p>1889,76377952756</text:p>
          </table:table-cell>
          <table:table-cell table:formula="of:=POWER(2;[.B82]/[.I$2])*[.I$3]-[.I$3]" office:value-type="float" office:value="154.047236988106" calcext:value-type="float">
            <text:p>154,047236988106</text:p>
          </table:table-cell>
          <table:table-cell table:formula="of:=([.C82]*(1-[.I$8])+[.D82]*[.I$8])" office:value-type="float" office:value="223.475898689684" calcext:value-type="float">
            <text:p>223,475898689684</text:p>
          </table:table-cell>
          <table:table-cell table:formula="of:=[.B82]+POWER(2;[.B82]/[.I$10])-1" office:value-type="float" office:value="230.148096961724" calcext:value-type="float">
            <text:p>230,148096961724</text:p>
          </table:table-cell>
          <table:table-cell table:formula="of:=POWER(2;[.B82]/[.I$6])*[.I$7]-[.I$7]" office:value-type="float" office:value="547.485428244493" calcext:value-type="float">
            <text:p>547,48542824449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formula="of:=[.B83]/127*3000" office:value-type="float" office:value="1913.38582677165" calcext:value-type="float">
            <text:p>1913,38582677165</text:p>
          </table:table-cell>
          <table:table-cell table:formula="of:=POWER(2;[.B83]/[.I$2])*[.I$3]-[.I$3]" office:value-type="float" office:value="164.137167721243" calcext:value-type="float">
            <text:p>164,137167721243</text:p>
          </table:table-cell>
          <table:table-cell table:formula="of:=([.C83]*(1-[.I$8])+[.D83]*[.I$8])" office:value-type="float" office:value="234.10711408326" calcext:value-type="float">
            <text:p>234,10711408326</text:p>
          </table:table-cell>
          <table:table-cell table:formula="of:=[.B83]+POWER(2;[.B83]/[.I$10])-1" office:value-type="float" office:value="240.933040729417" calcext:value-type="float">
            <text:p>240,933040729417</text:p>
          </table:table-cell>
          <table:table-cell table:formula="of:=POWER(2;[.B83]/[.I$6])*[.I$7]-[.I$7]" office:value-type="float" office:value="568.323550358282" calcext:value-type="float">
            <text:p>568,32355035828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formula="of:=[.B84]/127*3000" office:value-type="float" office:value="1937.00787401575" calcext:value-type="float">
            <text:p>1937,00787401575</text:p>
          </table:table-cell>
          <table:table-cell table:formula="of:=POWER(2;[.B84]/[.I$2])*[.I$3]-[.I$3]" office:value-type="float" office:value="174.883715780669" calcext:value-type="float">
            <text:p>174,883715780669</text:p>
          </table:table-cell>
          <table:table-cell table:formula="of:=([.C84]*(1-[.I$8])+[.D84]*[.I$8])" office:value-type="float" office:value="245.368682110072" calcext:value-type="float">
            <text:p>245,368682110072</text:p>
          </table:table-cell>
          <table:table-cell table:formula="of:=[.B84]+POWER(2;[.B84]/[.I$10])-1" office:value-type="float" office:value="252.351436895529" calcext:value-type="float">
            <text:p>252,351436895529</text:p>
          </table:table-cell>
          <table:table-cell table:formula="of:=POWER(2;[.B84]/[.I$6])*[.I$7]-[.I$7]" office:value-type="float" office:value="589.907145770069" calcext:value-type="float">
            <text:p>589,90714577006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formula="of:=[.B85]/127*3000" office:value-type="float" office:value="1960.62992125984" calcext:value-type="float">
            <text:p>1960,62992125984</text:p>
          </table:table-cell>
          <table:table-cell table:formula="of:=POWER(2;[.B85]/[.I$2])*[.I$3]-[.I$3]" office:value-type="float" office:value="186.329611520494" calcext:value-type="float">
            <text:p>186,329611520494</text:p>
          </table:table-cell>
          <table:table-cell table:formula="of:=([.C85]*(1-[.I$8])+[.D85]*[.I$8])" office:value-type="float" office:value="257.301623910068" calcext:value-type="float">
            <text:p>257,301623910068</text:p>
          </table:table-cell>
          <table:table-cell table:formula="of:=[.B85]+POWER(2;[.B85]/[.I$10])-1" office:value-type="float" office:value="264.444293558889" calcext:value-type="float">
            <text:p>264,444293558889</text:p>
          </table:table-cell>
          <table:table-cell table:formula="of:=POWER(2;[.B85]/[.I$6])*[.I$7]-[.I$7]" office:value-type="float" office:value="612.262883410721" calcext:value-type="float">
            <text:p>612,26288341072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[.B86]/127*3000" office:value-type="float" office:value="1984.25196850394" calcext:value-type="float">
            <text:p>1984,25196850394</text:p>
          </table:table-cell>
          <table:table-cell table:formula="of:=POWER(2;[.B86]/[.I$2])*[.I$3]-[.I$3]" office:value-type="float" office:value="198.520366036503" calcext:value-type="float">
            <text:p>198,520366036503</text:p>
          </table:table-cell>
          <table:table-cell table:formula="of:=([.C86]*(1-[.I$8])+[.D86]*[.I$8])" office:value-type="float" office:value="269.9496301352" calcext:value-type="float">
            <text:p>269,9496301352</text:p>
          </table:table-cell>
          <table:table-cell table:formula="of:=[.B86]+POWER(2;[.B86]/[.I$10])-1" office:value-type="float" office:value="277.255273578453" calcext:value-type="float">
            <text:p>277,255273578453</text:p>
          </table:table-cell>
          <table:table-cell table:formula="of:=POWER(2;[.B86]/[.I$6])*[.I$7]-[.I$7]" office:value-type="float" office:value="635.418386278639" calcext:value-type="float">
            <text:p>635,41838627863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formula="of:=[.B87]/127*3000" office:value-type="float" office:value="2007.87401574803" calcext:value-type="float">
            <text:p>2007,87401574803</text:p>
          </table:table-cell>
          <table:table-cell table:formula="of:=POWER(2;[.B87]/[.I$2])*[.I$3]-[.I$3]" office:value-type="float" office:value="211.504452127073" calcext:value-type="float">
            <text:p>211,504452127073</text:p>
          </table:table-cell>
          <table:table-cell table:formula="of:=([.C87]*(1-[.I$8])+[.D87]*[.I$8])" office:value-type="float" office:value="283.359234671912" calcext:value-type="float">
            <text:p>283,359234671912</text:p>
          </table:table-cell>
          <table:table-cell table:formula="of:=[.B87]+POWER(2;[.B87]/[.I$10])-1" office:value-type="float" office:value="290.830866435731" calcext:value-type="float">
            <text:p>290,830866435731</text:p>
          </table:table-cell>
          <table:table-cell table:formula="of:=POWER(2;[.B87]/[.I$6])*[.I$7]-[.I$7]" office:value-type="float" office:value="659.402265571049" calcext:value-type="float">
            <text:p>659,40226557104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formula="of:=[.B88]/127*3000" office:value-type="float" office:value="2031.49606299213" calcext:value-type="float">
            <text:p>2031,49606299213</text:p>
          </table:table-cell>
          <table:table-cell table:formula="of:=POWER(2;[.B88]/[.I$2])*[.I$3]-[.I$3]" office:value-type="float" office:value="225.333497030402" calcext:value-type="float">
            <text:p>225,333497030402</text:p>
          </table:table-cell>
          <table:table-cell table:formula="of:=([.C88]*(1-[.I$8])+[.D88]*[.I$8])" office:value-type="float" office:value="297.579999668871" calcext:value-type="float">
            <text:p>297,579999668871</text:p>
          </table:table-cell>
          <table:table-cell table:formula="of:=[.B88]+POWER(2;[.B88]/[.I$10])-1" office:value-type="float" office:value="305.220571223144" calcext:value-type="float">
            <text:p>305,220571223144</text:p>
          </table:table-cell>
          <table:table-cell table:formula="of:=POWER(2;[.B88]/[.I$6])*[.I$7]-[.I$7]" office:value-type="float" office:value="684.244156036311" calcext:value-type="float">
            <text:p>684,24415603631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formula="of:=[.B89]/127*3000" office:value-type="float" office:value="2055.11811023622" calcext:value-type="float">
            <text:p>2055,11811023622</text:p>
          </table:table-cell>
          <table:table-cell table:formula="of:=POWER(2;[.B89]/[.I$2])*[.I$3]-[.I$3]" office:value-type="float" office:value="240.062487704391" calcext:value-type="float">
            <text:p>240,062487704391</text:p>
          </table:table-cell>
          <table:table-cell table:formula="of:=([.C89]*(1-[.I$8])+[.D89]*[.I$8])" office:value-type="float" office:value="312.664712605664" calcext:value-type="float">
            <text:p>312,664712605664</text:p>
          </table:table-cell>
          <table:table-cell table:formula="of:=[.B89]+POWER(2;[.B89]/[.I$10])-1" office:value-type="float" office:value="320.477091478594" calcext:value-type="float">
            <text:p>320,477091478594</text:p>
          </table:table-cell>
          <table:table-cell table:formula="of:=POWER(2;[.B89]/[.I$6])*[.I$7]-[.I$7]" office:value-type="float" office:value="709.974752590949" calcext:value-type="float">
            <text:p>709,97475259094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formula="of:=[.B90]/127*3000" office:value-type="float" office:value="2078.74015748032" calcext:value-type="float">
            <text:p>2078,74015748032</text:p>
          </table:table-cell>
          <table:table-cell table:formula="of:=POWER(2;[.B90]/[.I$2])*[.I$3]-[.I$3]" office:value-type="float" office:value="255.74998946543" calcext:value-type="float">
            <text:p>255,74998946543</text:p>
          </table:table-cell>
          <table:table-cell table:formula="of:=([.C90]*(1-[.I$8])+[.D90]*[.I$8])" office:value-type="float" office:value="328.669596186026" calcext:value-type="float">
            <text:p>328,669596186026</text:p>
          </table:table-cell>
          <table:table-cell table:formula="of:=[.B90]+POWER(2;[.B90]/[.I$10])-1" office:value-type="float" office:value="336.65654263312" calcext:value-type="float">
            <text:p>336,65654263312</text:p>
          </table:table-cell>
          <table:table-cell table:formula="of:=POWER(2;[.B90]/[.I$6])*[.I$7]-[.I$7]" office:value-type="float" office:value="736.625848246622" calcext:value-type="float">
            <text:p>736,62584824662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formula="of:=[.B91]/127*3000" office:value-type="float" office:value="2102.36220472441" calcext:value-type="float">
            <text:p>2102,36220472441</text:p>
          </table:table-cell>
          <table:table-cell table:formula="of:=POWER(2;[.B91]/[.I$2])*[.I$3]-[.I$3]" office:value-type="float" office:value="272.458378855425" calcext:value-type="float">
            <text:p>272,458378855425</text:p>
          </table:table-cell>
          <table:table-cell table:formula="of:=([.C91]*(1-[.I$8])+[.D91]*[.I$8])" office:value-type="float" office:value="345.654531890184" calcext:value-type="float">
            <text:p>345,654531890184</text:p>
          </table:table-cell>
          <table:table-cell table:formula="of:=[.B91]+POWER(2;[.B91]/[.I$10])-1" office:value-type="float" office:value="353.818672888192" calcext:value-type="float">
            <text:p>353,818672888192</text:p>
          </table:table-cell>
          <table:table-cell table:formula="of:=POWER(2;[.B91]/[.I$6])*[.I$7]-[.I$7]" office:value-type="float" office:value="764.230373393937" calcext:value-type="float">
            <text:p>764,23037339393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formula="of:=[.B92]/127*3000" office:value-type="float" office:value="2125.9842519685" calcext:value-type="float">
            <text:p>2125,9842519685</text:p>
          </table:table-cell>
          <table:table-cell table:formula="of:=POWER(2;[.B92]/[.I$2])*[.I$3]-[.I$3]" office:value-type="float" office:value="290.254091662993" calcext:value-type="float">
            <text:p>290,254091662993</text:p>
          </table:table-cell>
          <table:table-cell table:formula="of:=([.C92]*(1-[.I$8])+[.D92]*[.I$8])" office:value-type="float" office:value="363.683298075214" calcext:value-type="float">
            <text:p>363,683298075214</text:p>
          </table:table-cell>
          <table:table-cell table:formula="of:=[.B92]+POWER(2;[.B92]/[.I$10])-1" office:value-type="float" office:value="372.027098392036" calcext:value-type="float">
            <text:p>372,027098392036</text:p>
          </table:table-cell>
          <table:table-cell table:formula="of:=POWER(2;[.B92]/[.I$6])*[.I$7]-[.I$7]" office:value-type="float" office:value="792.822436491594" calcext:value-type="float">
            <text:p>792,82243649159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formula="of:=[.B93]/127*3000" office:value-type="float" office:value="2149.6062992126" calcext:value-type="float">
            <text:p>2149,6062992126</text:p>
          </table:table-cell>
          <table:table-cell table:formula="of:=POWER(2;[.B93]/[.I$2])*[.I$3]-[.I$3]" office:value-type="float" office:value="309.207887085017" calcext:value-type="float">
            <text:p>309,207887085017</text:p>
          </table:table-cell>
          <table:table-cell table:formula="of:=([.C93]*(1-[.I$8])+[.D93]*[.I$8])" office:value-type="float" office:value="382.82382357012" calcext:value-type="float">
            <text:p>382,82382357012</text:p>
          </table:table-cell>
          <table:table-cell table:formula="of:=[.B93]+POWER(2;[.B93]/[.I$10])-1" office:value-type="float" office:value="391.349553640683" calcext:value-type="float">
            <text:p>391,349553640683</text:p>
          </table:table-cell>
          <table:table-cell table:formula="of:=POWER(2;[.B93]/[.I$6])*[.I$7]-[.I$7]" office:value-type="float" office:value="822.437366211184" calcext:value-type="float">
            <text:p>822,43736621118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[.B94]/127*3000" office:value-type="float" office:value="2173.22834645669" calcext:value-type="float">
            <text:p>2173,22834645669</text:p>
          </table:table-cell>
          <table:table-cell table:formula="of:=POWER(2;[.B94]/[.I$2])*[.I$3]-[.I$3]" office:value-type="float" office:value="329.395129078894" calcext:value-type="float">
            <text:p>329,395129078894</text:p>
          </table:table-cell>
          <table:table-cell table:formula="of:=([.C94]*(1-[.I$8])+[.D94]*[.I$8])" office:value-type="float" office:value="403.148457774006" calcext:value-type="float">
            <text:p>403,148457774006</text:p>
          </table:table-cell>
          <table:table-cell table:formula="of:=[.B94]+POWER(2;[.B94]/[.I$10])-1" office:value-type="float" office:value="411.858158089338" calcext:value-type="float">
            <text:p>411,858158089338</text:p>
          </table:table-cell>
          <table:table-cell table:formula="of:=POWER(2;[.B94]/[.I$6])*[.I$7]-[.I$7]" office:value-type="float" office:value="853.11175508969" calcext:value-type="float">
            <text:p>853,1117550896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formula="of:=[.B95]/127*3000" office:value-type="float" office:value="2196.85039370079" calcext:value-type="float">
            <text:p>2196,85039370079</text:p>
          </table:table-cell>
          <table:table-cell table:formula="of:=POWER(2;[.B95]/[.I$2])*[.I$3]-[.I$3]" office:value-type="float" office:value="350.896086024214" calcext:value-type="float">
            <text:p>350,896086024214</text:p>
          </table:table-cell>
          <table:table-cell table:formula="of:=([.C95]*(1-[.I$8])+[.D95]*[.I$8])" office:value-type="float" office:value="424.734258331277" calcext:value-type="float">
            <text:p>424,734258331277</text:p>
          </table:table-cell>
          <table:table-cell table:formula="of:=[.B95]+POWER(2;[.B95]/[.I$10])-1" office:value-type="float" office:value="433.629700023503" calcext:value-type="float">
            <text:p>433,629700023503</text:p>
          </table:table-cell>
          <table:table-cell table:formula="of:=POWER(2;[.B95]/[.I$6])*[.I$7]-[.I$7]" office:value-type="float" office:value="884.883504743627" calcext:value-type="float">
            <text:p>884,88350474362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formula="of:=[.B96]/127*3000" office:value-type="float" office:value="2220.47244094488" calcext:value-type="float">
            <text:p>2220,47244094488</text:p>
          </table:table-cell>
          <table:table-cell table:formula="of:=POWER(2;[.B96]/[.I$2])*[.I$3]-[.I$3]" office:value-type="float" office:value="373.796249885366" calcext:value-type="float">
            <text:p>373,796249885366</text:p>
          </table:table-cell>
          <table:table-cell table:formula="of:=([.C96]*(1-[.I$8])+[.D96]*[.I$8])" office:value-type="float" office:value="447.663297527747" calcext:value-type="float">
            <text:p>447,663297527747</text:p>
          </table:table-cell>
          <table:table-cell table:formula="of:=[.B96]+POWER(2;[.B96]/[.I$10])-1" office:value-type="float" office:value="456.745938807179" calcext:value-type="float">
            <text:p>456,745938807179</text:p>
          </table:table-cell>
          <table:table-cell table:formula="of:=POWER(2;[.B96]/[.I$6])*[.I$7]-[.I$7]" office:value-type="float" office:value="917.791872700709" calcext:value-type="float">
            <text:p>917,7918727007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formula="of:=[.B97]/127*3000" office:value-type="float" office:value="2244.09448818898" calcext:value-type="float">
            <text:p>2244,09448818898</text:p>
          </table:table-cell>
          <table:table-cell table:formula="of:=POWER(2;[.B97]/[.I$2])*[.I$3]-[.I$3]" office:value-type="float" office:value="398.186676144128" calcext:value-type="float">
            <text:p>398,186676144128</text:p>
          </table:table-cell>
          <table:table-cell table:formula="of:=([.C97]*(1-[.I$8])+[.D97]*[.I$8])" office:value-type="float" office:value="472.022988625922" calcext:value-type="float">
            <text:p>472,022988625922</text:p>
          </table:table-cell>
          <table:table-cell table:formula="of:=[.B97]+POWER(2;[.B97]/[.I$10])-1" office:value-type="float" office:value="481.293926697864" calcext:value-type="float">
            <text:p>481,293926697864</text:p>
          </table:table-cell>
          <table:table-cell table:formula="of:=POWER(2;[.B97]/[.I$6])*[.I$7]-[.I$7]" office:value-type="float" office:value="951.877520906881" calcext:value-type="float">
            <text:p>951,87752090688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formula="of:=[.B98]/127*3000" office:value-type="float" office:value="2267.71653543307" calcext:value-type="float">
            <text:p>2267,71653543307</text:p>
          </table:table-cell>
          <table:table-cell table:formula="of:=POWER(2;[.B98]/[.I$2])*[.I$3]-[.I$3]" office:value-type="float" office:value="424.164345853874" calcext:value-type="float">
            <text:p>424,164345853874</text:p>
          </table:table-cell>
          <table:table-cell table:formula="of:=([.C98]*(1-[.I$8])+[.D98]*[.I$8])" office:value-type="float" office:value="497.906433437042" calcext:value-type="float">
            <text:p>497,906433437042</text:p>
          </table:table-cell>
          <table:table-cell table:formula="of:=[.B98]+POWER(2;[.B98]/[.I$10])-1" office:value-type="float" office:value="507.366351495029" calcext:value-type="float">
            <text:p>507,366351495029</text:p>
          </table:table-cell>
          <table:table-cell table:formula="of:=POWER(2;[.B98]/[.I$6])*[.I$7]-[.I$7]" office:value-type="float" office:value="987.182565968677" calcext:value-type="float">
            <text:p>987,18256596867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formula="of:=[.B99]/127*3000" office:value-type="float" office:value="2291.33858267717" calcext:value-type="float">
            <text:p>2291,33858267717</text:p>
          </table:table-cell>
          <table:table-cell table:formula="of:=POWER(2;[.B99]/[.I$2])*[.I$3]-[.I$3]" office:value-type="float" office:value="451.83255125501" calcext:value-type="float">
            <text:p>451,83255125501</text:p>
          </table:table-cell>
          <table:table-cell table:formula="of:=([.C99]*(1-[.I$8])+[.D99]*[.I$8])" office:value-type="float" office:value="525.412792511896" calcext:value-type="float">
            <text:p>525,412792511896</text:p>
          </table:table-cell>
          <table:table-cell table:formula="of:=[.B99]+POWER(2;[.B99]/[.I$10])-1" office:value-type="float" office:value="535.061901370785" calcext:value-type="float">
            <text:p>535,061901370785</text:p>
          </table:table-cell>
          <table:table-cell table:formula="of:=POWER(2;[.B99]/[.I$6])*[.I$7]-[.I$7]" office:value-type="float" office:value="1023.75063119296" calcext:value-type="float">
            <text:p>1023,7506311929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formula="of:=[.B100]/127*3000" office:value-type="float" office:value="2314.96062992126" calcext:value-type="float">
            <text:p>2314,96062992126</text:p>
          </table:table-cell>
          <table:table-cell table:formula="of:=POWER(2;[.B100]/[.I$2])*[.I$3]-[.I$3]" office:value-type="float" office:value="481.301306484898" calcext:value-type="float">
            <text:p>481,301306484898</text:p>
          </table:table-cell>
          <table:table-cell table:formula="of:=([.C100]*(1-[.I$8])+[.D100]*[.I$8])" office:value-type="float" office:value="554.647679422353" calcext:value-type="float">
            <text:p>554,647679422353</text:p>
          </table:table-cell>
          <table:table-cell table:formula="of:=[.B100]+POWER(2;[.B100]/[.I$10])-1" office:value-type="float" office:value="564.485653318765" calcext:value-type="float">
            <text:p>564,485653318765</text:p>
          </table:table-cell>
          <table:table-cell table:formula="of:=POWER(2;[.B100]/[.I$6])*[.I$7]-[.I$7]" office:value-type="float" office:value="1061.62690048839" calcext:value-type="float">
            <text:p>1061,6269004883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formula="of:=[.B101]/127*3000" office:value-type="float" office:value="2338.58267716535" calcext:value-type="float">
            <text:p>2338,58267716535</text:p>
          </table:table-cell>
          <table:table-cell table:formula="of:=POWER(2;[.B101]/[.I$2])*[.I$3]-[.I$3]" office:value-type="float" office:value="512.687785015359" calcext:value-type="float">
            <text:p>512,687785015359</text:p>
          </table:table-cell>
          <table:table-cell table:formula="of:=([.C101]*(1-[.I$8])+[.D101]*[.I$8])" office:value-type="float" office:value="585.723580701359" calcext:value-type="float">
            <text:p>585,723580701359</text:p>
          </table:table-cell>
          <table:table-cell table:formula="of:=[.B101]+POWER(2;[.B101]/[.I$10])-1" office:value-type="float" office:value="595.749486750195" calcext:value-type="float">
            <text:p>595,749486750195</text:p>
          </table:table-cell>
          <table:table-cell table:formula="of:=POWER(2;[.B101]/[.I$6])*[.I$7]-[.I$7]" office:value-type="float" office:value="1100.85817419512" calcext:value-type="float">
            <text:p>1100,8581741951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102]/127*3000" office:value-type="float" office:value="2362.20472440945" calcext:value-type="float">
            <text:p>2362,20472440945</text:p>
          </table:table-cell>
          <table:table-cell table:formula="of:=POWER(2;[.B102]/[.I$2])*[.I$3]-[.I$3]" office:value-type="float" office:value="546.116785557056" calcext:value-type="float">
            <text:p>546,116785557056</text:p>
          </table:table-cell>
          <table:table-cell table:formula="of:=([.C102]*(1-[.I$8])+[.D102]*[.I$8])" office:value-type="float" office:value="618.760303111152" calcext:value-type="float">
            <text:p>618,760303111152</text:p>
          </table:table-cell>
          <table:table-cell table:formula="of:=[.B102]+POWER(2;[.B102]/[.I$10])-1" office:value-type="float" office:value="628.972523865124" calcext:value-type="float">
            <text:p>628,972523865124</text:p>
          </table:table-cell>
          <table:table-cell table:formula="of:=POWER(2;[.B102]/[.I$6])*[.I$7]-[.I$7]" office:value-type="float" office:value="1141.49292691187" calcext:value-type="float">
            <text:p>1141,492926911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formula="of:=[.B103]/127*3000" office:value-type="float" office:value="2385.82677165354" calcext:value-type="float">
            <text:p>2385,82677165354</text:p>
          </table:table-cell>
          <table:table-cell table:formula="of:=POWER(2;[.B103]/[.I$2])*[.I$3]-[.I$3]" office:value-type="float" office:value="581.721228283315" calcext:value-type="float">
            <text:p>581,721228283315</text:p>
          </table:table-cell>
          <table:table-cell table:formula="of:=([.C103]*(1-[.I$8])+[.D103]*[.I$8])" office:value-type="float" office:value="653.885450018124" calcext:value-type="float">
            <text:p>653,885450018124</text:p>
          </table:table-cell>
          <table:table-cell table:formula="of:=[.B103]+POWER(2;[.B103]/[.I$10])-1" office:value-type="float" office:value="664.281598532174" calcext:value-type="float">
            <text:p>664,281598532174</text:p>
          </table:table-cell>
          <table:table-cell table:formula="of:=POWER(2;[.B103]/[.I$6])*[.I$7]-[.I$7]" office:value-type="float" office:value="1183.58136739164" calcext:value-type="float">
            <text:p>1183,5813673916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formula="of:=[.B104]/127*3000" office:value-type="float" office:value="2409.44881889764" calcext:value-type="float">
            <text:p>2409,44881889764</text:p>
          </table:table-cell>
          <table:table-cell table:formula="of:=POWER(2;[.B104]/[.I$2])*[.I$3]-[.I$3]" office:value-type="float" office:value="619.642683346448" calcext:value-type="float">
            <text:p>619,642683346448</text:p>
          </table:table-cell>
          <table:table-cell table:formula="of:=([.C104]*(1-[.I$8])+[.D104]*[.I$8])" office:value-type="float" office:value="691.234928768496" calcext:value-type="float">
            <text:p>691,234928768496</text:p>
          </table:table-cell>
          <table:table-cell table:formula="of:=[.B104]+POWER(2;[.B104]/[.I$10])-1" office:value-type="float" office:value="701.811755522368" calcext:value-type="float">
            <text:p>701,811755522368</text:p>
          </table:table-cell>
          <table:table-cell table:formula="of:=POWER(2;[.B104]/[.I$6])*[.I$7]-[.I$7]" office:value-type="float" office:value="1227.17550058021" calcext:value-type="float">
            <text:p>1227,1755005802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formula="of:=[.B105]/127*3000" office:value-type="float" office:value="2433.07086614173" calcext:value-type="float">
            <text:p>2433,07086614173</text:p>
          </table:table-cell>
          <table:table-cell table:formula="of:=POWER(2;[.B105]/[.I$2])*[.I$3]-[.I$3]" office:value-type="float" office:value="660.031933788072" calcext:value-type="float">
            <text:p>660,031933788072</text:p>
          </table:table-cell>
          <table:table-cell table:formula="of:=([.C105]*(1-[.I$8])+[.D105]*[.I$8])" office:value-type="float" office:value="730.953491082219" calcext:value-type="float">
            <text:p>730,953491082219</text:p>
          </table:table-cell>
          <table:table-cell table:formula="of:=[.B105]+POWER(2;[.B105]/[.I$10])-1" office:value-type="float" office:value="741.706782062092" calcext:value-type="float">
            <text:p>741,706782062092</text:p>
          </table:table-cell>
          <table:table-cell table:formula="of:=POWER(2;[.B105]/[.I$6])*[.I$7]-[.I$7]" office:value-type="float" office:value="1272.32919187407" calcext:value-type="float">
            <text:p>1272,3291918740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formula="of:=[.B106]/127*3000" office:value-type="float" office:value="2456.69291338583" calcext:value-type="float">
            <text:p>2456,69291338583</text:p>
          </table:table-cell>
          <table:table-cell table:formula="of:=POWER(2;[.B106]/[.I$2])*[.I$3]-[.I$3]" office:value-type="float" office:value="703.049575081644" calcext:value-type="float">
            <text:p>703,049575081644</text:p>
          </table:table-cell>
          <table:table-cell table:formula="of:=([.C106]*(1-[.I$8])+[.D106]*[.I$8])" office:value-type="float" office:value="773.195308613812" calcext:value-type="float">
            <text:p>773,195308613812</text:p>
          </table:table-cell>
          <table:table-cell table:formula="of:=[.B106]+POWER(2;[.B106]/[.I$10])-1" office:value-type="float" office:value="784.119773797438" calcext:value-type="float">
            <text:p>784,119773797438</text:p>
          </table:table-cell>
          <table:table-cell table:formula="of:=POWER(2;[.B106]/[.I$6])*[.I$7]-[.I$7]" office:value-type="float" office:value="1319.09823367705" calcext:value-type="float">
            <text:p>1319,0982336770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formula="of:=[.B107]/127*3000" office:value-type="float" office:value="2480.31496062992" calcext:value-type="float">
            <text:p>2480,31496062992</text:p>
          </table:table-cell>
          <table:table-cell table:formula="of:=POWER(2;[.B107]/[.I$2])*[.I$3]-[.I$3]" office:value-type="float" office:value="748.866653691137" calcext:value-type="float">
            <text:p>748,866653691137</text:p>
          </table:table-cell>
          <table:table-cell table:formula="of:=([.C107]*(1-[.I$8])+[.D107]*[.I$8])" office:value-type="float" office:value="818.124585968689" calcext:value-type="float">
            <text:p>818,124585968689</text:p>
          </table:table-cell>
          <table:table-cell table:formula="of:=[.B107]+POWER(2;[.B107]/[.I$10])-1" office:value-type="float" office:value="829.213737397649" calcext:value-type="float">
            <text:p>829,213737397649</text:p>
          </table:table-cell>
          <table:table-cell table:formula="of:=POWER(2;[.B107]/[.I$6])*[.I$7]-[.I$7]" office:value-type="float" office:value="1367.54041433807" calcext:value-type="float">
            <text:p>1367,5404143380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formula="of:=[.B108]/127*3000" office:value-type="float" office:value="2503.93700787402" calcext:value-type="float">
            <text:p>2503,93700787402</text:p>
          </table:table-cell>
          <table:table-cell table:formula="of:=POWER(2;[.B108]/[.I$2])*[.I$3]-[.I$3]" office:value-type="float" office:value="797.665347184875" calcext:value-type="float">
            <text:p>797,665347184875</text:p>
          </table:table-cell>
          <table:table-cell table:formula="of:=([.C108]*(1-[.I$8])+[.D108]*[.I$8])" office:value-type="float" office:value="865.91621361244" calcext:value-type="float">
            <text:p>865,91621361244</text:p>
          </table:table-cell>
          <table:table-cell table:formula="of:=[.B108]+POWER(2;[.B108]/[.I$10])-1" office:value-type="float" office:value="877.162232169576" calcext:value-type="float">
            <text:p>877,162232169576</text:p>
          </table:table-cell>
          <table:table-cell table:formula="of:=POWER(2;[.B108]/[.I$6])*[.I$7]-[.I$7]" office:value-type="float" office:value="1417.71558955504" calcext:value-type="float">
            <text:p>1417,7155895550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formula="of:=[.B109]/127*3000" office:value-type="float" office:value="2527.55905511811" calcext:value-type="float">
            <text:p>2527,55905511811</text:p>
          </table:table-cell>
          <table:table-cell table:formula="of:=POWER(2;[.B109]/[.I$2])*[.I$3]-[.I$3]" office:value-type="float" office:value="849.639688608779" calcext:value-type="float">
            <text:p>849,639688608779</text:p>
          </table:table-cell>
          <table:table-cell table:formula="of:=([.C109]*(1-[.I$8])+[.D109]*[.I$8])" office:value-type="float" office:value="916.756463269152" calcext:value-type="float">
            <text:p>916,756463269152</text:p>
          </table:table-cell>
          <table:table-cell table:formula="of:=[.B109]+POWER(2;[.B109]/[.I$10])-1" office:value-type="float" office:value="928.150053208623" calcext:value-type="float">
            <text:p>928,150053208623</text:p>
          </table:table-cell>
          <table:table-cell table:formula="of:=POWER(2;[.B109]/[.I$6])*[.I$7]-[.I$7]" office:value-type="float" office:value="1469.68575633327" calcext:value-type="float">
            <text:p>1469,6857563332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formula="of:=[.B110]/127*3000" office:value-type="float" office:value="2551.18110236221" calcext:value-type="float">
            <text:p>2551,18110236221</text:p>
          </table:table-cell>
          <table:table-cell table:formula="of:=POWER(2;[.B110]/[.I$2])*[.I$3]-[.I$3]" office:value-type="float" office:value="904.996337999306" calcext:value-type="float">
            <text:p>904,996337999306</text:p>
          </table:table-cell>
          <table:table-cell table:formula="of:=([.C110]*(1-[.I$8])+[.D110]*[.I$8])" office:value-type="float" office:value="970.843728573822" calcext:value-type="float">
            <text:p>970,843728573822</text:p>
          </table:table-cell>
          <table:table-cell table:formula="of:=[.B110]+POWER(2;[.B110]/[.I$10])-1" office:value-type="float" office:value="982.373958775155" calcext:value-type="float">
            <text:p>982,373958775155</text:p>
          </table:table-cell>
          <table:table-cell table:formula="of:=POWER(2;[.B110]/[.I$6])*[.I$7]-[.I$7]" office:value-type="float" office:value="1523.51512958961" calcext:value-type="float">
            <text:p>1523,5151295896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formula="of:=[.B111]/127*3000" office:value-type="float" office:value="2574.8031496063" calcext:value-type="float">
            <text:p>2574,8031496063</text:p>
          </table:table-cell>
          <table:table-cell table:formula="of:=POWER(2;[.B111]/[.I$2])*[.I$3]-[.I$3]" office:value-type="float" office:value="963.955404103725" calcext:value-type="float">
            <text:p>963,955404103725</text:p>
          </table:table-cell>
          <table:table-cell table:formula="of:=([.C111]*(1-[.I$8])+[.D111]*[.I$8])" office:value-type="float" office:value="1028.38931392383" calcext:value-type="float">
            <text:p>1028,38931392383</text:p>
          </table:table-cell>
          <table:table-cell table:formula="of:=[.B111]+POWER(2;[.B111]/[.I$10])-1" office:value-type="float" office:value="1040.0434447594" calcext:value-type="float">
            <text:p>1040,0434447594</text:p>
          </table:table-cell>
          <table:table-cell table:formula="of:=POWER(2;[.B111]/[.I$6])*[.I$7]-[.I$7]" office:value-type="float" office:value="1579.27022149715" calcext:value-type="float">
            <text:p>1579,2702214971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formula="of:=[.B112]/127*3000" office:value-type="float" office:value="2598.42519685039" calcext:value-type="float">
            <text:p>2598,42519685039</text:p>
          </table:table-cell>
          <table:table-cell table:formula="of:=POWER(2;[.B112]/[.I$2])*[.I$3]-[.I$3]" office:value-type="float" office:value="1026.75131957509" calcext:value-type="float">
            <text:p>1026,75131957509</text:p>
          </table:table-cell>
          <table:table-cell table:formula="of:=([.C112]*(1-[.I$8])+[.D112]*[.I$8])" office:value-type="float" office:value="1089.6182746661" calcext:value-type="float">
            <text:p>1089,6182746661</text:p>
          </table:table-cell>
          <table:table-cell table:formula="of:=[.B112]+POWER(2;[.B112]/[.I$10])-1" office:value-type="float" office:value="1101.38156928323" calcext:value-type="float">
            <text:p>1101,38156928323</text:p>
          </table:table-cell>
          <table:table-cell table:formula="of:=POWER(2;[.B112]/[.I$6])*[.I$7]-[.I$7]" office:value-type="float" office:value="1637.0199236684" calcext:value-type="float">
            <text:p>1637,019923668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formula="of:=[.B113]/127*3000" office:value-type="float" office:value="2622.04724409449" calcext:value-type="float">
            <text:p>2622,04724409449</text:p>
          </table:table-cell>
          <table:table-cell table:formula="of:=POWER(2;[.B113]/[.I$2])*[.I$3]-[.I$3]" office:value-type="float" office:value="1093.6337731218" calcext:value-type="float">
            <text:p>1093,6337731218</text:p>
          </table:table-cell>
          <table:table-cell table:formula="of:=([.C113]*(1-[.I$8])+[.D113]*[.I$8])" office:value-type="float" office:value="1154.77031196071" calcext:value-type="float">
            <text:p>1154,77031196071</text:p>
          </table:table-cell>
          <table:table-cell table:formula="of:=[.B113]+POWER(2;[.B113]/[.I$10])-1" office:value-type="float" office:value="1166.62583068462" calcext:value-type="float">
            <text:p>1166,62583068462</text:p>
          </table:table-cell>
          <table:table-cell table:formula="of:=POWER(2;[.B113]/[.I$6])*[.I$7]-[.I$7]" office:value-type="float" office:value="1696.83559227851" calcext:value-type="float">
            <text:p>1696,8355922785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[.B114]/127*3000" office:value-type="float" office:value="2645.66929133858" calcext:value-type="float">
            <text:p>2645,66929133858</text:p>
          </table:table-cell>
          <table:table-cell table:formula="of:=POWER(2;[.B114]/[.I$2])*[.I$3]-[.I$3]" office:value-type="float" office:value="1164.86870231825" calcext:value-type="float">
            <text:p>1164,86870231825</text:p>
          </table:table-cell>
          <table:table-cell table:formula="of:=([.C114]*(1-[.I$8])+[.D114]*[.I$8])" office:value-type="float" office:value="1224.10072587906" calcext:value-type="float">
            <text:p>1224,10072587906</text:p>
          </table:table-cell>
          <table:table-cell table:formula="of:=[.B114]+POWER(2;[.B114]/[.I$10])-1" office:value-type="float" office:value="1236.02910234049" calcext:value-type="float">
            <text:p>1236,02910234049</text:p>
          </table:table-cell>
          <table:table-cell table:formula="of:=POWER(2;[.B114]/[.I$6])*[.I$7]-[.I$7]" office:value-type="float" office:value="1758.79113623378" calcext:value-type="float">
            <text:p>1758,7911362337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formula="of:=[.B115]/127*3000" office:value-type="float" office:value="2669.29133858268" calcext:value-type="float">
            <text:p>2669,29133858268</text:p>
          </table:table-cell>
          <table:table-cell table:formula="of:=POWER(2;[.B115]/[.I$2])*[.I$3]-[.I$3]" office:value-type="float" office:value="1240.73935102402" calcext:value-type="float">
            <text:p>1240,73935102402</text:p>
          </table:table-cell>
          <table:table-cell table:formula="of:=([.C115]*(1-[.I$8])+[.D115]*[.I$8])" office:value-type="float" office:value="1297.88143052636" calcext:value-type="float">
            <text:p>1297,88143052636</text:p>
          </table:table-cell>
          <table:table-cell table:formula="of:=[.B115]+POWER(2;[.B115]/[.I$10])-1" office:value-type="float" office:value="1309.86062800771" calcext:value-type="float">
            <text:p>1309,86062800771</text:p>
          </table:table-cell>
          <table:table-cell table:formula="of:=POWER(2;[.B115]/[.I$6])*[.I$7]-[.I$7]" office:value-type="float" office:value="1822.96310849431" calcext:value-type="float">
            <text:p>1822,9631084943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formula="of:=[.B116]/127*3000" office:value-type="float" office:value="2692.91338582677" calcext:value-type="float">
            <text:p>2692,91338582677</text:p>
          </table:table-cell>
          <table:table-cell table:formula="of:=POWER(2;[.B116]/[.I$2])*[.I$3]-[.I$3]" office:value-type="float" office:value="1321.54739561629" calcext:value-type="float">
            <text:p>1321,54739561629</text:p>
          </table:table-cell>
          <table:table-cell table:formula="of:=([.C116]*(1-[.I$8])+[.D116]*[.I$8])" office:value-type="float" office:value="1376.40203522471" calcext:value-type="float">
            <text:p>1376,40203522471</text:p>
          </table:table-cell>
          <table:table-cell table:formula="of:=[.B116]+POWER(2;[.B116]/[.I$10])-1" office:value-type="float" office:value="1388.40708159988" calcext:value-type="float">
            <text:p>1388,40708159988</text:p>
          </table:table-cell>
          <table:table-cell table:formula="of:=POWER(2;[.B116]/[.I$6])*[.I$7]-[.I$7]" office:value-type="float" office:value="1889.43080066372" calcext:value-type="float">
            <text:p>1889,4308006637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formula="of:=[.B117]/127*3000" office:value-type="float" office:value="2716.53543307087" calcext:value-type="float">
            <text:p>2716,53543307087</text:p>
          </table:table-cell>
          <table:table-cell table:formula="of:=POWER(2;[.B117]/[.I$2])*[.I$3]-[.I$3]" office:value-type="float" office:value="1407.61414451349" calcext:value-type="float">
            <text:p>1407,61414451349</text:p>
          </table:table-cell>
          <table:table-cell table:formula="of:=([.C117]*(1-[.I$8])+[.D117]*[.I$8])" office:value-type="float" office:value="1459.97099605579" calcext:value-type="float">
            <text:p>1459,97099605579</text:p>
          </table:table-cell>
          <table:table-cell table:formula="of:=[.B117]+POWER(2;[.B117]/[.I$10])-1" office:value-type="float" office:value="1471.97369557142" calcext:value-type="float">
            <text:p>1471,97369557142</text:p>
          </table:table-cell>
          <table:table-cell table:formula="of:=POWER(2;[.B117]/[.I$6])*[.I$7]-[.I$7]" office:value-type="float" office:value="1958.27634096269" calcext:value-type="float">
            <text:p>1958,2763409626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formula="of:=[.B118]/127*3000" office:value-type="float" office:value="2740.15748031496" calcext:value-type="float">
            <text:p>2740,15748031496</text:p>
          </table:table-cell>
          <table:table-cell table:formula="of:=POWER(2;[.B118]/[.I$2])*[.I$3]-[.I$3]" office:value-type="float" office:value="1499.2818157597" calcext:value-type="float">
            <text:p>1499,2818157597</text:p>
          </table:table-cell>
          <table:table-cell table:formula="of:=([.C118]*(1-[.I$8])+[.D118]*[.I$8])" office:value-type="float" office:value="1548.91684234191" calcext:value-type="float">
            <text:p>1548,91684234191</text:p>
          </table:table-cell>
          <table:table-cell table:formula="of:=[.B118]+POWER(2;[.B118]/[.I$10])-1" office:value-type="float" office:value="1560.88546235031" calcext:value-type="float">
            <text:p>1560,88546235031</text:p>
          </table:table-cell>
          <table:table-cell table:formula="of:=POWER(2;[.B118]/[.I$6])*[.I$7]-[.I$7]" office:value-type="float" office:value="2029.58479570754" calcext:value-type="float">
            <text:p>2029,5847957075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formula="of:=[.B119]/127*3000" office:value-type="float" office:value="2763.77952755906" calcext:value-type="float">
            <text:p>2763,77952755906</text:p>
          </table:table-cell>
          <table:table-cell table:formula="of:=POWER(2;[.B119]/[.I$2])*[.I$3]-[.I$3]" office:value-type="float" office:value="1596.91489774982" calcext:value-type="float">
            <text:p>1596,91489774982</text:p>
          </table:table-cell>
          <table:table-cell table:formula="of:=([.C119]*(1-[.I$8])+[.D119]*[.I$8])" office:value-type="float" office:value="1643.58948294219" calcext:value-type="float">
            <text:p>1643,58948294219</text:p>
          </table:table-cell>
          <table:table-cell table:formula="of:=[.B119]+POWER(2;[.B119]/[.I$10])-1" office:value-type="float" office:value="1655.4884135486" calcext:value-type="float">
            <text:p>1655,4884135486</text:p>
          </table:table-cell>
          <table:table-cell table:formula="of:=POWER(2;[.B119]/[.I$6])*[.I$7]-[.I$7]" office:value-type="float" office:value="2103.44427441911" calcext:value-type="float">
            <text:p>2103,4442744191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formula="of:=[.B120]/127*3000" office:value-type="float" office:value="2787.40157480315" calcext:value-type="float">
            <text:p>2787,40157480315</text:p>
          </table:table-cell>
          <table:table-cell table:formula="of:=POWER(2;[.B120]/[.I$2])*[.I$3]-[.I$3]" office:value-type="float" office:value="1700.90159850594" calcext:value-type="float">
            <text:p>1700,90159850594</text:p>
          </table:table-cell>
          <table:table-cell table:formula="of:=([.C120]*(1-[.I$8])+[.D120]*[.I$8])" office:value-type="float" office:value="1744.36159755783" calcext:value-type="float">
            <text:p>1744,36159755783</text:p>
          </table:table-cell>
          <table:table-cell table:formula="of:=[.B120]+POWER(2;[.B120]/[.I$10])-1" office:value-type="float" office:value="1756.15098198571" calcext:value-type="float">
            <text:p>1756,15098198571</text:p>
          </table:table-cell>
          <table:table-cell table:formula="of:=POWER(2;[.B120]/[.I$6])*[.I$7]-[.I$7]" office:value-type="float" office:value="2179.94603869187" calcext:value-type="float">
            <text:p>2179,946038691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formula="of:=[.B121]/127*3000" office:value-type="float" office:value="2811.02362204724" calcext:value-type="float">
            <text:p>2811,02362204724</text:p>
          </table:table-cell>
          <table:table-cell table:formula="of:=POWER(2;[.B121]/[.I$2])*[.I$3]-[.I$3]" office:value-type="float" office:value="1811.65538926752" calcext:value-type="float">
            <text:p>1811,65538926752</text:p>
          </table:table-cell>
          <table:table-cell table:formula="of:=([.C121]*(1-[.I$8])+[.D121]*[.I$8])" office:value-type="float" office:value="1851.63011857871" calcext:value-type="float">
            <text:p>1851,63011857871</text:p>
          </table:table-cell>
          <table:table-cell table:formula="of:=[.B121]+POWER(2;[.B121]/[.I$10])-1" office:value-type="float" office:value="1863.26545188572" calcext:value-type="float">
            <text:p>1863,26545188572</text:p>
          </table:table-cell>
          <table:table-cell table:formula="of:=POWER(2;[.B121]/[.I$6])*[.I$7]-[.I$7]" office:value-type="float" office:value="2259.18461495776" calcext:value-type="float">
            <text:p>2259,1846149577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[.B122]/127*3000" office:value-type="float" office:value="2834.64566929134" calcext:value-type="float">
            <text:p>2834,64566929134</text:p>
          </table:table-cell>
          <table:table-cell table:formula="of:=POWER(2;[.B122]/[.I$2])*[.I$3]-[.I$3]" office:value-type="float" office:value="1929.61664853305" calcext:value-type="float">
            <text:p>1929,61664853305</text:p>
          </table:table-cell>
          <table:table-cell table:formula="of:=([.C122]*(1-[.I$8])+[.D122]*[.I$8])" office:value-type="float" office:value="1965.81780936338" calcext:value-type="float">
            <text:p>1965,81780936338</text:p>
          </table:table-cell>
          <table:table-cell table:formula="of:=[.B122]+POWER(2;[.B122]/[.I$10])-1" office:value-type="float" office:value="1977.24950295666" calcext:value-type="float">
            <text:p>1977,24950295666</text:p>
          </table:table-cell>
          <table:table-cell table:formula="of:=POWER(2;[.B122]/[.I$6])*[.I$7]-[.I$7]" office:value-type="float" office:value="2341.25791128406" calcext:value-type="float">
            <text:p>2341,2579112840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formula="of:=[.B123]/127*3000" office:value-type="float" office:value="2858.26771653543" calcext:value-type="float">
            <text:p>2858,26771653543</text:p>
          </table:table-cell>
          <table:table-cell table:formula="of:=POWER(2;[.B123]/[.I$2])*[.I$3]-[.I$3]" office:value-type="float" office:value="2055.25441309015" calcext:value-type="float">
            <text:p>2055,25441309015</text:p>
          </table:table-cell>
          <table:table-cell table:formula="of:=([.C123]*(1-[.I$8])+[.D123]*[.I$8])" office:value-type="float" office:value="2087.37494522796" calcext:value-type="float">
            <text:p>2087,37494522796</text:p>
          </table:table-cell>
          <table:table-cell table:formula="of:=[.B123]+POWER(2;[.B123]/[.I$10])-1" office:value-type="float" office:value="2098.54785442964" calcext:value-type="float">
            <text:p>2098,54785442964</text:p>
          </table:table-cell>
          <table:table-cell table:formula="of:=POWER(2;[.B123]/[.I$6])*[.I$7]-[.I$7]" office:value-type="float" office:value="2426.26733834978" calcext:value-type="float">
            <text:p>2426,2673383497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formula="of:=[.B124]/127*3000" office:value-type="float" office:value="2881.88976377953" calcext:value-type="float">
            <text:p>2881,88976377953</text:p>
          </table:table-cell>
          <table:table-cell table:formula="of:=POWER(2;[.B124]/[.I$2])*[.I$3]-[.I$3]" office:value-type="float" office:value="2189.06824299658" calcext:value-type="float">
            <text:p>2189,06824299658</text:p>
          </table:table-cell>
          <table:table-cell table:formula="of:=([.C124]*(1-[.I$8])+[.D124]*[.I$8])" office:value-type="float" office:value="2216.7811038279" calcext:value-type="float">
            <text:p>2216,7811038279</text:p>
          </table:table-cell>
          <table:table-cell table:formula="of:=[.B124]+POWER(2;[.B124]/[.I$10])-1" office:value-type="float" office:value="2227.63401552888" calcext:value-type="float">
            <text:p>2227,63401552888</text:p>
          </table:table-cell>
          <table:table-cell table:formula="of:=POWER(2;[.B124]/[.I$6])*[.I$7]-[.I$7]" office:value-type="float" office:value="2514.31793474974" calcext:value-type="float">
            <text:p>2514,3179347497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formula="of:=[.B125]/127*3000" office:value-type="float" office:value="2905.51181102362" calcext:value-type="float">
            <text:p>2905,51181102362</text:p>
          </table:table-cell>
          <table:table-cell table:formula="of:=POWER(2;[.B125]/[.I$2])*[.I$3]-[.I$3]" office:value-type="float" office:value="2331.59020792766" calcext:value-type="float">
            <text:p>2331,59020792766</text:p>
          </table:table-cell>
          <table:table-cell table:formula="of:=([.C125]*(1-[.I$8])+[.D125]*[.I$8])" office:value-type="float" office:value="2354.5470720515" calcext:value-type="float">
            <text:p>2354,5470720515</text:p>
          </table:table-cell>
          <table:table-cell table:formula="of:=[.B125]+POWER(2;[.B125]/[.I$10])-1" office:value-type="float" office:value="2365.0121492627" calcext:value-type="float">
            <text:p>2365,0121492627</text:p>
          </table:table-cell>
          <table:table-cell table:formula="of:=POWER(2;[.B125]/[.I$6])*[.I$7]-[.I$7]" office:value-type="float" office:value="2605.51849678147" calcext:value-type="float">
            <text:p>2605,5184967814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formula="of:=[.B126]/127*3000" office:value-type="float" office:value="2929.13385826772" calcext:value-type="float">
            <text:p>2929,13385826772</text:p>
          </table:table-cell>
          <table:table-cell table:formula="of:=POWER(2;[.B126]/[.I$2])*[.I$3]-[.I$3]" office:value-type="float" office:value="2483.38700278826" calcext:value-type="float">
            <text:p>2483,38700278826</text:p>
          </table:table-cell>
          <table:table-cell table:formula="of:=([.C126]*(1-[.I$8])+[.D126]*[.I$8])" office:value-type="float" office:value="2501.21687700744" calcext:value-type="float">
            <text:p>2501,21687700744</text:p>
          </table:table-cell>
          <table:table-cell table:formula="of:=[.B126]+POWER(2;[.B126]/[.I$10])-1" office:value-type="float" office:value="2511.21905687163" calcext:value-type="float">
            <text:p>2511,21905687163</text:p>
          </table:table-cell>
          <table:table-cell table:formula="of:=POWER(2;[.B126]/[.I$6])*[.I$7]-[.I$7]" office:value-type="float" office:value="2699.9817128751" calcext:value-type="float">
            <text:p>2699,981712875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formula="of:=[.B127]/127*3000" office:value-type="float" office:value="2952.75590551181" calcext:value-type="float">
            <text:p>2952,75590551181</text:p>
          </table:table-cell>
          <table:table-cell table:formula="of:=POWER(2;[.B127]/[.I$2])*[.I$3]-[.I$3]" office:value-type="float" office:value="2645.06220100133" calcext:value-type="float">
            <text:p>2645,06220100133</text:p>
          </table:table-cell>
          <table:table-cell table:formula="of:=([.C127]*(1-[.I$8])+[.D127]*[.I$8])" office:value-type="float" office:value="2657.36994918175" calcext:value-type="float">
            <text:p>2657,36994918175</text:p>
          </table:table-cell>
          <table:table-cell table:formula="of:=[.B127]+POWER(2;[.B127]/[.I$10])-1" office:value-type="float" office:value="2666.82629074463" calcext:value-type="float">
            <text:p>2666,82629074463</text:p>
          </table:table-cell>
          <table:table-cell table:formula="of:=POWER(2;[.B127]/[.I$6])*[.I$7]-[.I$7]" office:value-type="float" office:value="2797.82430283247" calcext:value-type="float">
            <text:p>2797,8243028324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formula="of:=[.B128]/127*3000" office:value-type="float" office:value="2976.37795275591" calcext:value-type="float">
            <text:p>2976,37795275591</text:p>
          </table:table-cell>
          <table:table-cell table:formula="of:=POWER(2;[.B128]/[.I$2])*[.I$3]-[.I$3]" office:value-type="float" office:value="2817.25865443265" calcext:value-type="float">
            <text:p>2817,25865443265</text:p>
          </table:table-cell>
          <table:table-cell table:formula="of:=([.C128]*(1-[.I$8])+[.D128]*[.I$8])" office:value-type="float" office:value="2823.62342636558" calcext:value-type="float">
            <text:p>2823,62342636558</text:p>
          </table:table-cell>
          <table:table-cell table:formula="of:=[.B128]+POWER(2;[.B128]/[.I$10])-1" office:value-type="float" office:value="2832.44240412015" calcext:value-type="float">
            <text:p>2832,44240412015</text:p>
          </table:table-cell>
          <table:table-cell table:formula="of:=POWER(2;[.B128]/[.I$6])*[.I$7]-[.I$7]" office:value-type="float" office:value="2899.16716204741" calcext:value-type="float">
            <text:p>2899,1671620474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formula="of:=[.B129]/127*3000" office:value-type="float" office:value="3000" calcext:value-type="float">
            <text:p>3000</text:p>
          </table:table-cell>
          <table:table-cell table:formula="of:=POWER(2;[.B129]/[.I$2])*[.I$3]-[.I$3]" office:value-type="float" office:value="3000.66104949418" calcext:value-type="float">
            <text:p>3000,66104949418</text:p>
          </table:table-cell>
          <table:table-cell table:formula="of:=([.C129]*(1-[.I$8])+[.D129]*[.I$8])" office:value-type="float" office:value="3000.63460751441" calcext:value-type="float">
            <text:p>3000,63460751441</text:p>
          </table:table-cell>
          <table:table-cell table:formula="of:=[.B129]+POWER(2;[.B129]/[.I$10])-1" office:value-type="float" office:value="3008.71534642714" calcext:value-type="float">
            <text:p>3008,71534642714</text:p>
          </table:table-cell>
          <table:table-cell table:formula="of:=POWER(2;[.B129]/[.I$6])*[.I$7]-[.I$7]" office:value-type="float" office:value="3004.1355108854" calcext:value-type="float">
            <text:p>3004,135510885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00-00-00</text:date>, <text:time style:data-style-name="N2" text:time-value="12:49:04.807935571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7:41:10.491497794</meta:creation-date>
    <dc:date>2024-06-14T23:34:00.329018773</dc:date>
    <meta:editing-duration>PT25M44S</meta:editing-duration>
    <meta:editing-cycles>5</meta:editing-cycles>
    <meta:generator>LibreOffice/24.2.3.2$Linux_X86_64 LibreOffice_project/420$Build-2</meta:generator>
    <meta:document-statistic meta:table-count="2" meta:cell-count="10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179cm" svg:y="3.207cm" style:legend-expansion="high" chart:style-name="ch2"/>
        <chart:plot-area chart:style-name="ch3" table:cell-range-address="curves.C1:curves.G129" chart:data-source-has-labels="row" svg:x="0.319cm" svg:y="0.18cm" svg:width="12.541cm" svg:height="8.645cm">
          <chart:coordinate-region svg:x="1.311cm" svg:y="0.38cm" svg:width="11.544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urves.C2:curves.C129" chart:label-cell-address="curves.C1:curves.C1" chart:class="chart:bar">
            <chart:data-point chart:repeated="128"/>
          </chart:series>
          <chart:series chart:style-name="ch8" chart:values-cell-range-address="curves.D2:curves.D129" chart:label-cell-address="curves.D1:curves.D1" chart:class="chart:bar">
            <chart:data-point chart:repeated="128"/>
          </chart:series>
          <chart:series chart:style-name="ch9" chart:values-cell-range-address="curves.E2:curves.E129" chart:label-cell-address="curves.E1:curves.E1" chart:class="chart:bar">
            <chart:data-point chart:repeated="128"/>
          </chart:series>
          <chart:series chart:style-name="ch10" chart:values-cell-range-address="curves.F2:curves.F129" chart:label-cell-address="curves.F1:curves.F1" chart:class="chart:bar">
            <chart:data-point chart:repeated="128"/>
          </chart:series>
          <chart:series chart:style-name="ch11" chart:values-cell-range-address="curves.G2:curves.G129" chart:label-cell-address="curves.G1:curves.G1" chart:class="chart:bar">
            <chart:data-point chart:repeated="1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 out</text:p>
                <draw:g>
                  <svg:desc>curves.C1:curves.C1</svg:desc>
                </draw:g>
              </table:table-cell>
              <table:table-cell office:value-type="string">
                <text:p>exp1</text:p>
                <draw:g>
                  <svg:desc>curves.D1:curves.D1</svg:desc>
                </draw:g>
              </table:table-cell>
              <table:table-cell office:value-type="string">
                <text:p>mix lin/log</text:p>
                <draw:g>
                  <svg:desc>curves.E1:curves.E1</svg:desc>
                </draw:g>
              </table:table-cell>
              <table:table-cell office:value-type="string">
                <text:p>mix ramp+log</text:p>
                <draw:g>
                  <svg:desc>curves.F1:curves.F1</svg:desc>
                </draw:g>
              </table:table-cell>
              <table:table-cell office:value-type="string">
                <text:p>exp2</text:p>
                <draw:g>
                  <svg:desc>curves.G1:curv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urves.C2:curves.C129</svg:desc>
                </draw:g>
              </table:table-cell>
              <table:table-cell office:value-type="float" office:value="0">
                <text:p>0</text:p>
                <draw:g>
                  <svg:desc>curves.D2:curves.D129</svg:desc>
                </draw:g>
              </table:table-cell>
              <table:table-cell office:value-type="float" office:value="0">
                <text:p>0</text:p>
                <draw:g>
                  <svg:desc>curves.E2:curves.E129</svg:desc>
                </draw:g>
              </table:table-cell>
              <table:table-cell office:value-type="float" office:value="0">
                <text:p>0</text:p>
                <draw:g>
                  <svg:desc>curves.F2:curves.F129</svg:desc>
                </draw:g>
              </table:table-cell>
              <table:table-cell office:value-type="float" office:value="0">
                <text:p>0</text:p>
                <draw:g>
                  <svg:desc>curves.G2:curves.G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6220472440945">
                <text:p>23.6220472440945</text:p>
              </table:table-cell>
              <table:table-cell office:value-type="float" office:value="0.0650764949388409">
                <text:p>0.0650764949388409</text:p>
              </table:table-cell>
              <table:table-cell office:value-type="float" office:value="1.00735532490507">
                <text:p>1.00735532490507</text:p>
              </table:table-cell>
              <table:table-cell office:value-type="float" office:value="1.06473745924946">
                <text:p>1.06473745924946</text:p>
              </table:table-cell>
              <table:table-cell office:value-type="float" office:value="1.25210732941544">
                <text:p>1.25210732941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244094488189">
                <text:p>47.244094488189</text:p>
              </table:table-cell>
              <table:table-cell office:value-type="float" office:value="0.134387940071207">
                <text:p>0.134387940071207</text:p>
              </table:table-cell>
              <table:table-cell office:value-type="float" office:value="2.01877620199592">
                <text:p>2.01877620199592</text:p>
              </table:table-cell>
              <table:table-cell office:value-type="float" office:value="2.13366585712899">
                <text:p>2.13366585712899</text:p>
              </table:table-cell>
              <table:table-cell office:value-type="float" office:value="2.54900816638448">
                <text:p>2.5490081663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8661417322835">
                <text:p>70.8661417322835</text:p>
              </table:table-cell>
              <table:table-cell office:value-type="float" office:value="0.208209931111933">
                <text:p>0.208209931111933</text:p>
              </table:table-cell>
              <table:table-cell office:value-type="float" office:value="3.0345272031588">
                <text:p>3.0345272031588</text:p>
              </table:table-cell>
              <table:table-cell office:value-type="float" office:value="3.20705650435738">
                <text:p>3.20705650435738</text:p>
              </table:table-cell>
              <table:table-cell office:value-type="float" office:value="3.89230497602478">
                <text:p>3.89230497602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488188976378">
                <text:p>94.488188976378</text:p>
              </table:table-cell>
              <table:table-cell office:value-type="float" office:value="0.286835998578996">
                <text:p>0.286835998578996</text:p>
              </table:table-cell>
              <table:table-cell office:value-type="float" office:value="4.05489011769096">
                <text:p>4.05489011769096</text:p>
              </table:table-cell>
              <table:table-cell office:value-type="float" office:value="4.28519827562">
                <text:p>4.28519827562</text:p>
              </table:table-cell>
              <table:table-cell office:value-type="float" office:value="5.28365755083453">
                <text:p>5.28365755083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.110236220472">
                <text:p>118.110236220472</text:p>
              </table:table-cell>
              <table:table-cell office:value-type="float" office:value="0.37057877492764">
                <text:p>0.37057877492764</text:p>
              </table:table-cell>
              <table:table-cell office:value-type="float" office:value="5.08016507274944">
                <text:p>5.08016507274944</text:p>
              </table:table-cell>
              <table:table-cell office:value-type="float" office:value="5.36839874661543">
                <text:p>5.36839874661543</text:p>
              </table:table-cell>
              <table:table-cell office:value-type="float" office:value="6.72478506155057">
                <text:p>6.72478506155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.732283464567">
                <text:p>141.732283464567</text:p>
              </table:table-cell>
              <table:table-cell office:value-type="float" office:value="0.459771237637502">
                <text:p>0.459771237637502</text:p>
              </table:table-cell>
              <table:table-cell office:value-type="float" office:value="6.11067172671468">
                <text:p>6.11067172671468</text:p>
              </table:table-cell>
              <table:table-cell office:value-type="float" office:value="6.45698540471145">
                <text:p>6.45698540471145</text:p>
              </table:table-cell>
              <table:table-cell office:value-type="float" office:value="8.2174681813749">
                <text:p>8.2174681813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.354330708661">
                <text:p>165.354330708661</text:p>
              </table:table-cell>
              <table:table-cell office:value-type="float" office:value="0.554768033195484">
                <text:p>0.554768033195484</text:p>
              </table:table-cell>
              <table:table-cell office:value-type="float" office:value="7.14675054021413">
                <text:p>7.14675054021413</text:p>
              </table:table-cell>
              <table:table-cell office:value-type="float" office:value="7.55130693797601">
                <text:p>7.55130693797601</text:p>
              </table:table-cell>
              <table:table-cell office:value-type="float" office:value="9.76355128619427">
                <text:p>9.76355128619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.976377952756">
                <text:p>188.976377952756</text:p>
              </table:table-cell>
              <table:table-cell office:value-type="float" office:value="0.655946887238802">
                <text:p>0.655946887238802</text:p>
              </table:table-cell>
              <table:table-cell office:value-type="float" office:value="8.18876412985949">
                <text:p>8.18876412985949</text:p>
              </table:table-cell>
              <table:table-cell office:value-type="float" office:value="8.65173460765663">
                <text:p>8.65173460765663</text:p>
              </table:table-cell>
              <table:table-cell office:value-type="float" office:value="11.3649447335116">
                <text:p>11.3649447335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.59842519685">
                <text:p>212.59842519685</text:p>
              </table:table-cell>
              <table:table-cell office:value-type="float" office:value="0.763710106465187">
                <text:p>0.763710106465187</text:p>
              </table:table-cell>
              <table:table-cell office:value-type="float" office:value="9.2370987100806">
                <text:p>9.2370987100806</text:p>
              </table:table-cell>
              <table:table-cell office:value-type="float" office:value="9.75866370951072">
                <text:p>9.75866370951072</text:p>
              </table:table-cell>
              <table:table-cell office:value-type="float" office:value="13.0236272229051">
                <text:p>13.0236272229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.220472440945">
                <text:p>236.220472440945</text:p>
              </table:table-cell>
              <table:table-cell office:value-type="float" office:value="0.878486178282151">
                <text:p>0.878486178282151</text:p>
              </table:table-cell>
              <table:table-cell office:value-type="float" office:value="10.2921656287887">
                <text:p>10.2921656287887</text:p>
              </table:table-cell>
              <table:table-cell office:value-type="float" office:value="10.8725151297387">
                <text:p>10.8725151297387</text:p>
              </table:table-cell>
              <table:table-cell office:value-type="float" office:value="14.7416482409312">
                <text:p>14.7416482409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.842519685039">
                <text:p>259.842519685039</text:p>
              </table:table-cell>
              <table:table-cell office:value-type="float" office:value="1.00073147455581">
                <text:p>1.00073147455581</text:p>
              </table:table-cell>
              <table:table-cell office:value-type="float" office:value="11.3544030029752">
                <text:p>11.3544030029752</text:p>
              </table:table-cell>
              <table:table-cell office:value-type="float" office:value="11.9937370016441">
                <text:p>11.9937370016441</text:p>
              </table:table-cell>
              <table:table-cell office:value-type="float" office:value="16.5211305934934">
                <text:p>16.5211305934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464566929134">
                <text:p>283.464566929134</text:p>
              </table:table-cell>
              <table:table-cell office:value-type="float" office:value="1.13093206623372">
                <text:p>1.13093206623372</text:p>
              </table:table-cell>
              <table:table-cell office:value-type="float" office:value="12.4242774607497">
                <text:p>12.4242774607497</text:p>
              </table:table-cell>
              <table:table-cell office:value-type="float" office:value="13.1228064695422">
                <text:p>13.1228064695422</text:p>
              </table:table-cell>
              <table:table-cell office:value-type="float" office:value="18.3642730288043">
                <text:p>18.3642730288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.086614173228">
                <text:p>307.086614173228</text:p>
              </table:table-cell>
              <table:table-cell office:value-type="float" office:value="1.269605656057">
                <text:p>1.269605656057</text:p>
              </table:table-cell>
              <table:table-cell office:value-type="float" office:value="13.5022859967439">
                <text:p>13.5022859967439</text:p>
              </table:table-cell>
              <table:table-cell office:value-type="float" office:value="14.2602315668587">
                <text:p>14.2602315668587</text:p>
              </table:table-cell>
              <table:table-cell office:value-type="float" office:value="20.2733529541841">
                <text:p>20.2733529541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.708661417323">
                <text:p>330.708661417323</text:p>
              </table:table-cell>
              <table:table-cell office:value-type="float" office:value="1.41730363704655">
                <text:p>1.41730363704655</text:p>
              </table:table-cell>
              <table:table-cell office:value-type="float" office:value="14.5889579482576">
                <text:p>14.5889579482576</text:p>
              </table:table-cell>
              <table:table-cell office:value-type="float" office:value="15.4065532158125">
                <text:p>15.4065532158125</text:p>
              </table:table-cell>
              <table:table-cell office:value-type="float" office:value="22.2507292500499">
                <text:p>22.2507292500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.330708661417">
                <text:p>354.330708661417</text:p>
              </table:table-cell>
              <table:table-cell office:value-type="float" office:value="1.57461328494846">
                <text:p>1.57461328494846</text:p>
              </table:table-cell>
              <table:table-cell office:value-type="float" office:value="15.6848571000072">
                <text:p>15.6848571000072</text:p>
              </table:table-cell>
              <table:table-cell office:value-type="float" office:value="16.5623473565528">
                <text:p>16.5623473565528</text:p>
              </table:table-cell>
              <table:table-cell office:value-type="float" office:value="24.2988451845746">
                <text:p>24.2988451845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.952755905512">
                <text:p>377.952755905512</text:p>
              </table:table-cell>
              <table:table-cell office:value-type="float" office:value="1.74216009335588">
                <text:p>1.74216009335588</text:p>
              </table:table-cell>
              <table:table-cell office:value-type="float" office:value="16.7905839258421">
                <text:p>16.7905839258421</text:p>
              </table:table-cell>
              <table:table-cell office:value-type="float" office:value="17.7282272141306">
                <text:p>17.7282272141306</text:p>
              </table:table-cell>
              <table:table-cell office:value-type="float" office:value="26.4202314326168">
                <text:p>26.4202314326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1.574803149606">
                <text:p>401.574803149606</text:p>
              </table:table-cell>
              <table:table-cell office:value-type="float" office:value="1.92061026079264">
                <text:p>1.92061026079264</text:p>
              </table:table-cell>
              <table:table-cell office:value-type="float" office:value="17.9067779763452">
                <text:p>17.9067779763452</text:p>
              </table:table-cell>
              <table:table-cell office:value-type="float" office:value="18.9048457122287">
                <text:p>18.9048457122287</text:p>
              </table:table-cell>
              <table:table-cell office:value-type="float" office:value="28.6175092026503">
                <text:p>28.6175092026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.196850393701">
                <text:p>425.196850393701</text:p>
              </table:table-cell>
              <table:table-cell office:value-type="float" office:value="2.11067333964744">
                <text:p>2.11067333964744</text:p>
              </table:table-cell>
              <table:table-cell office:value-type="float" office:value="19.0341204218096">
                <text:p>19.0341204218096</text:p>
              </table:table-cell>
              <table:table-cell office:value-type="float" office:value="20.09289804315">
                <text:p>20.09289804315</text:p>
              </table:table-cell>
              <table:table-cell office:value-type="float" office:value="30.8933934755587">
                <text:p>30.8933934755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.818897637795">
                <text:p>448.818897637795</text:p>
              </table:table-cell>
              <table:table-cell office:value-type="float" office:value="2.3131050574914">
                <text:p>2.3131050574914</text:p>
              </table:table-cell>
              <table:table-cell office:value-type="float" office:value="20.1733367607036">
                <text:p>20.1733367607036</text:p>
              </table:table-cell>
              <table:table-cell office:value-type="float" office:value="21.2931244041812">
                <text:p>21.2931244041812</text:p>
              </table:table-cell>
              <table:table-cell office:value-type="float" office:value="33.2506963592959">
                <text:p>33.25069635929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.44094488189">
                <text:p>472.44094488189</text:p>
              </table:table-cell>
              <table:table-cell office:value-type="float" office:value="2.52871032199708">
                <text:p>2.52871032199708</text:p>
              </table:table-cell>
              <table:table-cell office:value-type="float" office:value="21.3251997043928">
                <text:p>21.3251997043928</text:p>
              </table:table-cell>
              <table:table-cell office:value-type="float" office:value="22.5063129111002">
                <text:p>22.5063129111002</text:p>
              </table:table-cell>
              <table:table-cell office:value-type="float" office:value="35.6923305635582">
                <text:p>35.6923305635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6.062992125984">
                <text:p>496.062992125984</text:p>
              </table:table-cell>
              <table:table-cell office:value-type="float" office:value="2.75834642140716">
                <text:p>2.75834642140716</text:p>
              </table:table-cell>
              <table:table-cell office:value-type="float" office:value="22.4905322495903">
                <text:p>22.4905322495903</text:p>
              </table:table-cell>
              <table:table-cell office:value-type="float" office:value="23.7333027002984">
                <text:p>23.7333027002984</text:p>
              </table:table-cell>
              <table:table-cell office:value-type="float" office:value="38.2213129987608">
                <text:p>38.2213129987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9.685039370079">
                <text:p>519.685039370079</text:p>
              </table:table-cell>
              <table:table-cell office:value-type="float" office:value="3.00292643327828">
                <text:p>3.00292643327828</text:p>
              </table:table-cell>
              <table:table-cell office:value-type="float" office:value="23.6702109507503">
                <text:p>23.6702109507503</text:p>
              </table:table-cell>
              <table:table-cell office:value-type="float" office:value="24.9749872317249">
                <text:p>24.9749872317249</text:p>
              </table:table-cell>
              <table:table-cell office:value-type="float" office:value="40.8407685037657">
                <text:p>40.840768503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3.307086614173">
                <text:p>543.307086614173</text:p>
              </table:table-cell>
              <table:table-cell office:value-type="float" office:value="3.26342285505406">
                <text:p>3.26342285505406</text:p>
              </table:table-cell>
              <table:table-cell office:value-type="float" office:value="24.8651694054189">
                <text:p>24.8651694054189</text:p>
              </table:table-cell>
              <table:table-cell office:value-type="float" office:value="26.2323178056558">
                <text:p>26.2323178056558</text:p>
              </table:table-cell>
              <table:table-cell office:value-type="float" office:value="43.5539337069676">
                <text:p>43.5539337069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6.929133858268">
                <text:p>566.929133858268</text:p>
              </table:table-cell>
              <table:table-cell office:value-type="float" office:value="3.54087147090313">
                <text:p>3.54087147090313</text:p>
              </table:table-cell>
              <table:table-cell office:value-type="float" office:value="26.0764019663977">
                <text:p>26.0764019663977</text:p>
              </table:table-cell>
              <table:table-cell office:value-type="float" office:value="27.5063073071302">
                <text:p>27.5063073071302</text:p>
              </table:table-cell>
              <table:table-cell office:value-type="float" office:value="46.3641610255078">
                <text:p>46.3641610255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0.551181102362">
                <text:p>590.551181102362</text:p>
              </table:table-cell>
              <table:table-cell office:value-type="float" office:value="3.83637547019728">
                <text:p>3.83637547019728</text:p>
              </table:table-cell>
              <table:table-cell office:value-type="float" office:value="27.3049676954839">
                <text:p>27.3049676954839</text:p>
              </table:table-cell>
              <table:table-cell office:value-type="float" office:value="28.798034192791">
                <text:p>28.798034192791</text:p>
              </table:table-cell>
              <table:table-cell office:value-type="float" office:value="49.2749228075586">
                <text:p>49.2749228075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4.173228346457">
                <text:p>614.173228346457</text:p>
              </table:table-cell>
              <table:table-cell office:value-type="float" office:value="4.15110983400591">
                <text:p>4.15110983400591</text:p>
              </table:table-cell>
              <table:table-cell office:value-type="float" office:value="28.551994574504">
                <text:p>28.551994574504</text:p>
              </table:table-cell>
              <table:table-cell office:value-type="float" office:value="30.1086467358244">
                <text:p>30.1086467358244</text:p>
              </table:table-cell>
              <table:table-cell office:value-type="float" office:value="52.2898156227947">
                <text:p>52.2898156227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7.795275590551">
                <text:p>637.795275590551</text:p>
              </table:table-cell>
              <table:table-cell office:value-type="float" office:value="4.48632600704801">
                <text:p>4.48632600704801</text:p>
              </table:table-cell>
              <table:table-cell office:value-type="float" office:value="29.8186839903882">
                <text:p>29.8186839903882</text:p>
              </table:table-cell>
              <table:table-cell office:value-type="float" office:value="31.4393675457047">
                <text:p>31.4393675457047</text:p>
              </table:table-cell>
              <table:table-cell office:value-type="float" office:value="55.4125647063554">
                <text:p>55.4125647063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1.417322834646">
                <text:p>661.417322834646</text:p>
              </table:table-cell>
              <table:table-cell office:value-type="float" office:value="4.8433568736785">
                <text:p>4.8433568736785</text:p>
              </table:table-cell>
              <table:table-cell office:value-type="float" office:value="31.1063155121172">
                <text:p>31.1063155121172</text:p>
              </table:table-cell>
              <table:table-cell office:value-type="float" office:value="32.7914983805375">
                <text:p>32.7914983805375</text:p>
              </table:table-cell>
              <table:table-cell office:value-type="float" office:value="58.6470285617861">
                <text:p>58.6470285617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5.03937007874">
                <text:p>685.03937007874</text:p>
              </table:table-cell>
              <table:table-cell office:value-type="float" office:value="5.22362205769428">
                <text:p>5.22362205769428</text:p>
              </table:table-cell>
              <table:table-cell office:value-type="float" office:value="32.4162519785361">
                <text:p>32.4162519785361</text:p>
              </table:table-cell>
              <table:table-cell office:value-type="float" office:value="34.1664252709409">
                <text:p>34.1664252709409</text:p>
              </table:table-cell>
              <table:table-cell office:value-type="float" office:value="61.9972037286487">
                <text:p>61.9972037286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8.661417322835">
                <text:p>708.661417322835</text:p>
              </table:table-cell>
              <table:table-cell office:value-type="float" office:value="5.62863356703308">
                <text:p>5.62863356703308</text:p>
              </table:table-cell>
              <table:table-cell office:value-type="float" office:value="33.7499449172652">
                <text:p>33.7499449172652</text:p>
              </table:table-cell>
              <table:table-cell office:value-type="float" office:value="35.5656239756332">
                <text:p>35.5656239756332</text:p>
              </table:table-cell>
              <table:table-cell office:value-type="float" office:value="65.4672297206899">
                <text:p>65.4672297206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2.283464566929">
                <text:p>732.283464566929</text:p>
              </table:table-cell>
              <table:table-cell office:value-type="float" office:value="6.06000180580954">
                <text:p>6.06000180580954</text:p>
              </table:table-cell>
              <table:table-cell office:value-type="float" office:value="35.1089403162544">
                <text:p>35.1089403162544</text:p>
              </table:table-cell>
              <table:table-cell office:value-type="float" office:value="36.990665790203">
                <text:p>36.990665790203</text:p>
              </table:table-cell>
              <table:table-cell office:value-type="float" office:value="69.0613941406711">
                <text:p>69.0613941406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5.905511811024">
                <text:p>755.905511811024</text:p>
              </table:table-cell>
              <table:table-cell office:value-type="float" office:value="6.51944197759351">
                <text:p>6.51944197759351</text:p>
              </table:table-cell>
              <table:table-cell office:value-type="float" office:value="36.4948847709307">
                <text:p>36.4948847709307</text:p>
              </table:table-cell>
              <table:table-cell office:value-type="float" office:value="38.4432237319229">
                <text:p>38.4432237319229</text:p>
              </table:table-cell>
              <table:table-cell office:value-type="float" office:value="72.7841379781775">
                <text:p>72.7841379781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9.527559055118">
                <text:p>779.527559055118</text:p>
              </table:table-cell>
              <table:table-cell office:value-type="float" office:value="7.00878090539128">
                <text:p>7.00878090539128</text:p>
              </table:table-cell>
              <table:table-cell office:value-type="float" office:value="37.9095320313804">
                <text:p>37.9095320313804</text:p>
              </table:table-cell>
              <table:table-cell office:value-type="float" office:value="39.9250791249528">
                <text:p>39.9250791249528</text:p>
              </table:table-cell>
              <table:table-cell office:value-type="float" office:value="76.6400610969547">
                <text:p>76.6400610969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3.149606299213">
                <text:p>803.149606299213</text:p>
              </table:table-cell>
              <table:table-cell office:value-type="float" office:value="7.52996429544726">
                <text:p>7.52996429544726</text:p>
              </table:table-cell>
              <table:table-cell office:value-type="float" office:value="39.3547499755979">
                <text:p>39.3547499755979</text:p>
              </table:table-cell>
              <table:table-cell office:value-type="float" office:value="41.4381286118532">
                <text:p>41.4381286118532</text:p>
              </table:table-cell>
              <table:table-cell office:value-type="float" office:value="80.6339279185514">
                <text:p>80.63392791855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6.771653543307">
                <text:p>826.771653543307</text:p>
              </table:table-cell>
              <table:table-cell office:value-type="float" office:value="8.08506447374843">
                <text:p>8.08506447374843</text:p>
              </table:table-cell>
              <table:table-cell office:value-type="float" office:value="40.8325280365308">
                <text:p>40.8325280365308</text:p>
              </table:table-cell>
              <table:table-cell office:value-type="float" office:value="42.9843916190047">
                <text:p>42.9843916190047</text:p>
              </table:table-cell>
              <table:table-cell office:value-type="float" office:value="84.7706733092918">
                <text:p>84.77067330929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0.393700787402">
                <text:p>850.393700787402</text:p>
              </table:table-cell>
              <table:table-cell office:value-type="float" office:value="8.67628862599336">
                <text:p>8.67628862599336</text:p>
              </table:table-cell>
              <table:table-cell office:value-type="float" office:value="42.3449851124497">
                <text:p>42.3449851124497</text:p>
              </table:table-cell>
              <table:table-cell office:value-type="float" office:value="44.5660183053212">
                <text:p>44.5660183053212</text:p>
              </table:table-cell>
              <table:table-cell office:value-type="float" office:value="89.0554086778514">
                <text:p>89.0554086778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4.015748031496">
                <text:p>874.015748031496</text:p>
              </table:table-cell>
              <table:table-cell office:value-type="float" office:value="9.30598757378959">
                <text:p>9.30598757378959</text:p>
              </table:table-cell>
              <table:table-cell office:value-type="float" office:value="43.8943779920979">
                <text:p>43.8943779920979</text:p>
              </table:table-cell>
              <table:table-cell office:value-type="float" office:value="46.1852980255415">
                <text:p>46.1852980255415</text:p>
              </table:table-cell>
              <table:table-cell office:value-type="float" office:value="93.4934282909704">
                <text:p>93.4934282909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7.637795275591">
                <text:p>897.637795275591</text:p>
              </table:table-cell>
              <table:table-cell office:value-type="float" office:value="9.97666512197506">
                <text:p>9.97666512197506</text:p>
              </table:table-cell>
              <table:table-cell office:value-type="float" office:value="45.4831103281197">
                <text:p>45.4831103281197</text:p>
              </table:table-cell>
              <table:table-cell office:value-type="float" office:value="47.8446683414135">
                <text:p>47.8446683414135</text:p>
              </table:table-cell>
              <table:table-cell office:value-type="float" office:value="98.0902158151088">
                <text:p>98.09021581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1.259842519685">
                <text:p>921.259842519685</text:p>
              </table:table-cell>
              <table:table-cell office:value-type="float" office:value="10.6909880142306">
                <text:p>10.6909880142306</text:p>
              </table:table-cell>
              <table:table-cell office:value-type="float" office:value="47.1137421944488">
                <text:p>47.1137421944488</text:p>
              </table:table-cell>
              <table:table-cell office:value-type="float" office:value="49.5467246162397">
                <text:p>49.5467246162397</text:p>
              </table:table-cell>
              <table:table-cell office:value-type="float" office:value="102.851451092125">
                <text:p>102.851451092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4.88188976378">
                <text:p>944.88188976378</text:p>
              </table:table-cell>
              <table:table-cell office:value-type="float" office:value="11.4517965365688">
                <text:p>11.4517965365688</text:p>
              </table:table-cell>
              <table:table-cell office:value-type="float" office:value="48.7890002656572">
                <text:p>48.7890002656572</text:p>
              </table:table-cell>
              <table:table-cell office:value-type="float" office:value="51.2942302305482">
                <text:p>51.2942302305482</text:p>
              </table:table-cell>
              <table:table-cell office:value-type="float" office:value="107.783017157354">
                <text:p>107.783017157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8.503937007874">
                <text:p>968.503937007874</text:p>
              </table:table-cell>
              <table:table-cell office:value-type="float" office:value="12.2621158108602">
                <text:p>12.2621158108602</text:p>
              </table:table-cell>
              <table:table-cell office:value-type="float" office:value="50.5117886587408">
                <text:p>50.5117886587408</text:p>
              </table:table-cell>
              <table:table-cell office:value-type="float" office:value="53.0901274591017">
                <text:p>53.0901274591017</text:p>
              </table:table-cell>
              <table:table-cell office:value-type="float" office:value="112.891007508748">
                <text:p>112.891007508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2.125984251969">
                <text:p>992.125984251969</text:p>
              </table:table-cell>
              <table:table-cell office:value-type="float" office:value="13.125167823304">
                <text:p>13.125167823304</text:p>
              </table:table-cell>
              <table:table-cell office:value-type="float" office:value="52.2852004804506">
                <text:p>52.2852004804506</text:p>
              </table:table-cell>
              <table:table-cell office:value-type="float" office:value="54.9375490520555">
                <text:p>54.9375490520555</text:p>
              </table:table-cell>
              <table:table-cell office:value-type="float" office:value="118.181733636071">
                <text:p>118.181733636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5.74803149606">
                <text:p>1015.74803149606</text:p>
              </table:table-cell>
              <table:table-cell office:value-type="float" office:value="14.0443842356675">
                <text:p>14.0443842356675</text:p>
              </table:table-cell>
              <table:table-cell office:value-type="float" office:value="54.1125301260834">
                <text:p>54.1125301260834</text:p>
              </table:table-cell>
              <table:table-cell office:value-type="float" office:value="56.8398305658503">
                <text:p>56.8398305658503</text:p>
              </table:table-cell>
              <table:table-cell office:value-type="float" office:value="123.661732819451">
                <text:p>123.661732819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9.37007874016">
                <text:p>1039.37007874016</text:p>
              </table:table-cell>
              <table:table-cell office:value-type="float" office:value="15.0234200302379">
                <text:p>15.0234200302379</text:p>
              </table:table-cell>
              <table:table-cell office:value-type="float" office:value="55.9972863786348">
                <text:p>55.9972863786348</text:p>
              </table:table-cell>
              <table:table-cell office:value-type="float" office:value="58.8005234923758">
                <text:p>58.8005234923758</text:p>
              </table:table-cell>
              <table:table-cell office:value-type="float" office:value="129.337776206908">
                <text:p>129.337776206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2.99212598425">
                <text:p>1062.99212598425</text:p>
              </table:table-cell>
              <table:table-cell office:value-type="float" office:value="16.0661680427386">
                <text:p>16.0661680427386</text:p>
              </table:table-cell>
              <table:table-cell office:value-type="float" office:value="57.9432063603992">
                <text:p>57.9432063603992</text:p>
              </table:table-cell>
              <table:table-cell office:value-type="float" office:value="60.8234092380836">
                <text:p>60.8234092380836</text:p>
              </table:table-cell>
              <table:table-cell office:value-type="float" office:value="135.216877180865">
                <text:p>135.216877180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6.61417322835">
                <text:p>1086.61417322835</text:p>
              </table:table-cell>
              <table:table-cell office:value-type="float" office:value="17.1767744409973">
                <text:p>17.1767744409973</text:p>
              </table:table-cell>
              <table:table-cell office:value-type="float" office:value="59.9542703924913">
                <text:p>59.9542703924913</text:p>
              </table:table-cell>
              <table:table-cell office:value-type="float" office:value="62.912514008071">
                <text:p>62.912514008071</text:p>
              </table:table-cell>
              <table:table-cell office:value-type="float" office:value="141.306300023962">
                <text:p>141.3063000239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0.23622047244">
                <text:p>1110.23622047244</text:p>
              </table:table-cell>
              <table:table-cell office:value-type="float" office:value="18.3596552109113">
                <text:p>18.3596552109113</text:p>
              </table:table-cell>
              <table:table-cell office:value-type="float" office:value="62.0347178213726">
                <text:p>62.0347178213726</text:p>
              </table:table-cell>
              <table:table-cell office:value-type="float" office:value="65.0721246537238">
                <text:p>65.0721246537238</text:p>
              </table:table-cell>
              <table:table-cell office:value-type="float" office:value="147.613568894879">
                <text:p>147.6135688948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3.85826771654">
                <text:p>1133.85826771654</text:p>
              </table:table-cell>
              <table:table-cell office:value-type="float" office:value="19.6195137152619">
                <text:p>19.6195137152619</text:p>
              </table:table-cell>
              <table:table-cell office:value-type="float" office:value="64.1890638753129">
                <text:p>64.1890638753129</text:p>
              </table:table-cell>
              <table:table-cell office:value-type="float" office:value="67.3068055462948">
                <text:p>67.3068055462948</text:p>
              </table:table-cell>
              <table:table-cell office:value-type="float" office:value="154.146477125279">
                <text:p>154.146477125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7.48031496063">
                <text:p>1157.48031496063</text:p>
              </table:table-cell>
              <table:table-cell office:value-type="float" office:value="20.9613593951945">
                <text:p>20.9613593951945</text:p>
              </table:table-cell>
              <table:table-cell office:value-type="float" office:value="66.422117617812">
                <text:p>66.422117617812</text:p>
              </table:table-cell>
              <table:table-cell office:value-type="float" office:value="69.6214165428347">
                <text:p>69.6214165428347</text:p>
              </table:table-cell>
              <table:table-cell office:value-type="float" office:value="160.913096849327">
                <text:p>160.913096849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1.10236220472">
                <text:p>1181.10236220472</text:p>
              </table:table-cell>
              <table:table-cell office:value-type="float" office:value="22.390527688726">
                <text:p>22.390527688726</text:p>
              </table:table-cell>
              <table:table-cell office:value-type="float" office:value="68.7390010693659">
                <text:p>68.7390010693659</text:p>
              </table:table-cell>
              <table:table-cell office:value-type="float" office:value="72.021132115192">
                <text:p>72.021132115192</text:p>
              </table:table-cell>
              <table:table-cell office:value-type="float" office:value="167.921788977713">
                <text:p>167.921788977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4.72440944882">
                <text:p>1204.72440944882</text:p>
              </table:table-cell>
              <table:table-cell office:value-type="float" office:value="23.9127012454781">
                <text:p>23.9127012454781</text:p>
              </table:table-cell>
              <table:table-cell office:value-type="float" office:value="71.1451695736118">
                <text:p>71.1451695736118</text:p>
              </table:table-cell>
              <table:table-cell office:value-type="float" office:value="74.5114617173756">
                <text:p>74.5114617173756</text:p>
              </table:table-cell>
              <table:table-cell office:value-type="float" office:value="175.181213528487">
                <text:p>175.181213528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8.34645669291">
                <text:p>1228.34645669291</text:p>
              </table:table-cell>
              <table:table-cell office:value-type="float" office:value="25.5339325219924">
                <text:p>25.5339325219924</text:p>
              </table:table-cell>
              <table:table-cell office:value-type="float" office:value="73.6464334888293">
                <text:p>73.6464334888293</text:p>
              </table:table-cell>
              <table:table-cell office:value-type="float" office:value="77.0982714714488">
                <text:p>77.0982714714488</text:p>
              </table:table-cell>
              <table:table-cell office:value-type="float" office:value="182.700340327471">
                <text:p>182.700340327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1.96850393701">
                <text:p>1251.96850393701</text:p>
              </table:table-cell>
              <table:table-cell office:value-type="float" office:value="27.2606678474673">
                <text:p>27.2606678474673</text:p>
              </table:table-cell>
              <table:table-cell office:value-type="float" office:value="76.248981291049">
                <text:p>76.248981291049</text:p>
              </table:table-cell>
              <table:table-cell office:value-type="float" office:value="79.787807257313">
                <text:p>79.787807257313</text:p>
              </table:table-cell>
              <table:table-cell office:value-type="float" office:value="190.488460091479">
                <text:p>190.488460091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5.5905511811">
                <text:p>1275.5905511811</text:p>
              </table:table-cell>
              <table:table-cell office:value-type="float" office:value="29.0997730556113">
                <text:p>29.0997730556113</text:p>
              </table:table-cell>
              <table:table-cell office:value-type="float" office:value="78.959404180631">
                <text:p>78.959404180631</text:p>
              </table:table-cell>
              <table:table-cell office:value-type="float" office:value="82.586719297265">
                <text:p>82.586719297265</text:p>
              </table:table-cell>
              <table:table-cell office:value-type="float" office:value="198.555195908026">
                <text:p>198.555195908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9.2125984252">
                <text:p>1299.2125984252</text:p>
              </table:table-cell>
              <table:table-cell office:value-type="float" office:value="31.0585607845251">
                <text:p>31.0585607845251</text:p>
              </table:table-cell>
              <table:table-cell office:value-type="float" office:value="81.784722290152">
                <text:p>81.784722290152</text:p>
              </table:table-cell>
              <table:table-cell office:value-type="float" office:value="85.5020883320969">
                <text:p>85.5020883320969</text:p>
              </table:table-cell>
              <table:table-cell office:value-type="float" office:value="206.910515125726">
                <text:p>206.910515125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2.83464566929">
                <text:p>1322.83464566929</text:p>
              </table:table-cell>
              <table:table-cell office:value-type="float" office:value="33.1448195531657">
                <text:p>33.1448195531657</text:p>
              </table:table-cell>
              <table:table-cell office:value-type="float" office:value="84.7324125978108">
                <text:p>84.7324125978108</text:p>
              </table:table-cell>
              <table:table-cell office:value-type="float" office:value="88.5414534917688">
                <text:p>88.5414534917688</text:p>
              </table:table-cell>
              <table:table-cell office:value-type="float" office:value="215.564741670057">
                <text:p>215.564741670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46.45669291339">
                <text:p>1346.45669291339</text:p>
              </table:table-cell>
              <table:table-cell office:value-type="float" office:value="35.366844730005">
                <text:p>35.366844730005</text:p>
              </table:table-cell>
              <table:table-cell office:value-type="float" office:value="87.8104386573402">
                <text:p>87.8104386573402</text:p>
              </table:table-cell>
              <table:table-cell office:value-type="float" office:value="91.7128419703597">
                <text:p>91.7128419703597</text:p>
              </table:table-cell>
              <table:table-cell office:value-type="float" office:value="224.528568799719">
                <text:p>224.5285687997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0.07874015748">
                <text:p>1370.07874015748</text:p>
              </table:table-cell>
              <table:table-cell office:value-type="float" office:value="37.7334715170188">
                <text:p>37.7334715170188</text:p>
              </table:table-cell>
              <table:table-cell office:value-type="float" office:value="91.0272822626373">
                <text:p>91.0272822626373</text:p>
              </table:table-cell>
              <table:table-cell office:value-type="float" office:value="95.0248006220981">
                <text:p>95.0248006220981</text:p>
              </table:table-cell>
              <table:table-cell office:value-type="float" office:value="233.813072319342">
                <text:p>233.813072319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3.70078740157">
                <text:p>1393.70078740157</text:p>
              </table:table-cell>
              <table:table-cell office:value-type="float" office:value="40.2541100801598">
                <text:p>40.2541100801598</text:p>
              </table:table-cell>
              <table:table-cell office:value-type="float" office:value="94.3919771730164">
                <text:p>94.3919771730164</text:p>
              </table:table-cell>
              <table:table-cell office:value-type="float" office:value="98.4864296028399">
                <text:p>98.4864296028399</text:p>
              </table:table-cell>
              <table:table-cell office:value-type="float" office:value="243.429724264877">
                <text:p>243.429724264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17.32283464567">
                <text:p>1417.32283464567</text:p>
              </table:table-cell>
              <table:table-cell office:value-type="float" office:value="42.9387829659977">
                <text:p>42.9387829659977</text:p>
              </table:table-cell>
              <table:table-cell office:value-type="float" office:value="97.9141450331846">
                <text:p>97.9141450331846</text:p>
              </table:table-cell>
              <table:table-cell office:value-type="float" office:value="102.10741818941">
                <text:p>102.10741818941</text:p>
              </table:table-cell>
              <table:table-cell office:value-type="float" office:value="253.390407078568">
                <text:p>253.390407078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.94488188976">
                <text:p>1440.94488188976</text:p>
              </table:table-cell>
              <table:table-cell office:value-type="float" office:value="45.7981649533032">
                <text:p>45.7981649533032</text:p>
              </table:table-cell>
              <table:table-cell office:value-type="float" office:value="101.604033630762">
                <text:p>101.604033630762</text:p>
              </table:table-cell>
              <table:table-cell office:value-type="float" office:value="105.898082917796">
                <text:p>105.898082917796</text:p>
              </table:table-cell>
              <table:table-cell office:value-type="float" office:value="263.70742829103">
                <text:p>263.70742829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4.56692913386">
                <text:p>1464.56692913386</text:p>
              </table:table-cell>
              <table:table-cell office:value-type="float" office:value="48.8436254980339">
                <text:p>48.8436254980339</text:p>
              </table:table-cell>
              <table:table-cell office:value-type="float" office:value="105.472557643467">
                <text:p>105.472557643467</text:p>
              </table:table-cell>
              <table:table-cell office:value-type="float" office:value="109.869408190315">
                <text:p>109.869408190315</text:p>
              </table:table-cell>
              <table:table-cell office:value-type="float" office:value="274.393535728574">
                <text:p>274.3935357285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8.18897637795">
                <text:p>1488.18897637795</text:p>
              </table:table-cell>
              <table:table-cell office:value-type="float" office:value="52.0872739404902">
                <text:p>52.0872739404902</text:p>
              </table:table-cell>
              <table:table-cell office:value-type="float" office:value="109.531342037989">
                <text:p>109.531342037989</text:p>
              </table:table-cell>
              <table:table-cell office:value-type="float" office:value="114.033089511581">
                <text:p>114.033089511581</text:p>
              </table:table-cell>
              <table:table-cell office:value-type="float" office:value="285.46193326456">
                <text:p>285.46193326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1.81102362205">
                <text:p>1511.81102362205</text:p>
              </table:table-cell>
              <table:table-cell office:value-type="float" office:value="55.5420076543954">
                <text:p>55.5420076543954</text:p>
              </table:table-cell>
              <table:table-cell office:value-type="float" office:value="113.792768293102">
                <text:p>113.792768293102</text:p>
              </table:table-cell>
              <table:table-cell office:value-type="float" office:value="118.40157952346">
                <text:p>118.40157952346</text:p>
              </table:table-cell>
              <table:table-cell office:value-type="float" office:value="296.926297134251">
                <text:p>296.9262971342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5.43307086614">
                <text:p>1535.43307086614</text:p>
              </table:table-cell>
              <table:table-cell office:value-type="float" office:value="59.2215633293485">
                <text:p>59.2215633293485</text:p>
              </table:table-cell>
              <table:table-cell office:value-type="float" office:value="118.27002363082">
                <text:p>118.27002363082</text:p>
              </table:table-cell>
              <table:table-cell office:value-type="float" office:value="122.988137020215">
                <text:p>122.988137020215</text:p>
              </table:table-cell>
              <table:table-cell office:value-type="float" office:value="308.800792833324">
                <text:p>308.8007928333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9.05511811024">
                <text:p>1559.05511811024</text:p>
              </table:table-cell>
              <table:table-cell office:value-type="float" office:value="63.14057159056">
                <text:p>63.14057159056</text:p>
              </table:table-cell>
              <table:table-cell office:value-type="float" office:value="122.977153451347">
                <text:p>122.977153451347</text:p>
              </table:table-cell>
              <table:table-cell office:value-type="float" office:value="127.806879136763">
                <text:p>127.806879136763</text:p>
              </table:table-cell>
              <table:table-cell office:value-type="float" office:value="321.100092620908">
                <text:p>321.1000926209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2.67716535433">
                <text:p>1582.67716535433</text:p>
              </table:table-cell>
              <table:table-cell office:value-type="float" office:value="67.3146151730474">
                <text:p>67.3146151730474</text:p>
              </table:table-cell>
              <table:table-cell office:value-type="float" office:value="127.929117180299">
                <text:p>127.929117180299</text:p>
              </table:table-cell>
              <table:table-cell office:value-type="float" office:value="132.872836915465">
                <text:p>132.872836915465</text:p>
              </table:table-cell>
              <table:table-cell office:value-type="float" office:value="333.839393648798">
                <text:p>333.8393936487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06.29921259843">
                <text:p>1606.29921259843</text:p>
              </table:table-cell>
              <table:table-cell office:value-type="float" office:value="71.7602908816051">
                <text:p>71.7602908816051</text:p>
              </table:table-cell>
              <table:table-cell office:value-type="float" office:value="133.141847750278">
                <text:p>133.141847750278</text:p>
              </table:table-cell>
              <table:table-cell office:value-type="float" office:value="138.202014470175">
                <text:p>138.202014470175</text:p>
              </table:table-cell>
              <table:table-cell office:value-type="float" office:value="347.034436739221">
                <text:p>347.034436739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9.92125984252">
                <text:p>1629.92125984252</text:p>
              </table:table-cell>
              <table:table-cell office:value-type="float" office:value="76.4952755829105">
                <text:p>76.4952755829105</text:p>
              </table:table-cell>
              <table:table-cell office:value-type="float" office:value="138.632314953295">
                <text:p>138.632314953295</text:p>
              </table:table-cell>
              <table:table-cell office:value-type="float" office:value="143.811451980417">
                <text:p>143.811451980417</text:p>
              </table:table-cell>
              <table:table-cell office:value-type="float" office:value="360.701525834372">
                <text:p>360.7015258343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3.54330708661">
                <text:p>1653.54330708661</text:p>
              </table:table-cell>
              <table:table-cell office:value-type="float" office:value="81.5383964921658">
                <text:p>81.5383964921658</text:p>
              </table:table-cell>
              <table:table-cell office:value-type="float" office:value="144.418592915944">
                <text:p>144.418592915944</text:p>
              </table:table-cell>
              <table:table-cell office:value-type="float" office:value="149.719292763642">
                <text:p>149.719292763642</text:p>
              </table:table-cell>
              <table:table-cell office:value-type="float" office:value="374.857548141746">
                <text:p>374.857548141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7.16535433071">
                <text:p>1677.16535433071</text:p>
              </table:table-cell>
              <table:table-cell office:value-type="float" office:value="86.9097060337483">
                <text:p>86.9097060337483</text:p>
              </table:table-cell>
              <table:table-cell office:value-type="float" office:value="150.519931965627">
                <text:p>150.519931965627</text:p>
              </table:table-cell>
              <table:table-cell office:value-type="float" office:value="155.944854689573">
                <text:p>155.944854689573</text:p>
              </table:table-cell>
              <table:table-cell office:value-type="float" office:value="389.519995000161">
                <text:p>389.519995000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0.7874015748">
                <text:p>1700.7874015748</text:p>
              </table:table-cell>
              <table:table-cell office:value-type="float" office:value="92.6305615735285">
                <text:p>92.6305615735285</text:p>
              </table:table-cell>
              <table:table-cell office:value-type="float" office:value="156.95683517358">
                <text:p>156.95683517358</text:p>
              </table:table-cell>
              <table:table-cell office:value-type="float" office:value="162.50870621774">
                <text:p>162.50870621774</text:p>
              </table:table-cell>
              <table:table-cell office:value-type="float" office:value="404.706983492249">
                <text:p>404.706983492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4.4094488189">
                <text:p>1724.4094488189</text:p>
              </table:table-cell>
              <table:table-cell office:value-type="float" office:value="98.7237103398891">
                <text:p>98.7237103398891</text:p>
              </table:table-cell>
              <table:table-cell office:value-type="float" office:value="163.751139879049">
                <text:p>163.751139879049</text:p>
              </table:table-cell>
              <table:table-cell office:value-type="float" office:value="169.432747357481">
                <text:p>169.432747357481</text:p>
              </table:table-cell>
              <table:table-cell office:value-type="float" office:value="420.437278830129">
                <text:p>420.437278830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48.03149606299">
                <text:p>1748.03149606299</text:p>
              </table:table-cell>
              <table:table-cell office:value-type="float" office:value="105.213379871105">
                <text:p>105.213379871105</text:p>
              </table:table-cell>
              <table:table-cell office:value-type="float" office:value="170.926104518781">
                <text:p>170.926104518781</text:p>
              </table:table-cell>
              <table:table-cell office:value-type="float" office:value="176.740295869099">
                <text:p>176.740295869099</text:p>
              </table:table-cell>
              <table:table-cell office:value-type="float" office:value="436.730317541907">
                <text:p>436.730317541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1.65354330709">
                <text:p>1771.65354330709</text:p>
              </table:table-cell>
              <table:table-cell office:value-type="float" office:value="112.125374348724">
                <text:p>112.125374348724</text:p>
              </table:table-cell>
              <table:table-cell office:value-type="float" office:value="178.506501107059">
                <text:p>178.506501107059</text:p>
              </table:table-cell>
              <table:table-cell office:value-type="float" office:value="184.456179045451">
                <text:p>184.456179045451</text:p>
              </table:table-cell>
              <table:table-cell office:value-type="float" office:value="453.60623148767">
                <text:p>453.606231487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5.27559055118">
                <text:p>1795.27559055118</text:p>
              </table:table-cell>
              <table:table-cell office:value-type="float" office:value="119.487177199984">
                <text:p>119.487177199984</text:p>
              </table:table-cell>
              <table:table-cell office:value-type="float" office:value="186.518713734032">
                <text:p>186.518713734032</text:p>
              </table:table-cell>
              <table:table-cell office:value-type="float" office:value="192.606831435257">
                <text:p>192.606831435257</text:p>
              </table:table-cell>
              <table:table-cell office:value-type="float" office:value="471.085872734635">
                <text:p>471.085872734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8.89763779528">
                <text:p>1818.89763779528</text:p>
              </table:table-cell>
              <table:table-cell office:value-type="float" office:value="127.328060377234">
                <text:p>127.328060377234</text:p>
              </table:table-cell>
              <table:table-cell office:value-type="float" office:value="194.990843473955">
                <text:p>194.990843473955</text:p>
              </table:table-cell>
              <table:table-cell office:value-type="float" office:value="201.220398892754">
                <text:p>201.220398892754</text:p>
              </table:table-cell>
              <table:table-cell office:value-type="float" office:value="489.190839322196">
                <text:p>489.190839322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42.51968503937">
                <text:p>1842.51968503937</text:p>
              </table:table-cell>
              <table:table-cell office:value-type="float" office:value="135.679200748884">
                <text:p>135.679200748884</text:p>
              </table:table-cell>
              <table:table-cell office:value-type="float" office:value="203.952820120504">
                <text:p>203.952820120504</text:p>
              </table:table-cell>
              <table:table-cell office:value-type="float" office:value="210.326849363275">
                <text:p>210.326849363275</text:p>
              </table:table-cell>
              <table:table-cell office:value-type="float" office:value="507.943501948704">
                <text:p>507.943501948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6.14173228346">
                <text:p>1866.14173228346</text:p>
              </table:table-cell>
              <table:table-cell office:value-type="float" office:value="144.573804064664">
                <text:p>144.573804064664</text:p>
              </table:table-cell>
              <table:table-cell office:value-type="float" office:value="213.436521193416">
                <text:p>213.436521193416</text:p>
              </table:table-cell>
              <table:table-cell office:value-type="float" office:value="219.958090840788">
                <text:p>219.958090840788</text:p>
              </table:table-cell>
              <table:table-cell office:value-type="float" office:value="527.367031612945">
                <text:p>527.367031612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9.76377952756">
                <text:p>1889.76377952756</text:p>
              </table:table-cell>
              <table:table-cell office:value-type="float" office:value="154.047236988106">
                <text:p>154.047236988106</text:p>
              </table:table-cell>
              <table:table-cell office:value-type="float" office:value="223.475898689684">
                <text:p>223.475898689684</text:p>
              </table:table-cell>
              <table:table-cell office:value-type="float" office:value="230.148096961724">
                <text:p>230.148096961724</text:p>
              </table:table-cell>
              <table:table-cell office:value-type="float" office:value="547.485428244493">
                <text:p>547.485428244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3.38582677165">
                <text:p>1913.38582677165</text:p>
              </table:table-cell>
              <table:table-cell office:value-type="float" office:value="164.137167721243">
                <text:p>164.137167721243</text:p>
              </table:table-cell>
              <table:table-cell office:value-type="float" office:value="234.10711408326">
                <text:p>234.10711408326</text:p>
              </table:table-cell>
              <table:table-cell office:value-type="float" office:value="240.933040729417">
                <text:p>240.933040729417</text:p>
              </table:table-cell>
              <table:table-cell office:value-type="float" office:value="568.323550358282">
                <text:p>568.323550358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7.00787401575">
                <text:p>1937.00787401575</text:p>
              </table:table-cell>
              <table:table-cell office:value-type="float" office:value="174.883715780669">
                <text:p>174.883715780669</text:p>
              </table:table-cell>
              <table:table-cell office:value-type="float" office:value="245.368682110072">
                <text:p>245.368682110072</text:p>
              </table:table-cell>
              <table:table-cell office:value-type="float" office:value="252.351436895529">
                <text:p>252.351436895529</text:p>
              </table:table-cell>
              <table:table-cell office:value-type="float" office:value="589.907145770069">
                <text:p>589.907145770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.62992125984">
                <text:p>1960.62992125984</text:p>
              </table:table-cell>
              <table:table-cell office:value-type="float" office:value="186.329611520494">
                <text:p>186.329611520494</text:p>
              </table:table-cell>
              <table:table-cell office:value-type="float" office:value="257.301623910068">
                <text:p>257.301623910068</text:p>
              </table:table-cell>
              <table:table-cell office:value-type="float" office:value="264.444293558889">
                <text:p>264.444293558889</text:p>
              </table:table-cell>
              <table:table-cell office:value-type="float" office:value="612.262883410721">
                <text:p>612.2628834107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.25196850394">
                <text:p>1984.25196850394</text:p>
              </table:table-cell>
              <table:table-cell office:value-type="float" office:value="198.520366036503">
                <text:p>198.520366036503</text:p>
              </table:table-cell>
              <table:table-cell office:value-type="float" office:value="269.9496301352">
                <text:p>269.9496301352</text:p>
              </table:table-cell>
              <table:table-cell office:value-type="float" office:value="277.255273578453">
                <text:p>277.255273578453</text:p>
              </table:table-cell>
              <table:table-cell office:value-type="float" office:value="635.418386278639">
                <text:p>635.418386278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7.87401574803">
                <text:p>2007.87401574803</text:p>
              </table:table-cell>
              <table:table-cell office:value-type="float" office:value="211.504452127073">
                <text:p>211.504452127073</text:p>
              </table:table-cell>
              <table:table-cell office:value-type="float" office:value="283.359234671912">
                <text:p>283.359234671912</text:p>
              </table:table-cell>
              <table:table-cell office:value-type="float" office:value="290.830866435731">
                <text:p>290.830866435731</text:p>
              </table:table-cell>
              <table:table-cell office:value-type="float" office:value="659.402265571049">
                <text:p>659.402265571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31.49606299213">
                <text:p>2031.49606299213</text:p>
              </table:table-cell>
              <table:table-cell office:value-type="float" office:value="225.333497030402">
                <text:p>225.333497030402</text:p>
              </table:table-cell>
              <table:table-cell office:value-type="float" office:value="297.579999668871">
                <text:p>297.579999668871</text:p>
              </table:table-cell>
              <table:table-cell office:value-type="float" office:value="305.220571223144">
                <text:p>305.220571223144</text:p>
              </table:table-cell>
              <table:table-cell office:value-type="float" office:value="684.244156036311">
                <text:p>684.2441560363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5.11811023622">
                <text:p>2055.11811023622</text:p>
              </table:table-cell>
              <table:table-cell office:value-type="float" office:value="240.062487704391">
                <text:p>240.062487704391</text:p>
              </table:table-cell>
              <table:table-cell office:value-type="float" office:value="312.664712605664">
                <text:p>312.664712605664</text:p>
              </table:table-cell>
              <table:table-cell office:value-type="float" office:value="320.477091478594">
                <text:p>320.477091478594</text:p>
              </table:table-cell>
              <table:table-cell office:value-type="float" office:value="709.974752590949">
                <text:p>709.974752590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78.74015748032">
                <text:p>2078.74015748032</text:p>
              </table:table-cell>
              <table:table-cell office:value-type="float" office:value="255.74998946543">
                <text:p>255.74998946543</text:p>
              </table:table-cell>
              <table:table-cell office:value-type="float" office:value="328.669596186026">
                <text:p>328.669596186026</text:p>
              </table:table-cell>
              <table:table-cell office:value-type="float" office:value="336.65654263312">
                <text:p>336.65654263312</text:p>
              </table:table-cell>
              <table:table-cell office:value-type="float" office:value="736.625848246622">
                <text:p>736.6258482466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2.36220472441">
                <text:p>2102.36220472441</text:p>
              </table:table-cell>
              <table:table-cell office:value-type="float" office:value="272.458378855425">
                <text:p>272.458378855425</text:p>
              </table:table-cell>
              <table:table-cell office:value-type="float" office:value="345.654531890184">
                <text:p>345.654531890184</text:p>
              </table:table-cell>
              <table:table-cell office:value-type="float" office:value="353.818672888192">
                <text:p>353.818672888192</text:p>
              </table:table-cell>
              <table:table-cell office:value-type="float" office:value="764.230373393937">
                <text:p>764.230373393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5.9842519685">
                <text:p>2125.9842519685</text:p>
              </table:table-cell>
              <table:table-cell office:value-type="float" office:value="290.254091662993">
                <text:p>290.254091662993</text:p>
              </table:table-cell>
              <table:table-cell office:value-type="float" office:value="363.683298075214">
                <text:p>363.683298075214</text:p>
              </table:table-cell>
              <table:table-cell office:value-type="float" office:value="372.027098392036">
                <text:p>372.027098392036</text:p>
              </table:table-cell>
              <table:table-cell office:value-type="float" office:value="792.822436491594">
                <text:p>792.8224364915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49.6062992126">
                <text:p>2149.6062992126</text:p>
              </table:table-cell>
              <table:table-cell office:value-type="float" office:value="309.207887085017">
                <text:p>309.207887085017</text:p>
              </table:table-cell>
              <table:table-cell office:value-type="float" office:value="382.82382357012">
                <text:p>382.82382357012</text:p>
              </table:table-cell>
              <table:table-cell office:value-type="float" office:value="391.349553640683">
                <text:p>391.349553640683</text:p>
              </table:table-cell>
              <table:table-cell office:value-type="float" office:value="822.437366211184">
                <text:p>822.437366211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73.22834645669">
                <text:p>2173.22834645669</text:p>
              </table:table-cell>
              <table:table-cell office:value-type="float" office:value="329.395129078894">
                <text:p>329.395129078894</text:p>
              </table:table-cell>
              <table:table-cell office:value-type="float" office:value="403.148457774006">
                <text:p>403.148457774006</text:p>
              </table:table-cell>
              <table:table-cell office:value-type="float" office:value="411.858158089338">
                <text:p>411.858158089338</text:p>
              </table:table-cell>
              <table:table-cell office:value-type="float" office:value="853.11175508969">
                <text:p>853.11175508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6.85039370079">
                <text:p>2196.85039370079</text:p>
              </table:table-cell>
              <table:table-cell office:value-type="float" office:value="350.896086024214">
                <text:p>350.896086024214</text:p>
              </table:table-cell>
              <table:table-cell office:value-type="float" office:value="424.734258331277">
                <text:p>424.734258331277</text:p>
              </table:table-cell>
              <table:table-cell office:value-type="float" office:value="433.629700023503">
                <text:p>433.629700023503</text:p>
              </table:table-cell>
              <table:table-cell office:value-type="float" office:value="884.883504743627">
                <text:p>884.883504743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20.47244094488">
                <text:p>2220.47244094488</text:p>
              </table:table-cell>
              <table:table-cell office:value-type="float" office:value="373.796249885366">
                <text:p>373.796249885366</text:p>
              </table:table-cell>
              <table:table-cell office:value-type="float" office:value="447.663297527747">
                <text:p>447.663297527747</text:p>
              </table:table-cell>
              <table:table-cell office:value-type="float" office:value="456.745938807179">
                <text:p>456.745938807179</text:p>
              </table:table-cell>
              <table:table-cell office:value-type="float" office:value="917.791872700709">
                <text:p>917.7918727007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44.09448818898">
                <text:p>2244.09448818898</text:p>
              </table:table-cell>
              <table:table-cell office:value-type="float" office:value="398.186676144128">
                <text:p>398.186676144128</text:p>
              </table:table-cell>
              <table:table-cell office:value-type="float" office:value="472.022988625922">
                <text:p>472.022988625922</text:p>
              </table:table-cell>
              <table:table-cell office:value-type="float" office:value="481.293926697864">
                <text:p>481.293926697864</text:p>
              </table:table-cell>
              <table:table-cell office:value-type="float" office:value="951.877520906881">
                <text:p>951.8775209068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67.71653543307">
                <text:p>2267.71653543307</text:p>
              </table:table-cell>
              <table:table-cell office:value-type="float" office:value="424.164345853874">
                <text:p>424.164345853874</text:p>
              </table:table-cell>
              <table:table-cell office:value-type="float" office:value="497.906433437042">
                <text:p>497.906433437042</text:p>
              </table:table-cell>
              <table:table-cell office:value-type="float" office:value="507.366351495029">
                <text:p>507.366351495029</text:p>
              </table:table-cell>
              <table:table-cell office:value-type="float" office:value="987.182565968677">
                <text:p>987.182565968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91.33858267717">
                <text:p>2291.33858267717</text:p>
              </table:table-cell>
              <table:table-cell office:value-type="float" office:value="451.83255125501">
                <text:p>451.83255125501</text:p>
              </table:table-cell>
              <table:table-cell office:value-type="float" office:value="525.412792511896">
                <text:p>525.412792511896</text:p>
              </table:table-cell>
              <table:table-cell office:value-type="float" office:value="535.061901370785">
                <text:p>535.061901370785</text:p>
              </table:table-cell>
              <table:table-cell office:value-type="float" office:value="1023.75063119296">
                <text:p>1023.75063119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14.96062992126">
                <text:p>2314.96062992126</text:p>
              </table:table-cell>
              <table:table-cell office:value-type="float" office:value="481.301306484898">
                <text:p>481.301306484898</text:p>
              </table:table-cell>
              <table:table-cell office:value-type="float" office:value="554.647679422353">
                <text:p>554.647679422353</text:p>
              </table:table-cell>
              <table:table-cell office:value-type="float" office:value="564.485653318765">
                <text:p>564.485653318765</text:p>
              </table:table-cell>
              <table:table-cell office:value-type="float" office:value="1061.62690048839">
                <text:p>1061.62690048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38.58267716535">
                <text:p>2338.58267716535</text:p>
              </table:table-cell>
              <table:table-cell office:value-type="float" office:value="512.687785015359">
                <text:p>512.687785015359</text:p>
              </table:table-cell>
              <table:table-cell office:value-type="float" office:value="585.723580701359">
                <text:p>585.723580701359</text:p>
              </table:table-cell>
              <table:table-cell office:value-type="float" office:value="595.749486750195">
                <text:p>595.749486750195</text:p>
              </table:table-cell>
              <table:table-cell office:value-type="float" office:value="1100.85817419512">
                <text:p>1100.85817419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62.20472440945">
                <text:p>2362.20472440945</text:p>
              </table:table-cell>
              <table:table-cell office:value-type="float" office:value="546.116785557056">
                <text:p>546.116785557056</text:p>
              </table:table-cell>
              <table:table-cell office:value-type="float" office:value="618.760303111152">
                <text:p>618.760303111152</text:p>
              </table:table-cell>
              <table:table-cell office:value-type="float" office:value="628.972523865124">
                <text:p>628.972523865124</text:p>
              </table:table-cell>
              <table:table-cell office:value-type="float" office:value="1141.49292691187">
                <text:p>1141.492926911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85.82677165354">
                <text:p>2385.82677165354</text:p>
              </table:table-cell>
              <table:table-cell office:value-type="float" office:value="581.721228283315">
                <text:p>581.721228283315</text:p>
              </table:table-cell>
              <table:table-cell office:value-type="float" office:value="653.885450018124">
                <text:p>653.885450018124</text:p>
              </table:table-cell>
              <table:table-cell office:value-type="float" office:value="664.281598532174">
                <text:p>664.281598532174</text:p>
              </table:table-cell>
              <table:table-cell office:value-type="float" office:value="1183.58136739164">
                <text:p>1183.58136739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9.44881889764">
                <text:p>2409.44881889764</text:p>
              </table:table-cell>
              <table:table-cell office:value-type="float" office:value="619.642683346448">
                <text:p>619.642683346448</text:p>
              </table:table-cell>
              <table:table-cell office:value-type="float" office:value="691.234928768496">
                <text:p>691.234928768496</text:p>
              </table:table-cell>
              <table:table-cell office:value-type="float" office:value="701.811755522368">
                <text:p>701.811755522368</text:p>
              </table:table-cell>
              <table:table-cell office:value-type="float" office:value="1227.17550058021">
                <text:p>1227.17550058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3.07086614173">
                <text:p>2433.07086614173</text:p>
              </table:table-cell>
              <table:table-cell office:value-type="float" office:value="660.031933788072">
                <text:p>660.031933788072</text:p>
              </table:table-cell>
              <table:table-cell office:value-type="float" office:value="730.953491082219">
                <text:p>730.953491082219</text:p>
              </table:table-cell>
              <table:table-cell office:value-type="float" office:value="741.706782062092">
                <text:p>741.706782062092</text:p>
              </table:table-cell>
              <table:table-cell office:value-type="float" office:value="1272.32919187407">
                <text:p>1272.329191874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6.69291338583">
                <text:p>2456.69291338583</text:p>
              </table:table-cell>
              <table:table-cell office:value-type="float" office:value="703.049575081644">
                <text:p>703.049575081644</text:p>
              </table:table-cell>
              <table:table-cell office:value-type="float" office:value="773.195308613812">
                <text:p>773.195308613812</text:p>
              </table:table-cell>
              <table:table-cell office:value-type="float" office:value="784.119773797438">
                <text:p>784.119773797438</text:p>
              </table:table-cell>
              <table:table-cell office:value-type="float" office:value="1319.09823367705">
                <text:p>1319.09823367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0.31496062992">
                <text:p>2480.31496062992</text:p>
              </table:table-cell>
              <table:table-cell office:value-type="float" office:value="748.866653691137">
                <text:p>748.866653691137</text:p>
              </table:table-cell>
              <table:table-cell office:value-type="float" office:value="818.124585968689">
                <text:p>818.124585968689</text:p>
              </table:table-cell>
              <table:table-cell office:value-type="float" office:value="829.213737397649">
                <text:p>829.213737397649</text:p>
              </table:table-cell>
              <table:table-cell office:value-type="float" office:value="1367.54041433807">
                <text:p>1367.54041433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3.93700787402">
                <text:p>2503.93700787402</text:p>
              </table:table-cell>
              <table:table-cell office:value-type="float" office:value="797.665347184875">
                <text:p>797.665347184875</text:p>
              </table:table-cell>
              <table:table-cell office:value-type="float" office:value="865.91621361244">
                <text:p>865.91621361244</text:p>
              </table:table-cell>
              <table:table-cell office:value-type="float" office:value="877.162232169576">
                <text:p>877.162232169576</text:p>
              </table:table-cell>
              <table:table-cell office:value-type="float" office:value="1417.71558955504">
                <text:p>1417.71558955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27.55905511811">
                <text:p>2527.55905511811</text:p>
              </table:table-cell>
              <table:table-cell office:value-type="float" office:value="849.639688608779">
                <text:p>849.639688608779</text:p>
              </table:table-cell>
              <table:table-cell office:value-type="float" office:value="916.756463269152">
                <text:p>916.756463269152</text:p>
              </table:table-cell>
              <table:table-cell office:value-type="float" office:value="928.150053208623">
                <text:p>928.150053208623</text:p>
              </table:table-cell>
              <table:table-cell office:value-type="float" office:value="1469.68575633327">
                <text:p>1469.685756333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51.18110236221">
                <text:p>2551.18110236221</text:p>
              </table:table-cell>
              <table:table-cell office:value-type="float" office:value="904.996337999306">
                <text:p>904.996337999306</text:p>
              </table:table-cell>
              <table:table-cell office:value-type="float" office:value="970.843728573822">
                <text:p>970.843728573822</text:p>
              </table:table-cell>
              <table:table-cell office:value-type="float" office:value="982.373958775155">
                <text:p>982.373958775155</text:p>
              </table:table-cell>
              <table:table-cell office:value-type="float" office:value="1523.51512958961">
                <text:p>1523.515129589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74.8031496063">
                <text:p>2574.8031496063</text:p>
              </table:table-cell>
              <table:table-cell office:value-type="float" office:value="963.955404103725">
                <text:p>963.955404103725</text:p>
              </table:table-cell>
              <table:table-cell office:value-type="float" office:value="1028.38931392383">
                <text:p>1028.38931392383</text:p>
              </table:table-cell>
              <table:table-cell office:value-type="float" office:value="1040.0434447594">
                <text:p>1040.0434447594</text:p>
              </table:table-cell>
              <table:table-cell office:value-type="float" office:value="1579.27022149715">
                <text:p>1579.270221497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98.42519685039">
                <text:p>2598.42519685039</text:p>
              </table:table-cell>
              <table:table-cell office:value-type="float" office:value="1026.75131957509">
                <text:p>1026.75131957509</text:p>
              </table:table-cell>
              <table:table-cell office:value-type="float" office:value="1089.6182746661">
                <text:p>1089.6182746661</text:p>
              </table:table-cell>
              <table:table-cell office:value-type="float" office:value="1101.38156928323">
                <text:p>1101.38156928323</text:p>
              </table:table-cell>
              <table:table-cell office:value-type="float" office:value="1637.0199236684">
                <text:p>1637.0199236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22.04724409449">
                <text:p>2622.04724409449</text:p>
              </table:table-cell>
              <table:table-cell office:value-type="float" office:value="1093.6337731218">
                <text:p>1093.6337731218</text:p>
              </table:table-cell>
              <table:table-cell office:value-type="float" office:value="1154.77031196071">
                <text:p>1154.77031196071</text:p>
              </table:table-cell>
              <table:table-cell office:value-type="float" office:value="1166.62583068462">
                <text:p>1166.62583068462</text:p>
              </table:table-cell>
              <table:table-cell office:value-type="float" office:value="1696.83559227851">
                <text:p>1696.83559227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5.66929133858">
                <text:p>2645.66929133858</text:p>
              </table:table-cell>
              <table:table-cell office:value-type="float" office:value="1164.86870231825">
                <text:p>1164.86870231825</text:p>
              </table:table-cell>
              <table:table-cell office:value-type="float" office:value="1224.10072587906">
                <text:p>1224.10072587906</text:p>
              </table:table-cell>
              <table:table-cell office:value-type="float" office:value="1236.02910234049">
                <text:p>1236.02910234049</text:p>
              </table:table-cell>
              <table:table-cell office:value-type="float" office:value="1758.79113623378">
                <text:p>1758.79113623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9.29133858268">
                <text:p>2669.29133858268</text:p>
              </table:table-cell>
              <table:table-cell office:value-type="float" office:value="1240.73935102402">
                <text:p>1240.73935102402</text:p>
              </table:table-cell>
              <table:table-cell office:value-type="float" office:value="1297.88143052636">
                <text:p>1297.88143052636</text:p>
              </table:table-cell>
              <table:table-cell office:value-type="float" office:value="1309.86062800771">
                <text:p>1309.86062800771</text:p>
              </table:table-cell>
              <table:table-cell office:value-type="float" office:value="1822.96310849431">
                <text:p>1822.96310849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92.91338582677">
                <text:p>2692.91338582677</text:p>
              </table:table-cell>
              <table:table-cell office:value-type="float" office:value="1321.54739561629">
                <text:p>1321.54739561629</text:p>
              </table:table-cell>
              <table:table-cell office:value-type="float" office:value="1376.40203522471">
                <text:p>1376.40203522471</text:p>
              </table:table-cell>
              <table:table-cell office:value-type="float" office:value="1388.40708159988">
                <text:p>1388.40708159988</text:p>
              </table:table-cell>
              <table:table-cell office:value-type="float" office:value="1889.43080066372">
                <text:p>1889.43080066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16.53543307087">
                <text:p>2716.53543307087</text:p>
              </table:table-cell>
              <table:table-cell office:value-type="float" office:value="1407.61414451349">
                <text:p>1407.61414451349</text:p>
              </table:table-cell>
              <table:table-cell office:value-type="float" office:value="1459.97099605579">
                <text:p>1459.97099605579</text:p>
              </table:table-cell>
              <table:table-cell office:value-type="float" office:value="1471.97369557142">
                <text:p>1471.97369557142</text:p>
              </table:table-cell>
              <table:table-cell office:value-type="float" office:value="1958.27634096269">
                <text:p>1958.276340962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40.15748031496">
                <text:p>2740.15748031496</text:p>
              </table:table-cell>
              <table:table-cell office:value-type="float" office:value="1499.2818157597">
                <text:p>1499.2818157597</text:p>
              </table:table-cell>
              <table:table-cell office:value-type="float" office:value="1548.91684234191">
                <text:p>1548.91684234191</text:p>
              </table:table-cell>
              <table:table-cell office:value-type="float" office:value="1560.88546235031">
                <text:p>1560.88546235031</text:p>
              </table:table-cell>
              <table:table-cell office:value-type="float" office:value="2029.58479570754">
                <text:p>2029.58479570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63.77952755906">
                <text:p>2763.77952755906</text:p>
              </table:table-cell>
              <table:table-cell office:value-type="float" office:value="1596.91489774982">
                <text:p>1596.91489774982</text:p>
              </table:table-cell>
              <table:table-cell office:value-type="float" office:value="1643.58948294219">
                <text:p>1643.58948294219</text:p>
              </table:table-cell>
              <table:table-cell office:value-type="float" office:value="1655.4884135486">
                <text:p>1655.4884135486</text:p>
              </table:table-cell>
              <table:table-cell office:value-type="float" office:value="2103.44427441911">
                <text:p>2103.444274419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87.40157480315">
                <text:p>2787.40157480315</text:p>
              </table:table-cell>
              <table:table-cell office:value-type="float" office:value="1700.90159850594">
                <text:p>1700.90159850594</text:p>
              </table:table-cell>
              <table:table-cell office:value-type="float" office:value="1744.36159755783">
                <text:p>1744.36159755783</text:p>
              </table:table-cell>
              <table:table-cell office:value-type="float" office:value="1756.15098198571">
                <text:p>1756.15098198571</text:p>
              </table:table-cell>
              <table:table-cell office:value-type="float" office:value="2179.94603869187">
                <text:p>2179.94603869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11.02362204724">
                <text:p>2811.02362204724</text:p>
              </table:table-cell>
              <table:table-cell office:value-type="float" office:value="1811.65538926752">
                <text:p>1811.65538926752</text:p>
              </table:table-cell>
              <table:table-cell office:value-type="float" office:value="1851.63011857871">
                <text:p>1851.63011857871</text:p>
              </table:table-cell>
              <table:table-cell office:value-type="float" office:value="1863.26545188572">
                <text:p>1863.26545188572</text:p>
              </table:table-cell>
              <table:table-cell office:value-type="float" office:value="2259.18461495776">
                <text:p>2259.18461495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34.64566929134">
                <text:p>2834.64566929134</text:p>
              </table:table-cell>
              <table:table-cell office:value-type="float" office:value="1929.61664853305">
                <text:p>1929.61664853305</text:p>
              </table:table-cell>
              <table:table-cell office:value-type="float" office:value="1965.81780936338">
                <text:p>1965.81780936338</text:p>
              </table:table-cell>
              <table:table-cell office:value-type="float" office:value="1977.24950295666">
                <text:p>1977.24950295666</text:p>
              </table:table-cell>
              <table:table-cell office:value-type="float" office:value="2341.25791128406">
                <text:p>2341.257911284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58.26771653543">
                <text:p>2858.26771653543</text:p>
              </table:table-cell>
              <table:table-cell office:value-type="float" office:value="2055.25441309015">
                <text:p>2055.25441309015</text:p>
              </table:table-cell>
              <table:table-cell office:value-type="float" office:value="2087.37494522796">
                <text:p>2087.37494522796</text:p>
              </table:table-cell>
              <table:table-cell office:value-type="float" office:value="2098.54785442964">
                <text:p>2098.54785442964</text:p>
              </table:table-cell>
              <table:table-cell office:value-type="float" office:value="2426.26733834978">
                <text:p>2426.26733834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81.88976377953">
                <text:p>2881.88976377953</text:p>
              </table:table-cell>
              <table:table-cell office:value-type="float" office:value="2189.06824299658">
                <text:p>2189.06824299658</text:p>
              </table:table-cell>
              <table:table-cell office:value-type="float" office:value="2216.7811038279">
                <text:p>2216.7811038279</text:p>
              </table:table-cell>
              <table:table-cell office:value-type="float" office:value="2227.63401552888">
                <text:p>2227.63401552888</text:p>
              </table:table-cell>
              <table:table-cell office:value-type="float" office:value="2514.31793474974">
                <text:p>2514.317934749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05.51181102362">
                <text:p>2905.51181102362</text:p>
              </table:table-cell>
              <table:table-cell office:value-type="float" office:value="2331.59020792766">
                <text:p>2331.59020792766</text:p>
              </table:table-cell>
              <table:table-cell office:value-type="float" office:value="2354.5470720515">
                <text:p>2354.5470720515</text:p>
              </table:table-cell>
              <table:table-cell office:value-type="float" office:value="2365.0121492627">
                <text:p>2365.0121492627</text:p>
              </table:table-cell>
              <table:table-cell office:value-type="float" office:value="2605.51849678147">
                <text:p>2605.51849678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29.13385826772">
                <text:p>2929.13385826772</text:p>
              </table:table-cell>
              <table:table-cell office:value-type="float" office:value="2483.38700278826">
                <text:p>2483.38700278826</text:p>
              </table:table-cell>
              <table:table-cell office:value-type="float" office:value="2501.21687700744">
                <text:p>2501.21687700744</text:p>
              </table:table-cell>
              <table:table-cell office:value-type="float" office:value="2511.21905687163">
                <text:p>2511.21905687163</text:p>
              </table:table-cell>
              <table:table-cell office:value-type="float" office:value="2699.9817128751">
                <text:p>2699.98171287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52.75590551181">
                <text:p>2952.75590551181</text:p>
              </table:table-cell>
              <table:table-cell office:value-type="float" office:value="2645.06220100133">
                <text:p>2645.06220100133</text:p>
              </table:table-cell>
              <table:table-cell office:value-type="float" office:value="2657.36994918175">
                <text:p>2657.36994918175</text:p>
              </table:table-cell>
              <table:table-cell office:value-type="float" office:value="2666.82629074463">
                <text:p>2666.82629074463</text:p>
              </table:table-cell>
              <table:table-cell office:value-type="float" office:value="2797.82430283247">
                <text:p>2797.824302832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76.37795275591">
                <text:p>2976.37795275591</text:p>
              </table:table-cell>
              <table:table-cell office:value-type="float" office:value="2817.25865443265">
                <text:p>2817.25865443265</text:p>
              </table:table-cell>
              <table:table-cell office:value-type="float" office:value="2823.62342636558">
                <text:p>2823.62342636558</text:p>
              </table:table-cell>
              <table:table-cell office:value-type="float" office:value="2832.44240412015">
                <text:p>2832.44240412015</text:p>
              </table:table-cell>
              <table:table-cell office:value-type="float" office:value="2899.16716204741">
                <text:p>2899.167162047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00">
                <text:p>3000</text:p>
              </table:table-cell>
              <table:table-cell office:value-type="float" office:value="3000.66104949418">
                <text:p>3000.66104949418</text:p>
              </table:table-cell>
              <table:table-cell office:value-type="float" office:value="3000.63460751441">
                <text:p>3000.63460751441</text:p>
              </table:table-cell>
              <table:table-cell office:value-type="float" office:value="3008.71534642714">
                <text:p>3008.71534642714</text:p>
              </table:table-cell>
              <table:table-cell office:value-type="float" office:value="3004.1355108854">
                <text:p>3004.1355108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